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5.009cm" fo:margin-left="0cm" table:align="left" style:writing-mode="lr-tb"/>
    </style:style>
    <style:style style:name="Tabla1.A" style:family="table-column">
      <style:table-column-properties style:column-width="6.11cm"/>
    </style:style>
    <style:style style:name="Tabla1.B" style:family="table-column">
      <style:table-column-properties style:column-width="1.487cm"/>
    </style:style>
    <style:style style:name="Tabla1.C" style:family="table-column">
      <style:table-column-properties style:column-width="7.412cm"/>
    </style:style>
    <style:style style:name="Ejemplo1" style:family="table">
      <style:table-properties style:width="15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Ejemplo1.A" style:family="table-column">
      <style:table-column-properties style:column-width="1.499cm" style:rel-column-width="6553*"/>
    </style:style>
    <style:style style:name="Ejemplo1.J" style:family="table-column">
      <style:table-column-properties style:column-width="1.501cm" style:rel-column-width="6558*"/>
    </style:style>
    <style:style style:name="Ejemplo1.C1" style:family="table-cell">
      <style:table-cell-properties fo:padding="0.097cm" fo:border-left="0.05pt solid #000000" fo:border-right="none" fo:border-top="none" fo:border-bottom="0.05pt solid #000000"/>
    </style:style>
    <style:style style:name="Ejemplo1.5" style:family="table-row">
      <style:table-row-properties fo:background-color="transparent" fo:keep-together="auto">
        <style:background-image/>
      </style:table-row-properties>
    </style:style>
    <style:style style:name="Ejemplo1.G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2" style:family="table">
      <style:table-properties style:width="15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2.A" style:family="table-column">
      <style:table-column-properties style:column-width="1.499cm" style:rel-column-width="6553*"/>
    </style:style>
    <style:style style:name="Tabla2.J" style:family="table-column">
      <style:table-column-properties style:column-width="1.501cm" style:rel-column-width="6558*"/>
    </style:style>
    <style:style style:name="Tabla2.C1" style:family="table-cell">
      <style:table-cell-properties fo:padding="0.097cm" fo:border-left="0.05pt solid #000000" fo:border-right="none" fo:border-top="none" fo:border-bottom="0.05pt solid #000000"/>
    </style:style>
    <style:style style:name="Tabla2.A3" style:family="table-cell">
      <style:table-cell-properties fo:padding="0.097cm" fo:border="none"/>
    </style:style>
    <style:style style:name="Tabla3" style:family="table">
      <style:table-properties style:width="15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3.A" style:family="table-column">
      <style:table-column-properties style:column-width="1.499cm" style:rel-column-width="6553*"/>
    </style:style>
    <style:style style:name="Tabla3.J" style:family="table-column">
      <style:table-column-properties style:column-width="1.501cm" style:rel-column-width="6558*"/>
    </style:style>
    <style:style style:name="Tabla3.C1" style:family="table-cell">
      <style:table-cell-properties fo:padding="0.097cm" fo:border-left="0.05pt solid #000000" fo:border-right="none" fo:border-top="none" fo:border-bottom="0.05pt solid #000000"/>
    </style:style>
    <style:style style:name="Tabla3.A3" style:family="table-cell">
      <style:table-cell-properties fo:padding="0.097cm" fo:border="none"/>
    </style:style>
    <style:style style:name="Tabla4" style:family="table">
      <style:table-properties style:width="7.5cm" style:rel-width="100%" fo:break-before="auto" fo:break-after="auto" table:align="center" fo:background-color="transparent" style:shadow="none" fo:keep-with-next="auto" style:may-break-between-rows="true" style:writing-mode="lr-tb">
        <style:background-image/>
      </style:table-properties>
    </style:style>
    <style:style style:name="Tabla4.A" style:family="table-column">
      <style:table-column-properties style:column-width="0.896cm" style:rel-column-width="508*"/>
    </style:style>
    <style:style style:name="Tabla4.B" style:family="table-column">
      <style:table-column-properties style:column-width="0.826cm" style:rel-column-width="468*"/>
    </style:style>
    <style:style style:name="Tabla4.A1" style:family="table-cell">
      <style:table-cell-properties fo:padding="0cm" fo:border="none"/>
    </style:style>
    <style:style style:name="Tabla4.B1" style:family="table-cell">
      <style:table-cell-properties fo:padding="0.097cm" fo:border-left="0.05pt solid #000000" fo:border-right="none" fo:border-top="none" fo:border-bottom="0.05pt solid #000000"/>
    </style:style>
    <style:style style:name="Tabla4.5" style:family="table-row">
      <style:table-row-properties fo:background-color="transparent" fo:keep-together="auto">
        <style:background-image/>
      </style:table-row-properties>
    </style:style>
    <style:style style:name="Tabla4.F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5" style:family="table">
      <style:table-properties style:width="7.5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5.A" style:family="table-column">
      <style:table-column-properties style:column-width="1.875cm" style:rel-column-width="1063*"/>
    </style:style>
    <style:style style:name="Tabla5.B1" style:family="table-cell">
      <style:table-cell-properties fo:padding="0.097cm" fo:border-left="0.05pt solid #000000" fo:border-right="none" fo:border-top="none" fo:border-bottom="0.05pt solid #000000"/>
    </style:style>
    <style:style style:name="Tabla5.D4" style:family="table-cell">
      <style:table-cell-properties fo:padding="0.097cm" fo:border="none"/>
    </style:style>
    <style:style style:name="Tabla6" style:family="table">
      <style:table-properties style:width="7.5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6.A" style:family="table-column">
      <style:table-column-properties style:column-width="1.875cm" style:rel-column-width="1063*"/>
    </style:style>
    <style:style style:name="Tabla6.B1" style:family="table-cell">
      <style:table-cell-properties fo:padding="0.097cm" fo:border-left="0.05pt solid #000000" fo:border-right="none" fo:border-top="none" fo:border-bottom="0.05pt solid #000000"/>
    </style:style>
    <style:style style:name="Tabla6.D4" style:family="table-cell">
      <style:table-cell-properties fo:padding="0.097cm" fo:border="none"/>
    </style:style>
    <style:style style:name="Tabla10" style:family="table">
      <style:table-properties style:width="7.5cm" style:rel-width="100%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0.A" style:family="table-column">
      <style:table-column-properties style:column-width="1.076cm" style:rel-column-width="610*"/>
    </style:style>
    <style:style style:name="Tabla10.C" style:family="table-column">
      <style:table-column-properties style:column-width="1.08cm" style:rel-column-width="612*"/>
    </style:style>
    <style:style style:name="Tabla10.G" style:family="table-column">
      <style:table-column-properties style:column-width="1.037cm" style:rel-column-width="588*"/>
    </style:style>
    <style:style style:name="Tabla10.B1" style:family="table-cell">
      <style:table-cell-properties fo:padding="0.097cm" fo:border-left="0.05pt solid #000000" fo:border-right="none" fo:border-top="none" fo:border-bottom="0.05pt solid #000000"/>
    </style:style>
    <style:style style:name="Tabla10.5" style:family="table-row">
      <style:table-row-properties fo:background-color="transparent" fo:keep-together="auto">
        <style:background-image/>
      </style:table-row-properties>
    </style:style>
    <style:style style:name="Tabla10.F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10.G7" style:family="table-cell">
      <style:table-cell-properties fo:padding="0.097cm" fo:border="none"/>
    </style:style>
    <style:style style:name="Tabla11" style:family="table">
      <style:table-properties style:width="7.5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11.A" style:family="table-column">
      <style:table-column-properties style:column-width="1.909cm" style:rel-column-width="1082*"/>
    </style:style>
    <style:style style:name="Tabla11.B" style:family="table-column">
      <style:table-column-properties style:column-width="1.875cm" style:rel-column-width="1063*"/>
    </style:style>
    <style:style style:name="Tabla11.D" style:family="table-column">
      <style:table-column-properties style:column-width="1.842cm" style:rel-column-width="1044*"/>
    </style:style>
    <style:style style:name="Tabla11.A1" style:family="table-cell">
      <style:table-cell-properties fo:padding="0cm" fo:border="none"/>
    </style:style>
    <style:style style:name="Tabla11.B1" style:family="table-cell">
      <style:table-cell-properties fo:padding="0.097cm" fo:border-left="0.05pt solid #000000" fo:border-right="none" fo:border-top="none" fo:border-bottom="0.05pt solid #000000"/>
    </style:style>
    <style:style style:name="Tabla11.A2" style:family="table-cell" style:data-style-name="N0">
      <style:table-cell-properties fo:padding="0cm" fo:border="none"/>
    </style:style>
    <style:style style:name="Tabla11.D2" style:family="table-cell">
      <style:table-cell-properties fo:padding="0.097cm" fo:border="none"/>
    </style:style>
    <style:style style:name="Tabla11.C3" style:family="table-cell" style:data-style-name="N0">
      <style:table-cell-properties fo:padding="0.097cm" fo:border="none"/>
    </style:style>
    <style:style style:name="Tabla11.D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11.C4" style:family="table-cell">
      <style:table-cell-properties fo:padding="0.097cm" fo:border="none"/>
    </style:style>
    <style:style style:name="Tabla11.D4" style:family="table-cell">
      <style:table-cell-properties fo:padding="0.097cm" fo:border="none"/>
    </style:style>
    <style:style style:name="Tabla12" style:family="table">
      <style:table-properties style:width="7.5cm" style:rel-width="100%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2.A" style:family="table-column">
      <style:table-column-properties style:column-width="2.508cm" style:rel-column-width="1422*"/>
    </style:style>
    <style:style style:name="Tabla12.B" style:family="table-column">
      <style:table-column-properties style:column-width="2.51cm" style:rel-column-width="1423*"/>
    </style:style>
    <style:style style:name="Tabla12.C" style:family="table-column">
      <style:table-column-properties style:column-width="2.482cm" style:rel-column-width="1407*"/>
    </style:style>
    <style:style style:name="Tabla12.B1" style:family="table-cell">
      <style:table-cell-properties fo:padding="0.097cm" fo:border-left="0.05pt solid #000000" fo:border-right="none" fo:border-top="none" fo:border-bottom="0.05pt solid #000000"/>
    </style:style>
    <style:style style:name="Tabla12.C3" style:family="table-cell">
      <style:table-cell-properties fo:padding="0.097cm" fo:border="none"/>
    </style:style>
    <style:style style:name="Tabla7" style:family="table">
      <style:table-properties style:width="7.5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7.A" style:family="table-column">
      <style:table-column-properties style:column-width="0.9cm" style:rel-column-width="510*"/>
    </style:style>
    <style:style style:name="Tabla7.H" style:family="table-column">
      <style:table-column-properties style:column-width="1.203cm" style:rel-column-width="682*"/>
    </style:style>
    <style:style style:name="Tabla7.B1" style:family="table-cell">
      <style:table-cell-properties fo:padding="0.097cm" fo:border-left="0.05pt solid #000000" fo:border-right="none" fo:border-top="none" fo:border-bottom="0.05pt solid #000000"/>
    </style:style>
    <style:style style:name="Tabla7.5" style:family="table-row">
      <style:table-row-properties fo:background-color="transparent" fo:keep-together="auto">
        <style:background-image/>
      </style:table-row-properties>
    </style:style>
    <style:style style:name="Tabla7.F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7.H8" style:family="table-cell">
      <style:table-cell-properties fo:padding="0.097cm" fo:border="none"/>
    </style:style>
    <style:style style:name="Tabla8" style:family="table">
      <style:table-properties style:width="7.5cm" style:rel-width="100%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la8.A" style:family="table-column">
      <style:table-column-properties style:column-width="1.873cm" style:rel-column-width="1062*"/>
    </style:style>
    <style:style style:name="Tabla8.B" style:family="table-column">
      <style:table-column-properties style:column-width="1.875cm" style:rel-column-width="1063*"/>
    </style:style>
    <style:style style:name="Tabla8.D" style:family="table-column">
      <style:table-column-properties style:column-width="1.877cm" style:rel-column-width="1064*"/>
    </style:style>
    <style:style style:name="Tabla8.B1" style:family="table-cell">
      <style:table-cell-properties fo:padding="0.097cm" fo:border-left="0.05pt solid #000000" fo:border-right="none" fo:border-top="none" fo:border-bottom="0.05pt solid #000000"/>
    </style:style>
    <style:style style:name="Tabla8.C3" style:family="table-cell">
      <style:table-cell-properties fo:padding="0.097cm" fo:border="none"/>
    </style:style>
    <style:style style:name="Tabla9" style:family="table">
      <style:table-properties style:width="7.5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9.A" style:family="table-column">
      <style:table-column-properties style:column-width="2.475cm" style:rel-column-width="1403*"/>
    </style:style>
    <style:style style:name="Tabla9.C" style:family="table-column">
      <style:table-column-properties style:column-width="2.551cm" style:rel-column-width="1446*"/>
    </style:style>
    <style:style style:name="Tabla9.B1" style:family="table-cell">
      <style:table-cell-properties fo:padding="0.097cm" fo:border-left="0.05pt solid #000000" fo:border-right="none" fo:border-top="none" fo:border-bottom="0.05pt solid #000000"/>
    </style:style>
    <style:style style:name="Tabla9.C3" style:family="table-cell">
      <style:table-cell-properties fo:padding="0.097cm" fo:border="none"/>
    </style:style>
    <style:style style:name="Tabla13" style:family="table">
      <style:table-properties style:width="7.5cm" style:rel-width="100%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la13.A" style:family="table-column">
      <style:table-column-properties style:column-width="0.9cm" style:rel-column-width="510*"/>
    </style:style>
    <style:style style:name="Tabla13.H" style:family="table-column">
      <style:table-column-properties style:column-width="1.203cm" style:rel-column-width="682*"/>
    </style:style>
    <style:style style:name="Tabla13.B1" style:family="table-cell">
      <style:table-cell-properties fo:padding="0.097cm" fo:border-left="0.05pt solid #000000" fo:border-right="none" fo:border-top="none" fo:border-bottom="0.05pt solid #000000"/>
    </style:style>
    <style:style style:name="Tabla13.5" style:family="table-row">
      <style:table-row-properties fo:background-color="transparent" fo:keep-together="auto">
        <style:background-image/>
      </style:table-row-properties>
    </style:style>
    <style:style style:name="Tabla13.F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14" style:family="table">
      <style:table-properties style:width="7.5cm" style:rel-width="100%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la14.A" style:family="table-column">
      <style:table-column-properties style:column-width="1.873cm" style:rel-column-width="1062*"/>
    </style:style>
    <style:style style:name="Tabla14.B" style:family="table-column">
      <style:table-column-properties style:column-width="1.875cm" style:rel-column-width="1063*"/>
    </style:style>
    <style:style style:name="Tabla14.D" style:family="table-column">
      <style:table-column-properties style:column-width="1.877cm" style:rel-column-width="1064*"/>
    </style:style>
    <style:style style:name="Tabla14.B1" style:family="table-cell">
      <style:table-cell-properties fo:padding="0.097cm" fo:border-left="0.05pt solid #000000" fo:border-right="none" fo:border-top="none" fo:border-bottom="0.05pt solid #000000"/>
    </style:style>
    <style:style style:name="Tabla14.C3" style:family="table-cell">
      <style:table-cell-properties fo:padding="0.097cm" fo:border="none"/>
    </style:style>
    <style:style style:name="Tabla15" style:family="table">
      <style:table-properties style:width="7.5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15.A" style:family="table-column">
      <style:table-column-properties style:column-width="2.475cm" style:rel-column-width="1403*"/>
    </style:style>
    <style:style style:name="Tabla15.C" style:family="table-column">
      <style:table-column-properties style:column-width="2.551cm" style:rel-column-width="1446*"/>
    </style:style>
    <style:style style:name="Tabla15.B1" style:family="table-cell">
      <style:table-cell-properties fo:padding="0.097cm" fo:border-left="0.05pt solid #000000" fo:border-right="none" fo:border-top="none" fo:border-bottom="0.05pt solid #000000"/>
    </style:style>
    <style:style style:name="Tabla15.C3" style:family="table-cell">
      <style:table-cell-properties fo:padding="0.097cm" fo:border="none"/>
    </style:style>
    <style:style style:name="Tabla16" style:family="table">
      <style:table-properties style:width="7.5cm" style:rel-width="100%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a16.A" style:family="table-column">
      <style:table-column-properties style:column-width="1.016cm" style:rel-column-width="576*"/>
    </style:style>
    <style:style style:name="Tabla16.B" style:family="table-column">
      <style:table-column-properties style:column-width="1.018cm" style:rel-column-width="577*"/>
    </style:style>
    <style:style style:name="Tabla16.C" style:family="table-column">
      <style:table-column-properties style:column-width="1.02cm" style:rel-column-width="578*"/>
    </style:style>
    <style:style style:name="Tabla16.G" style:family="table-column">
      <style:table-column-properties style:column-width="1.392cm" style:rel-column-width="789*"/>
    </style:style>
    <style:style style:name="Tabla16.A1" style:family="table-cell">
      <style:table-cell-properties fo:padding="0cm" fo:border="none"/>
    </style:style>
    <style:style style:name="Tabla16.B1" style:family="table-cell">
      <style:table-cell-properties fo:padding="0.097cm" fo:border-left="0.05pt solid #000000" fo:border-right="none" fo:border-top="none" fo:border-bottom="0.05pt solid #000000"/>
    </style:style>
    <style:style style:name="Tabla16.5" style:family="table-row">
      <style:table-row-properties fo:background-color="transparent" fo:keep-together="auto">
        <style:background-image/>
      </style:table-row-properties>
    </style:style>
    <style:style style:name="Tabla16.F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16.7" style:family="table-row">
      <style:table-row-properties style:min-row-height="0.355cm" fo:background-color="transparent" fo:keep-together="auto">
        <style:background-image/>
      </style:table-row-properties>
    </style:style>
    <style:style style:name="Tabla16.G7" style:family="table-cell">
      <style:table-cell-properties fo:padding="0.097cm" fo:border="none"/>
    </style:style>
    <style:style style:name="Tabla17" style:family="table">
      <style:table-properties style:width="7.5cm" style:rel-width="100%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la17.A" style:family="table-column">
      <style:table-column-properties style:column-width="1.873cm" style:rel-column-width="1062*"/>
    </style:style>
    <style:style style:name="Tabla17.B" style:family="table-column">
      <style:table-column-properties style:column-width="1.875cm" style:rel-column-width="1063*"/>
    </style:style>
    <style:style style:name="Tabla17.D" style:family="table-column">
      <style:table-column-properties style:column-width="1.877cm" style:rel-column-width="1064*"/>
    </style:style>
    <style:style style:name="Tabla17.B1" style:family="table-cell">
      <style:table-cell-properties fo:padding="0.097cm" fo:border-left="0.05pt solid #000000" fo:border-right="none" fo:border-top="none" fo:border-bottom="0.05pt solid #000000"/>
    </style:style>
    <style:style style:name="Tabla17.C3" style:family="table-cell">
      <style:table-cell-properties fo:padding="0.097cm" fo:border="none"/>
    </style:style>
    <style:style style:name="Tabla18" style:family="table">
      <style:table-properties style:width="7.5cm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la18.A" style:family="table-column">
      <style:table-column-properties style:column-width="2.475cm" style:rel-column-width="1403*"/>
    </style:style>
    <style:style style:name="Tabla18.C" style:family="table-column">
      <style:table-column-properties style:column-width="2.551cm" style:rel-column-width="1446*"/>
    </style:style>
    <style:style style:name="Tabla18.A1" style:family="table-cell">
      <style:table-cell-properties fo:padding="0cm" fo:border="none"/>
    </style:style>
    <style:style style:name="Tabla18.B1" style:family="table-cell">
      <style:table-cell-properties fo:padding="0.097cm" fo:border-left="0.05pt solid #000000" fo:border-right="none" fo:border-top="none" fo:border-bottom="0.05pt solid #000000"/>
    </style:style>
    <style:style style:name="Tabla18.C3" style:family="table-cell">
      <style:table-cell-properties fo:padding="0.097cm" fo:border="none"/>
    </style:style>
    <style:style style:name="Tabla19" style:family="table">
      <style:table-properties style:width="7.5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19.A" style:family="table-column">
      <style:table-column-properties style:column-width="1.499cm" style:rel-column-width="850*"/>
    </style:style>
    <style:style style:name="Tabla19.E" style:family="table-column">
      <style:table-column-properties style:column-width="1.503cm" style:rel-column-width="852*"/>
    </style:style>
    <style:style style:name="Tabla19.B1" style:family="table-cell">
      <style:table-cell-properties fo:padding="0.097cm" fo:border-left="0.05pt solid #000000" fo:border-right="none" fo:border-top="none" fo:border-bottom="0.05pt solid #000000"/>
    </style:style>
    <style:style style:name="Tabla19.5" style:family="table-row">
      <style:table-row-properties fo:background-color="transparent" fo:keep-together="auto">
        <style:background-image/>
      </style:table-row-properties>
    </style:style>
    <style:style style:name="Tabla19.E5" style:family="table-cell">
      <style:table-cell-properties fo:padding="0.097cm" fo:border="none"/>
    </style:style>
    <style:style style:name="Tabla20" style:family="table">
      <style:table-properties style:width="7.5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20.A" style:family="table-column">
      <style:table-column-properties style:column-width="2.475cm" style:rel-column-width="1403*"/>
    </style:style>
    <style:style style:name="Tabla20.C" style:family="table-column">
      <style:table-column-properties style:column-width="2.551cm" style:rel-column-width="1446*"/>
    </style:style>
    <style:style style:name="Tabla20.B1" style:family="table-cell">
      <style:table-cell-properties fo:padding="0.097cm" fo:border-left="0.05pt solid #000000" fo:border-right="none" fo:border-top="none" fo:border-bottom="0.05pt solid #000000"/>
    </style:style>
    <style:style style:name="Tabla20.C3" style:family="table-cell">
      <style:table-cell-properties fo:padding="0.097cm" fo:border="none"/>
    </style:style>
    <style:style style:name="Tabla21" style:family="table">
      <style:table-properties style:width="7.5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21.A" style:family="table-column">
      <style:table-column-properties style:column-width="2.475cm" style:rel-column-width="1403*"/>
    </style:style>
    <style:style style:name="Tabla21.C" style:family="table-column">
      <style:table-column-properties style:column-width="2.551cm" style:rel-column-width="1446*"/>
    </style:style>
    <style:style style:name="Tabla21.B1" style:family="table-cell">
      <style:table-cell-properties fo:padding="0.097cm" fo:border-left="0.05pt solid #000000" fo:border-right="none" fo:border-top="none" fo:border-bottom="0.05pt solid #000000"/>
    </style:style>
    <style:style style:name="Tabla21.C3" style:family="table-cell">
      <style:table-cell-properties fo:padding="0.097cm" fo:border="none"/>
    </style:style>
    <style:style style:name="Tabla22" style:family="table">
      <style:table-properties style:width="7.5cm" style:rel-width="100%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22.A" style:family="table-column">
      <style:table-column-properties style:column-width="1.065cm" style:rel-column-width="604*"/>
    </style:style>
    <style:style style:name="Tabla22.C" style:family="table-column">
      <style:table-column-properties style:column-width="1.069cm" style:rel-column-width="606*"/>
    </style:style>
    <style:style style:name="Tabla22.E" style:family="table-column">
      <style:table-column-properties style:column-width="1.067cm" style:rel-column-width="605*"/>
    </style:style>
    <style:style style:name="Tabla22.G" style:family="table-column">
      <style:table-column-properties style:column-width="1.101cm" style:rel-column-width="624*"/>
    </style:style>
    <style:style style:name="Tabla22.B1" style:family="table-cell">
      <style:table-cell-properties fo:padding="0.097cm" fo:border-left="0.05pt solid #000000" fo:border-right="none" fo:border-top="none" fo:border-bottom="0.05pt solid #000000"/>
    </style:style>
    <style:style style:name="Tabla22.5" style:family="table-row">
      <style:table-row-properties fo:background-color="transparent" fo:keep-together="auto">
        <style:background-image/>
      </style:table-row-properties>
    </style:style>
    <style:style style:name="Tabla22.F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22.G7" style:family="table-cell">
      <style:table-cell-properties fo:padding="0.097cm" fo:border="none"/>
    </style:style>
    <style:style style:name="Tabla23" style:family="table">
      <style:table-properties style:width="7.5cm" style:rel-width="100%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la23.A" style:family="table-column">
      <style:table-column-properties style:column-width="1.873cm" style:rel-column-width="1062*"/>
    </style:style>
    <style:style style:name="Tabla23.B" style:family="table-column">
      <style:table-column-properties style:column-width="1.875cm" style:rel-column-width="1063*"/>
    </style:style>
    <style:style style:name="Tabla23.D" style:family="table-column">
      <style:table-column-properties style:column-width="1.877cm" style:rel-column-width="1064*"/>
    </style:style>
    <style:style style:name="Tabla23.B1" style:family="table-cell">
      <style:table-cell-properties fo:padding="0.097cm" fo:border-left="0.05pt solid #000000" fo:border-right="none" fo:border-top="none" fo:border-bottom="0.05pt solid #000000"/>
    </style:style>
    <style:style style:name="Tabla23.C3" style:family="table-cell">
      <style:table-cell-properties fo:padding="0.097cm" fo:border="none"/>
    </style:style>
    <style:style style:name="Tabla24" style:family="table">
      <style:table-properties style:width="7.5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24.A" style:family="table-column">
      <style:table-column-properties style:column-width="2.475cm" style:rel-column-width="1403*"/>
    </style:style>
    <style:style style:name="Tabla24.C" style:family="table-column">
      <style:table-column-properties style:column-width="2.551cm" style:rel-column-width="1446*"/>
    </style:style>
    <style:style style:name="Tabla24.B1" style:family="table-cell">
      <style:table-cell-properties fo:padding="0.097cm" fo:border-left="0.05pt solid #000000" fo:border-right="none" fo:border-top="none" fo:border-bottom="0.05pt solid #000000"/>
    </style:style>
    <style:style style:name="Tabla24.C3" style:family="table-cell">
      <style:table-cell-properties fo:padding="0.097cm" fo:border="none"/>
    </style:style>
    <style:style style:name="Tabla25" style:family="table">
      <style:table-properties style:width="7.5cm" style:rel-width="100%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25.A" style:family="table-column">
      <style:table-column-properties style:column-width="1.016cm" style:rel-column-width="576*"/>
    </style:style>
    <style:style style:name="Tabla25.B" style:family="table-column">
      <style:table-column-properties style:column-width="1.018cm" style:rel-column-width="577*"/>
    </style:style>
    <style:style style:name="Tabla25.C" style:family="table-column">
      <style:table-column-properties style:column-width="1.02cm" style:rel-column-width="578*"/>
    </style:style>
    <style:style style:name="Tabla25.G" style:family="table-column">
      <style:table-column-properties style:column-width="1.392cm" style:rel-column-width="789*"/>
    </style:style>
    <style:style style:name="Tabla25.B1" style:family="table-cell">
      <style:table-cell-properties fo:padding="0.097cm" fo:border-left="0.05pt solid #000000" fo:border-right="none" fo:border-top="none" fo:border-bottom="0.05pt solid #000000"/>
    </style:style>
    <style:style style:name="Tabla25.5" style:family="table-row">
      <style:table-row-properties fo:background-color="transparent" fo:keep-together="auto">
        <style:background-image/>
      </style:table-row-properties>
    </style:style>
    <style:style style:name="Tabla25.F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25.7" style:family="table-row">
      <style:table-row-properties style:min-row-height="0.355cm" fo:background-color="transparent" fo:keep-together="auto">
        <style:background-image/>
      </style:table-row-properties>
    </style:style>
    <style:style style:name="Tabla25.G7" style:family="table-cell">
      <style:table-cell-properties fo:padding="0.097cm" fo:border="none"/>
    </style:style>
    <style:style style:name="Tabla26" style:family="table">
      <style:table-properties style:width="7.5cm" style:rel-width="100%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la26.A" style:family="table-column">
      <style:table-column-properties style:column-width="1.873cm" style:rel-column-width="1062*"/>
    </style:style>
    <style:style style:name="Tabla26.B" style:family="table-column">
      <style:table-column-properties style:column-width="1.875cm" style:rel-column-width="1063*"/>
    </style:style>
    <style:style style:name="Tabla26.D" style:family="table-column">
      <style:table-column-properties style:column-width="1.877cm" style:rel-column-width="1064*"/>
    </style:style>
    <style:style style:name="Tabla26.B1" style:family="table-cell">
      <style:table-cell-properties fo:padding="0.097cm" fo:border-left="0.05pt solid #000000" fo:border-right="none" fo:border-top="none" fo:border-bottom="0.05pt solid #000000"/>
    </style:style>
    <style:style style:name="Tabla26.C3" style:family="table-cell">
      <style:table-cell-properties fo:padding="0.097cm" fo:border="none"/>
    </style:style>
    <style:style style:name="Tabla27" style:family="table">
      <style:table-properties style:width="7.5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27.A" style:family="table-column">
      <style:table-column-properties style:column-width="2.475cm" style:rel-column-width="1403*"/>
    </style:style>
    <style:style style:name="Tabla27.C" style:family="table-column">
      <style:table-column-properties style:column-width="2.551cm" style:rel-column-width="1446*"/>
    </style:style>
    <style:style style:name="Tabla27.B1" style:family="table-cell">
      <style:table-cell-properties fo:padding="0.097cm" fo:border-left="0.05pt solid #000000" fo:border-right="none" fo:border-top="none" fo:border-bottom="0.05pt solid #000000"/>
    </style:style>
    <style:style style:name="Tabla27.C3" style:family="table-cell">
      <style:table-cell-properties fo:padding="0.097cm" fo:border="none"/>
    </style:style>
    <style:style style:name="Tabla28" style:family="table">
      <style:table-properties style:width="7.5cm" style:rel-width="100%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la28.A" style:family="table-column">
      <style:table-column-properties style:column-width="0.833cm" style:rel-column-width="472*"/>
    </style:style>
    <style:style style:name="Tabla28.C" style:family="table-column">
      <style:table-column-properties style:column-width="0.834cm" style:rel-column-width="473*"/>
    </style:style>
    <style:style style:name="Tabla28.A1" style:family="table-cell">
      <style:table-cell-properties fo:padding="0cm" fo:border="none"/>
    </style:style>
    <style:style style:name="Tabla28.B1" style:family="table-cell">
      <style:table-cell-properties fo:padding="0.097cm" fo:border-left="0.05pt solid #000000" fo:border-right="none" fo:border-top="none" fo:border-bottom="0.05pt solid #000000"/>
    </style:style>
    <style:style style:name="Tabla28.5" style:family="table-row">
      <style:table-row-properties fo:background-color="transparent" fo:keep-together="auto">
        <style:background-image/>
      </style:table-row-properties>
    </style:style>
    <style:style style:name="Tabla28.F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28.I7" style:family="table-cell">
      <style:table-cell-properties style:vertical-align="" fo:background-color="transparent" fo:padding="0.097cm" fo:border="none" style:writing-mode="lr-tb">
        <style:background-image/>
      </style:table-cell-properties>
    </style:style>
    <style:style style:name="Tabla29" style:family="table">
      <style:table-properties style:width="7.5cm" style:rel-width="100%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la29.A" style:family="table-column">
      <style:table-column-properties style:column-width="1.873cm" style:rel-column-width="1062*"/>
    </style:style>
    <style:style style:name="Tabla29.B" style:family="table-column">
      <style:table-column-properties style:column-width="1.875cm" style:rel-column-width="1063*"/>
    </style:style>
    <style:style style:name="Tabla29.D" style:family="table-column">
      <style:table-column-properties style:column-width="1.877cm" style:rel-column-width="1064*"/>
    </style:style>
    <style:style style:name="Tabla29.B1" style:family="table-cell">
      <style:table-cell-properties fo:padding="0.097cm" fo:border-left="0.05pt solid #000000" fo:border-right="none" fo:border-top="none" fo:border-bottom="0.05pt solid #000000"/>
    </style:style>
    <style:style style:name="Tabla29.C3" style:family="table-cell">
      <style:table-cell-properties fo:padding="0.097cm" fo:border="none"/>
    </style:style>
    <style:style style:name="Tabla31" style:family="table">
      <style:table-properties style:width="7.5cm" style:rel-width="100%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la31.A" style:family="table-column">
      <style:table-column-properties style:column-width="1.873cm" style:rel-column-width="1062*"/>
    </style:style>
    <style:style style:name="Tabla31.B" style:family="table-column">
      <style:table-column-properties style:column-width="1.875cm" style:rel-column-width="1063*"/>
    </style:style>
    <style:style style:name="Tabla31.D" style:family="table-column">
      <style:table-column-properties style:column-width="1.877cm" style:rel-column-width="1064*"/>
    </style:style>
    <style:style style:name="Tabla31.B1" style:family="table-cell">
      <style:table-cell-properties fo:padding="0.097cm" fo:border-left="0.05pt solid #000000" fo:border-right="none" fo:border-top="none" fo:border-bottom="0.05pt solid #000000"/>
    </style:style>
    <style:style style:name="Tabla31.C3" style:family="table-cell">
      <style:table-cell-properties fo:padding="0.097cm" fo:border="none"/>
    </style:style>
    <style:style style:name="Tabla30" style:family="table">
      <style:table-properties style:width="7.5cm" style:rel-width="100%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la30.A" style:family="table-column">
      <style:table-column-properties style:column-width="0.9cm" style:rel-column-width="510*"/>
    </style:style>
    <style:style style:name="Tabla30.H" style:family="table-column">
      <style:table-column-properties style:column-width="1.203cm" style:rel-column-width="682*"/>
    </style:style>
    <style:style style:name="Tabla30.B1" style:family="table-cell">
      <style:table-cell-properties fo:padding="0.097cm" fo:border-left="0.05pt solid #000000" fo:border-right="none" fo:border-top="none" fo:border-bottom="0.05pt solid #000000"/>
    </style:style>
    <style:style style:name="Tabla30.5" style:family="table-row">
      <style:table-row-properties fo:background-color="transparent" fo:keep-together="auto">
        <style:background-image/>
      </style:table-row-properties>
    </style:style>
    <style:style style:name="Tabla30.F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32" style:family="table">
      <style:table-properties style:width="7.5cm" style:rel-width="100%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la32.A" style:family="table-column">
      <style:table-column-properties style:column-width="1.873cm" style:rel-column-width="1062*"/>
    </style:style>
    <style:style style:name="Tabla32.B" style:family="table-column">
      <style:table-column-properties style:column-width="1.875cm" style:rel-column-width="1063*"/>
    </style:style>
    <style:style style:name="Tabla32.D" style:family="table-column">
      <style:table-column-properties style:column-width="1.877cm" style:rel-column-width="1064*"/>
    </style:style>
    <style:style style:name="Tabla32.B1" style:family="table-cell">
      <style:table-cell-properties fo:padding="0.097cm" fo:border-left="0.05pt solid #000000" fo:border-right="none" fo:border-top="none" fo:border-bottom="0.05pt solid #000000"/>
    </style:style>
    <style:style style:name="Tabla32.C3" style:family="table-cell">
      <style:table-cell-properties fo:padding="0.097cm" fo:border="none"/>
    </style:style>
    <style:style style:name="Tabla33" style:family="table">
      <style:table-properties style:width="7.5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33.A" style:family="table-column">
      <style:table-column-properties style:column-width="2.475cm" style:rel-column-width="1403*"/>
    </style:style>
    <style:style style:name="Tabla33.C" style:family="table-column">
      <style:table-column-properties style:column-width="2.551cm" style:rel-column-width="1446*"/>
    </style:style>
    <style:style style:name="Tabla33.B1" style:family="table-cell">
      <style:table-cell-properties fo:padding="0.097cm" fo:border-left="0.05pt solid #000000" fo:border-right="none" fo:border-top="none" fo:border-bottom="0.05pt solid #000000"/>
    </style:style>
    <style:style style:name="Tabla33.C3" style:family="table-cell">
      <style:table-cell-properties fo:padding="0.097cm" fo:border="none"/>
    </style:style>
    <style:style style:name="Tabla34" style:family="table">
      <style:table-properties style:width="5.999cm" style:rel-width="80%" table:align="left" style:writing-mode="lr-tb"/>
    </style:style>
    <style:style style:name="Tabla34.A" style:family="table-column">
      <style:table-column-properties style:column-width="0.72cm" style:rel-column-width="408*"/>
    </style:style>
    <style:style style:name="Tabla34.H" style:family="table-column">
      <style:table-column-properties style:column-width="0.963cm" style:rel-column-width="546*"/>
    </style:style>
    <style:style style:name="Tabla35" style:family="table">
      <style:table-properties style:width="3cm" table:align="left" style:writing-mode="lr-tb"/>
    </style:style>
    <style:style style:name="Tabla35.A" style:family="table-column">
      <style:table-column-properties style:column-width="0.75cm"/>
    </style:style>
    <style:style style:name="Tabla35.D" style:family="table-column">
      <style:table-column-properties style:column-width="0.751cm"/>
    </style:style>
    <style:style style:name="Tabla36" style:family="table">
      <style:table-properties style:width="6.001cm" table:align="left" style:writing-mode="lr-tb"/>
    </style:style>
    <style:style style:name="Tabla36.A" style:family="table-column">
      <style:table-column-properties style:column-width="0.72cm"/>
    </style:style>
    <style:style style:name="Tabla36.H" style:family="table-column">
      <style:table-column-properties style:column-width="0.963cm"/>
    </style:style>
    <style:style style:name="Tabla37" style:family="table">
      <style:table-properties style:width="5.249cm" style:rel-width="70%" table:align="left" style:writing-mode="lr-tb"/>
    </style:style>
    <style:style style:name="Tabla37.A" style:family="table-column">
      <style:table-column-properties style:column-width="0.736cm" style:rel-column-width="417*"/>
    </style:style>
    <style:style style:name="Tabla37.G" style:family="table-column">
      <style:table-column-properties style:column-width="0.836cm" style:rel-column-width="474*"/>
    </style:style>
    <style:style style:name="Tabla39" style:family="table">
      <style:table-properties style:width="5.999cm" style:rel-width="80%" table:align="left" style:writing-mode="lr-tb"/>
    </style:style>
    <style:style style:name="Tabla39.A" style:family="table-column">
      <style:table-column-properties style:column-width="1.499cm" style:rel-column-width="850*"/>
    </style:style>
    <style:style style:name="Tabla39.B" style:family="table-column">
      <style:table-column-properties style:column-width="1.501cm" style:rel-column-width="851*"/>
    </style:style>
    <style:style style:name="Tabla39.A1" style:family="table-cell">
      <style:table-cell-properties fo:padding="0cm" fo:border="none"/>
    </style:style>
    <style:style style:name="Tabla40" style:family="table">
      <style:table-properties style:width="4.5cm" table:align="left" style:writing-mode="lr-tb"/>
    </style:style>
    <style:style style:name="Tabla40.A" style:family="table-column">
      <style:table-column-properties style:column-width="1.483cm"/>
    </style:style>
    <style:style style:name="Tabla40.B" style:family="table-column">
      <style:table-column-properties style:column-width="1.485cm"/>
    </style:style>
    <style:style style:name="Tabla40.C" style:family="table-column">
      <style:table-column-properties style:column-width="1.531cm"/>
    </style:style>
    <style:style style:name="Tabla40.A1" style:family="table-cell">
      <style:table-cell-properties fo:padding="0cm" fo:border="none"/>
    </style:style>
    <style:style style:name="Tabla41" style:family="table">
      <style:table-properties style:width="5.999cm" style:rel-width="80%" table:align="left" style:writing-mode="lr-tb"/>
    </style:style>
    <style:style style:name="Tabla41.A" style:family="table-column">
      <style:table-column-properties style:column-width="1.499cm" style:rel-column-width="850*"/>
    </style:style>
    <style:style style:name="Tabla41.B" style:family="table-column">
      <style:table-column-properties style:column-width="1.501cm" style:rel-column-width="851*"/>
    </style:style>
    <style:style style:name="Tabla41.A1" style:family="table-cell">
      <style:table-cell-properties fo:padding="0cm" fo:border="none"/>
    </style:style>
    <style:style style:name="Tabla42" style:family="table">
      <style:table-properties style:width="5.999cm" style:rel-width="80%" table:align="left" style:writing-mode="lr-tb"/>
    </style:style>
    <style:style style:name="Tabla42.A" style:family="table-column">
      <style:table-column-properties style:column-width="1.499cm" style:rel-column-width="850*"/>
    </style:style>
    <style:style style:name="Tabla42.B" style:family="table-column">
      <style:table-column-properties style:column-width="1.501cm" style:rel-column-width="851*"/>
    </style:style>
    <style:style style:name="Tabla42.A1" style:family="table-cell">
      <style:table-cell-properties fo:padding="0cm" fo:border="none"/>
    </style:style>
    <style:style style:name="Tabla44" style:family="table">
      <style:table-properties style:width="5.999cm" style:rel-width="80%" table:align="left" style:writing-mode="lr-tb"/>
    </style:style>
    <style:style style:name="Tabla44.A" style:family="table-column">
      <style:table-column-properties style:column-width="1.498cm" style:rel-column-width="849*"/>
    </style:style>
    <style:style style:name="Tabla44.B" style:family="table-column">
      <style:table-column-properties style:column-width="1.503cm" style:rel-column-width="852*"/>
    </style:style>
    <style:style style:name="Tabla45" style:family="table">
      <style:table-properties style:width="5.999cm" style:rel-width="80%" table:align="left" style:writing-mode="lr-tb"/>
    </style:style>
    <style:style style:name="Tabla45.A" style:family="table-column">
      <style:table-column-properties style:column-width="1.499cm" style:rel-column-width="850*"/>
    </style:style>
    <style:style style:name="Tabla45.B" style:family="table-column">
      <style:table-column-properties style:column-width="1.501cm" style:rel-column-width="851*"/>
    </style:style>
    <style:style style:name="Tabla46" style:family="table">
      <style:table-properties style:width="7.5cm" style:rel-width="100%" table:align="left" style:writing-mode="lr-tb"/>
    </style:style>
    <style:style style:name="Tabla46.A" style:family="table-column">
      <style:table-column-properties style:column-width="1.499cm" style:rel-column-width="850*"/>
    </style:style>
    <style:style style:name="Tabla46.C" style:family="table-column">
      <style:table-column-properties style:column-width="1.501cm" style:rel-column-width="851*"/>
    </style:style>
    <style:style style:name="Tabla46.A1" style:family="table-cell">
      <style:table-cell-properties fo:padding="0cm" fo:border="none"/>
    </style:style>
    <style:style style:name="Tabla47" style:family="table">
      <style:table-properties style:width="5.999cm" style:rel-width="80%" table:align="left" style:writing-mode="lr-tb"/>
    </style:style>
    <style:style style:name="Tabla47.A" style:family="table-column">
      <style:table-column-properties style:column-width="1.499cm" style:rel-column-width="850*"/>
    </style:style>
    <style:style style:name="Tabla47.B" style:family="table-column">
      <style:table-column-properties style:column-width="1.501cm" style:rel-column-width="851*"/>
    </style:style>
    <style:style style:name="Tabla48" style:family="table">
      <style:table-properties style:width="5.999cm" style:rel-width="80%" table:align="left" style:shadow="none" style:writing-mode="lr-tb"/>
    </style:style>
    <style:style style:name="Tabla48.A" style:family="table-column">
      <style:table-column-properties style:column-width="1.499cm" style:rel-column-width="850*"/>
    </style:style>
    <style:style style:name="Tabla48.B" style:family="table-column">
      <style:table-column-properties style:column-width="1.501cm" style:rel-column-width="851*"/>
    </style:style>
    <style:style style:name="Tabla48.A1" style:family="table-cell">
      <style:table-cell-properties fo:padding="0cm" fo:border="none"/>
    </style:style>
    <style:style style:name="Tabla38" style:family="table">
      <style:table-properties style:width="6.749cm" style:rel-width="90%" table:align="left" style:writing-mode="lr-tb"/>
    </style:style>
    <style:style style:name="Tabla38.A" style:family="table-column">
      <style:table-column-properties style:column-width="0.81cm" style:rel-column-width="459*"/>
    </style:style>
    <style:style style:name="Tabla38.B" style:family="table-column">
      <style:table-column-properties style:column-width="0.743cm" style:rel-column-width="421*"/>
    </style:style>
    <style:style style:name="Tabla38.G" style:family="table-column">
      <style:table-column-properties style:column-width="0.727cm" style:rel-column-width="412*"/>
    </style:style>
    <style:style style:name="Tabla38.H" style:family="table-column">
      <style:table-column-properties style:column-width="0.75cm" style:rel-column-width="425*"/>
    </style:style>
    <style:style style:name="Tabla38.I" style:family="table-column">
      <style:table-column-properties style:column-width="0.751cm" style:rel-column-width="426*"/>
    </style:style>
    <style:style style:name="Tabla38.A1" style:family="table-cell">
      <style:table-cell-properties fo:padding="0cm" fo:border="none"/>
    </style:style>
    <style:style style:name="Tabla49" style:family="table">
      <style:table-properties style:width="5.999cm" style:rel-width="80%" table:align="left" style:writing-mode="lr-tb"/>
    </style:style>
    <style:style style:name="Tabla49.A" style:family="table-column">
      <style:table-column-properties style:column-width="1.498cm" style:rel-column-width="1699*"/>
    </style:style>
    <style:style style:name="Tabla49.B" style:family="table-column">
      <style:table-column-properties style:column-width="1.501cm" style:rel-column-width="1702*"/>
    </style:style>
    <style:style style:name="Tabla49.C" style:family="table-column">
      <style:table-column-properties style:column-width="1.499cm" style:rel-column-width="1700*"/>
    </style:style>
    <style:style style:name="Tabla49.A1" style:family="table-cell">
      <style:table-cell-properties fo:padding="0cm" fo:border="none"/>
    </style:style>
    <style:style style:name="P1" style:family="paragraph" style:parent-style-name="Text_20_body">
      <style:text-properties style:font-name="Droid Sans" fo:font-size="42pt" officeooo:rsid="003a361f" officeooo:paragraph-rsid="003a361f" style:font-size-asian="42pt" style:font-size-complex="42pt"/>
    </style:style>
    <style:style style:name="P2" style:family="paragraph" style:parent-style-name="Text_20_body">
      <style:paragraph-properties fo:text-align="center" style:justify-single-word="false"/>
      <style:text-properties style:font-name="Droid Sans" fo:font-size="20pt" fo:font-weight="bold" officeooo:rsid="0057b4ec" officeooo:paragraph-rsid="0057b4ec" style:font-size-asian="20pt" style:font-weight-asian="bold" style:font-size-complex="20pt" style:font-weight-complex="bold"/>
    </style:style>
    <style:style style:name="P3" style:family="paragraph" style:parent-style-name="Text_20_body">
      <style:text-properties style:font-name="Droid Sans" officeooo:rsid="003a361f" officeooo:paragraph-rsid="003a361f"/>
    </style:style>
    <style:style style:name="P4" style:family="paragraph" style:parent-style-name="Text_20_body">
      <style:text-properties style:font-name="Droid Sans" officeooo:paragraph-rsid="003a361f"/>
    </style:style>
    <style:style style:name="P5" style:family="paragraph" style:parent-style-name="Text_20_body">
      <style:text-properties style:font-name="Droid Sans" fo:font-size="10pt" officeooo:rsid="00620609" officeooo:paragraph-rsid="00620609" style:font-size-asian="10pt" style:font-size-complex="10pt"/>
    </style:style>
    <style:style style:name="P6" style:family="paragraph" style:parent-style-name="Text_20_body">
      <style:text-properties style:font-name="Droid Sans" fo:font-size="10pt" officeooo:rsid="0066044a" officeooo:paragraph-rsid="0066044a" style:font-size-asian="10pt" style:font-size-complex="10pt"/>
    </style:style>
    <style:style style:name="P7" style:family="paragraph" style:parent-style-name="Text_20_body">
      <style:text-properties style:font-name="Droid Sans" fo:font-size="10pt" officeooo:rsid="0066044a" officeooo:paragraph-rsid="0066044a" style:font-size-asian="10pt" style:font-name-complex="Arial" style:font-size-complex="10pt"/>
    </style:style>
    <style:style style:name="P8" style:family="paragraph" style:parent-style-name="Text_20_body">
      <style:text-properties style:font-name="Droid Sans" fo:font-size="10pt" fo:font-style="normal" fo:font-weight="normal" officeooo:rsid="00620609" officeooo:paragraph-rsid="00620609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" style:family="paragraph" style:parent-style-name="Text_20_body">
      <style:text-properties style:font-name="Droid Sans" fo:font-size="10pt" fo:font-weight="normal" officeooo:rsid="006ccc9f" officeooo:paragraph-rsid="006ccc9f" style:font-size-asian="10pt" style:font-weight-asian="normal" style:font-name-complex="Arial" style:font-size-complex="10pt" style:font-weight-complex="normal"/>
    </style:style>
    <style:style style:name="P10" style:family="paragraph" style:parent-style-name="Text_20_body">
      <style:text-properties officeooo:rsid="00620609" officeooo:paragraph-rsid="00620609"/>
    </style:style>
    <style:style style:name="P11" style:family="paragraph" style:parent-style-name="Title">
      <style:text-properties style:font-name="Droid Sans" fo:font-size="42pt" officeooo:rsid="003a361f" officeooo:paragraph-rsid="003a361f" style:font-size-asian="42pt" style:font-size-complex="42pt"/>
    </style:style>
    <style:style style:name="P12" style:family="paragraph" style:parent-style-name="Table_20_Contents">
      <style:text-properties style:font-name="Droid Sans" fo:font-size="20pt" fo:font-weight="bold" style:font-size-asian="20pt" style:font-weight-asian="bold" style:font-size-complex="20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Droid Sans" fo:font-size="20pt" fo:font-weight="bold" officeooo:rsid="003a361f" officeooo:paragraph-rsid="003a361f" style:font-size-asian="20pt" style:font-weight-asian="bold" style:font-size-complex="20pt" style:font-weight-complex="bold"/>
    </style:style>
    <style:style style:name="P14" style:family="paragraph" style:parent-style-name="Table_20_Contents">
      <style:text-properties style:font-name="Droid San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15" style:family="paragraph" style:parent-style-name="Table_20_Contents">
      <style:text-properties style:font-name="Droid Sans" fo:font-size="20pt" fo:font-weight="normal" officeooo:rsid="003a361f" officeooo:paragraph-rsid="003a361f" style:font-size-asian="20pt" style:font-weight-asian="normal" style:font-size-complex="20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Droid Sans" fo:font-size="10pt" officeooo:rsid="005e4eef" officeooo:paragraph-rsid="005e4eef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Droid Sans" fo:font-size="10pt" officeooo:rsid="005e4eef" officeooo:paragraph-rsid="00620609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Droid Sans" fo:font-size="10pt" officeooo:rsid="005e4eef" officeooo:paragraph-rsid="0079013e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Droid Sans" fo:font-size="10pt" officeooo:rsid="005e4eef" officeooo:paragraph-rsid="00826708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Droid Sans" fo:font-size="10pt" officeooo:rsid="005e4eef" officeooo:paragraph-rsid="008dc4d7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Droid Sans" fo:font-size="10pt" officeooo:rsid="005e4eef" officeooo:paragraph-rsid="0066044a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Droid Sans" fo:font-size="10pt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Droid Sans" fo:font-size="10pt" officeooo:paragraph-rsid="00620609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Droid Sans" fo:font-size="10pt" officeooo:paragraph-rsid="0079013e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Droid Sans" fo:font-size="10pt" officeooo:paragraph-rsid="007ab8a8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Droid Sans" fo:font-size="10pt" officeooo:paragraph-rsid="007b1c3a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Droid Sans" fo:font-size="10pt" officeooo:paragraph-rsid="00826708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Droid Sans" fo:font-size="10pt" officeooo:paragraph-rsid="008dc4d7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Droid Sans" fo:font-size="10pt" officeooo:paragraph-rsid="0066044a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Droid Sans" fo:font-size="10pt" officeooo:rsid="00620609" officeooo:paragraph-rsid="00620609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Droid Sans" fo:font-size="10pt" officeooo:rsid="00620609" officeooo:paragraph-rsid="00826708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Droid Sans" fo:font-size="10pt" officeooo:rsid="00620609" officeooo:paragraph-rsid="008dc4d7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Droid Sans" fo:font-size="10pt" officeooo:rsid="00620609" officeooo:paragraph-rsid="0066044a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Droid Sans" fo:font-size="10pt" officeooo:rsid="0062bd84" officeooo:paragraph-rsid="0062bd84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Droid Sans" fo:font-size="10pt" officeooo:rsid="0062bd84" officeooo:paragraph-rsid="00826708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Droid Sans" fo:font-size="10pt" officeooo:rsid="0062bd84" officeooo:paragraph-rsid="008dc4d7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Droid Sans" fo:font-size="10pt" officeooo:rsid="0062bd84" officeooo:paragraph-rsid="0066044a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Droid Sans" fo:font-size="10pt" officeooo:rsid="0079013e" officeooo:paragraph-rsid="0079013e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Droid Sans" fo:font-size="10pt" officeooo:rsid="0079013e" officeooo:paragraph-rsid="007ab8a8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Droid Sans" fo:font-size="10pt" officeooo:rsid="0079013e" officeooo:paragraph-rsid="007b1c3a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style:font-name="Droid Sans" fo:font-size="10pt" officeooo:rsid="007ab8a8" officeooo:paragraph-rsid="007ab8a8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style:font-name="Droid Sans" fo:font-size="10pt" officeooo:rsid="007ce4be" officeooo:paragraph-rsid="007ce4be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style:font-name="Droid Sans" fo:font-size="10pt" officeooo:rsid="00826708" officeooo:paragraph-rsid="00826708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style:font-name="Droid Sans" fo:font-size="10pt" officeooo:rsid="0083afcb" officeooo:paragraph-rsid="0083afcb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style:font-name="Droid Sans" fo:font-size="10pt" officeooo:rsid="0086734d" officeooo:paragraph-rsid="0086734d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style:font-name="Droid Sans" fo:font-size="10pt" officeooo:rsid="0066044a" officeooo:paragraph-rsid="00826708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style:font-name="Droid Sans" fo:font-size="10pt" officeooo:rsid="0066044a" officeooo:paragraph-rsid="008dc4d7" style:font-size-asian="10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style:font-name="Droid Sans" fo:font-size="10pt" officeooo:rsid="0066044a" officeooo:paragraph-rsid="0066044a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style:font-name="Droid Sans" fo:font-size="10pt" officeooo:rsid="008dc4d7" officeooo:paragraph-rsid="008dc4d7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style:font-name="Droid Sans" fo:font-size="10pt" officeooo:rsid="008ecf69" officeooo:paragraph-rsid="008ecf69" style:font-size-asian="10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style:font-name="Droid Sans" fo:font-size="10pt" officeooo:rsid="008fbee8" officeooo:paragraph-rsid="008fbee8" style:font-size-asian="10pt" style:font-size-complex="10pt"/>
    </style:style>
    <style:style style:name="P52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5e4eef" officeooo:paragraph-rsid="005e4eef" style:font-size-asian="10pt" style:font-weight-asian="bold" style:font-size-complex="10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5e4eef" officeooo:paragraph-rsid="00620609" style:font-size-asian="10pt" style:font-weight-asian="bold" style:font-size-complex="10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5e4eef" officeooo:paragraph-rsid="0079013e" style:font-size-asian="10pt" style:font-weight-asian="bold" style:font-size-complex="10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5e4eef" officeooo:paragraph-rsid="007ab8a8" style:font-size-asian="10pt" style:font-weight-asian="bold" style:font-size-complex="10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5e4eef" officeooo:paragraph-rsid="007b1c3a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5e4eef" officeooo:paragraph-rsid="00826708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5e4eef" officeooo:paragraph-rsid="008dc4d7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5e4eef" officeooo:paragraph-rsid="0066044a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62bd84" officeooo:paragraph-rsid="0062bd84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62bd84" officeooo:paragraph-rsid="0066044a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79013e" officeooo:paragraph-rsid="0079013e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7ab8a8" officeooo:paragraph-rsid="007ab8a8" style:font-size-asian="10pt" style:font-weight-asian="bold" style:font-size-complex="10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7ab8a8" officeooo:paragraph-rsid="007b1c3a" style:font-size-asian="10pt" style:font-weight-asian="bold" style:font-size-complex="10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7ce4be" officeooo:paragraph-rsid="007ce4be" style:font-size-asian="10pt" style:font-weight-asian="bold" style:font-size-complex="10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826708" officeooo:paragraph-rsid="00826708" style:font-size-asian="10pt" style:font-weight-asian="bold" style:font-size-complex="10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849f6f" officeooo:paragraph-rsid="00849f6f" style:font-size-asian="10pt" style:font-weight-asian="bold" style:font-size-complex="10pt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86734d" officeooo:paragraph-rsid="0086734d" style:font-size-asian="10pt" style:font-weight-asian="bold" style:font-size-complex="10pt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66044a" officeooo:paragraph-rsid="00826708" style:font-size-asian="10pt" style:font-weight-asian="bold" style:font-size-complex="10pt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66044a" officeooo:paragraph-rsid="008dc4d7" style:font-size-asian="10pt" style:font-weight-asian="bold" style:font-size-complex="10pt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66044a" officeooo:paragraph-rsid="0066044a" style:font-size-asian="10pt" style:font-weight-asian="bold" style:font-size-complex="10pt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8dc4d7" officeooo:paragraph-rsid="008dc4d7" style:font-size-asian="10pt" style:font-weight-asian="bold" style:font-size-complex="10pt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8ecf69" officeooo:paragraph-rsid="008ecf69" style:font-size-asian="10pt" style:font-weight-asian="bold" style:font-size-complex="10pt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7ab8a8" officeooo:paragraph-rsid="007ab8a8" style:font-size-asian="10pt" style:font-weight-asian="normal" style:font-size-complex="10pt" style:font-weight-complex="normal"/>
    </style:style>
    <style:style style:name="P75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7ab8a8" officeooo:paragraph-rsid="007b1c3a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849f6f" officeooo:paragraph-rsid="00849f6f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8fbee8" officeooo:paragraph-rsid="008fbee8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text-align="center" style:justify-single-word="false"/>
      <style:text-properties style:use-window-font-color="true" style:font-name="Droid Sans" fo:font-size="10pt" fo:language="es" fo:country="ES" officeooo:rsid="005e4eef" officeooo:paragraph-rsid="005e4eef" style:font-name-asian="Times New Roman" style:font-size-asian="10pt" style:font-name-complex="Times New Roman" style:font-size-complex="10pt" style:language-complex="ar" style:country-complex="SA"/>
    </style:style>
    <style:style style:name="P79" style:family="paragraph" style:parent-style-name="Table_20_Contents">
      <style:paragraph-properties fo:text-align="center" style:justify-single-word="false"/>
      <style:text-properties style:use-window-font-color="true" style:font-name="Droid Sans" fo:font-size="10pt" fo:language="es" fo:country="ES" officeooo:rsid="005e4eef" officeooo:paragraph-rsid="0079013e" style:font-name-asian="Times New Roman" style:font-size-asian="10pt" style:font-name-complex="Times New Roman" style:font-size-complex="10pt" style:language-complex="ar" style:country-complex="SA"/>
    </style:style>
    <style:style style:name="P80" style:family="paragraph" style:parent-style-name="Table_20_Contents">
      <style:paragraph-properties fo:text-align="center" style:justify-single-word="false"/>
      <style:text-properties style:use-window-font-color="true" style:font-name="Droid Sans" fo:font-size="10pt" fo:language="es" fo:country="ES" officeooo:rsid="005e4eef" officeooo:paragraph-rsid="00826708" style:font-name-asian="Times New Roman" style:font-size-asian="10pt" style:font-name-complex="Times New Roman" style:font-size-complex="10pt" style:language-complex="ar" style:country-complex="SA"/>
    </style:style>
    <style:style style:name="P81" style:family="paragraph" style:parent-style-name="Table_20_Contents">
      <style:paragraph-properties fo:text-align="center" style:justify-single-word="false"/>
      <style:text-properties style:use-window-font-color="true" style:font-name="Droid Sans" fo:font-size="10pt" fo:language="es" fo:country="ES" officeooo:rsid="005e4eef" officeooo:paragraph-rsid="008dc4d7" style:font-name-asian="Times New Roman" style:font-size-asian="10pt" style:font-name-complex="Times New Roman" style:font-size-complex="10pt" style:language-complex="ar" style:country-complex="SA"/>
    </style:style>
    <style:style style:name="P82" style:family="paragraph" style:parent-style-name="Subtitle">
      <style:text-properties style:font-name="Droid Sans" fo:font-size="28pt" officeooo:rsid="003a361f" officeooo:paragraph-rsid="003a361f" style:font-size-asian="28pt" style:font-size-complex="28pt"/>
    </style:style>
    <style:style style:name="P83" style:family="paragraph" style:parent-style-name="Standard">
      <style:paragraph-properties fo:line-height="150%" fo:text-align="start" style:justify-single-word="false"/>
      <style:text-properties officeooo:paragraph-rsid="006ad332"/>
    </style:style>
    <style:style style:name="P84" style:family="paragraph" style:parent-style-name="Standard">
      <style:paragraph-properties fo:line-height="150%" fo:text-align="start" style:justify-single-word="false"/>
      <style:text-properties officeooo:paragraph-rsid="006ccc9f"/>
    </style:style>
    <style:style style:name="P85" style:family="paragraph" style:parent-style-name="Standard">
      <style:paragraph-properties fo:line-height="150%" fo:text-align="start" style:justify-single-word="false"/>
      <style:text-properties style:font-name="Droid Sans" fo:font-size="10pt" officeooo:paragraph-rsid="006ad332" style:font-size-asian="10pt" style:font-size-complex="10pt"/>
    </style:style>
    <style:style style:name="P86" style:family="paragraph" style:parent-style-name="Standard">
      <style:paragraph-properties fo:line-height="150%" fo:text-align="start" style:justify-single-word="false"/>
      <style:text-properties style:font-name="Droid Sans" fo:font-size="10pt" officeooo:paragraph-rsid="006ccc9f" style:font-size-asian="10pt" style:font-size-complex="10pt"/>
    </style:style>
    <style:style style:name="P87" style:family="paragraph" style:parent-style-name="Standard">
      <style:paragraph-properties fo:line-height="150%" fo:text-align="start" style:justify-single-word="false"/>
      <style:text-properties style:font-name="Droid Sans" fo:font-size="10pt" officeooo:rsid="0068cda0" officeooo:paragraph-rsid="0068cda0" style:font-size-asian="10pt" style:font-size-complex="10pt"/>
    </style:style>
    <style:style style:name="P88" style:family="paragraph" style:parent-style-name="Standard">
      <style:paragraph-properties fo:line-height="150%" fo:text-align="start" style:justify-single-word="false"/>
      <style:text-properties style:font-name="Droid Sans" fo:font-size="10pt" officeooo:rsid="0068cda0" officeooo:paragraph-rsid="00692b2a" style:font-size-asian="10pt" style:font-size-complex="10pt"/>
    </style:style>
    <style:style style:name="P89" style:family="paragraph" style:parent-style-name="Standard">
      <style:text-properties style:font-name="Droid Sans" fo:font-size="10pt" officeooo:rsid="007ce4be" officeooo:paragraph-rsid="00826708" style:font-size-asian="10pt" style:font-size-complex="10pt"/>
    </style:style>
    <style:style style:name="P90" style:family="paragraph" style:parent-style-name="Standard">
      <style:paragraph-properties fo:text-align="center" style:justify-single-word="false"/>
      <style:text-properties style:font-name="Droid Sans" fo:font-size="10pt" officeooo:rsid="00826708" officeooo:paragraph-rsid="00826708" style:font-size-asian="10pt" style:font-size-complex="10pt"/>
    </style:style>
    <style:style style:name="P91" style:family="paragraph" style:parent-style-name="Standard">
      <style:text-properties style:font-name="Droid Sans" fo:font-size="10pt" officeooo:rsid="00826708" officeooo:paragraph-rsid="008dc4d7" style:font-size-asian="10pt" style:font-size-complex="10pt"/>
    </style:style>
    <style:style style:name="P92" style:family="paragraph" style:parent-style-name="Standard">
      <style:paragraph-properties fo:line-height="150%" fo:text-align="start" style:justify-single-word="false"/>
      <style:text-properties officeooo:rsid="006be098" officeooo:paragraph-rsid="006be098"/>
    </style:style>
    <style:style style:name="P93" style:family="paragraph" style:parent-style-name="Normal_20__28_Web_29_">
      <loext:graphic-properties draw:fill="solid" draw:fill-color="#ffffff"/>
      <style:paragraph-properties fo:line-height="150%" fo:text-align="center" style:justify-single-word="false" fo:background-color="#ffffff"/>
      <style:text-properties officeooo:paragraph-rsid="005e4eef"/>
    </style:style>
    <style:style style:name="P94" style:family="paragraph" style:parent-style-name="Normal_20__28_Web_29_">
      <loext:graphic-properties draw:fill="solid" draw:fill-color="#ffffff"/>
      <style:paragraph-properties fo:line-height="150%" fo:text-align="start" style:justify-single-word="false" fo:background-color="#ffffff"/>
      <style:text-properties style:font-name="Droid Sans" fo:font-size="10pt" officeooo:paragraph-rsid="0066ae74" style:font-size-asian="10pt" style:font-size-complex="10pt"/>
    </style:style>
    <style:style style:name="P95" style:family="paragraph" style:parent-style-name="Normal_20__28_Web_29_">
      <loext:graphic-properties draw:fill="solid" draw:fill-color="#ffffff"/>
      <style:paragraph-properties fo:line-height="150%" fo:text-align="center" style:justify-single-word="false" fo:background-color="#ffffff"/>
      <style:text-properties style:use-window-font-color="true" style:font-name="Droid Sans" fo:font-size="10pt" fo:language="es" fo:country="ES" fo:font-style="italic" fo:font-weight="normal" officeooo:paragraph-rsid="005e4eef" style:font-name-asian="Times New Roman" style:font-size-asian="10pt" style:font-style-asian="italic" style:font-weight-asian="normal" style:font-name-complex="Arial" style:font-size-complex="10pt" style:language-complex="ar" style:country-complex="SA" style:font-style-complex="italic" style:font-weight-complex="normal"/>
    </style:style>
    <style:style style:name="P96" style:family="paragraph" style:parent-style-name="Standard">
      <style:paragraph-properties fo:text-align="center" style:justify-single-word="false"/>
      <style:text-properties style:text-position="sub 58%" style:font-name="Droid Sans" fo:font-size="10pt" officeooo:rsid="00826708" officeooo:paragraph-rsid="00826708" style:font-size-asian="10pt" style:font-size-complex="10pt"/>
    </style:style>
    <style:style style:name="P97" style:family="paragraph" style:parent-style-name="Standard">
      <style:paragraph-properties fo:text-align="center" style:justify-single-word="false"/>
      <style:text-properties style:text-position="sub 58%" style:font-name="Droid Sans" fo:font-size="10pt" officeooo:rsid="00826708" officeooo:paragraph-rsid="008dc4d7" style:font-size-asian="10pt" style:font-size-complex="10pt"/>
    </style:style>
    <style:style style:name="P98" style:family="paragraph" style:parent-style-name="Standard">
      <style:text-properties style:font-name="Droid Sans" fo:font-size="10pt" officeooo:rsid="008dc4d7" officeooo:paragraph-rsid="008dc4d7" style:font-size-asian="10pt" style:font-size-complex="10pt"/>
    </style:style>
    <style:style style:name="P99" style:family="paragraph" style:parent-style-name="Standard">
      <style:text-properties style:font-name="Droid Sans" fo:font-size="10pt" officeooo:rsid="008dc4d7" officeooo:paragraph-rsid="009360b8" style:font-size-asian="10pt" style:font-size-complex="10pt"/>
    </style:style>
    <style:style style:name="P100" style:family="paragraph" style:parent-style-name="Standard">
      <style:text-properties style:font-name="Droid Sans" fo:font-size="10pt" officeooo:rsid="008dc4d7" officeooo:paragraph-rsid="0096c6f3" style:font-size-asian="10pt" style:font-size-complex="10pt"/>
    </style:style>
    <style:style style:name="P101" style:family="paragraph" style:parent-style-name="Standard">
      <style:text-properties style:font-name="Droid Sans" fo:font-size="10pt" officeooo:rsid="008dc4d7" officeooo:paragraph-rsid="00cb9501" style:font-size-asian="10pt" style:font-size-complex="10pt"/>
    </style:style>
    <style:style style:name="P102" style:family="paragraph" style:parent-style-name="Standard">
      <style:paragraph-properties fo:text-align="center" style:justify-single-word="false"/>
      <style:text-properties style:font-name="Droid Sans" fo:font-size="10pt" officeooo:rsid="00826708" officeooo:paragraph-rsid="008dc4d7" style:font-size-asian="10pt" style:font-size-complex="10pt"/>
    </style:style>
    <style:style style:name="P103" style:family="paragraph" style:parent-style-name="Standard">
      <style:paragraph-properties fo:text-align="center" style:justify-single-word="false"/>
      <style:text-properties style:font-name="Droid Sans" fo:font-size="10pt" officeooo:rsid="00826708" officeooo:paragraph-rsid="0090f135" style:font-size-asian="10pt" style:font-size-complex="10pt"/>
    </style:style>
    <style:style style:name="P104" style:family="paragraph" style:parent-style-name="Standard">
      <style:paragraph-properties fo:text-align="center" style:justify-single-word="false"/>
      <style:text-properties style:font-name="Droid Sans" fo:font-size="10pt" officeooo:rsid="00826708" officeooo:paragraph-rsid="009360b8" style:font-size-asian="10pt" style:font-size-complex="10pt"/>
    </style:style>
    <style:style style:name="P105" style:family="paragraph" style:parent-style-name="Standard">
      <style:paragraph-properties fo:text-align="center" style:justify-single-word="false"/>
      <style:text-properties style:font-name="Droid Sans" fo:font-size="10pt" officeooo:rsid="00826708" officeooo:paragraph-rsid="0096c6f3" style:font-size-asian="10pt" style:font-size-complex="10pt"/>
    </style:style>
    <style:style style:name="P106" style:family="paragraph" style:parent-style-name="Standard">
      <style:paragraph-properties fo:text-align="center" style:justify-single-word="false"/>
      <style:text-properties style:font-name="Droid Sans" fo:font-size="10pt" officeooo:rsid="00826708" officeooo:paragraph-rsid="0098165f" style:font-size-asian="10pt" style:font-size-complex="10pt"/>
    </style:style>
    <style:style style:name="P107" style:family="paragraph" style:parent-style-name="Standard">
      <style:paragraph-properties fo:text-align="center" style:justify-single-word="false"/>
      <style:text-properties style:font-name="Droid Sans" fo:font-size="10pt" officeooo:rsid="00826708" officeooo:paragraph-rsid="009993dd" style:font-size-asian="10pt" style:font-size-complex="10pt"/>
    </style:style>
    <style:style style:name="P108" style:family="paragraph" style:parent-style-name="Standard">
      <style:paragraph-properties fo:text-align="center" style:justify-single-word="false"/>
      <style:text-properties style:font-name="Droid Sans" fo:font-size="10pt" officeooo:rsid="00826708" officeooo:paragraph-rsid="009e8cf4" style:font-size-asian="10pt" style:font-size-complex="10pt"/>
    </style:style>
    <style:style style:name="P109" style:family="paragraph" style:parent-style-name="Standard">
      <style:paragraph-properties fo:text-align="center" style:justify-single-word="false"/>
      <style:text-properties style:font-name="Droid Sans" fo:font-size="10pt" officeooo:rsid="00826708" officeooo:paragraph-rsid="00a3af7c" style:font-size-asian="10pt" style:font-size-complex="10pt"/>
    </style:style>
    <style:style style:name="P110" style:family="paragraph" style:parent-style-name="Standard">
      <style:paragraph-properties fo:text-align="center" style:justify-single-word="false"/>
      <style:text-properties style:font-name="Droid Sans" fo:font-size="10pt" officeooo:rsid="00826708" officeooo:paragraph-rsid="00b4a87f" style:font-size-asian="10pt" style:font-size-complex="10pt"/>
    </style:style>
    <style:style style:name="P111" style:family="paragraph" style:parent-style-name="Standard">
      <style:text-properties style:font-name="Droid Sans" fo:font-size="10pt" officeooo:rsid="00b4a87f" officeooo:paragraph-rsid="00bebc89" style:font-size-asian="10pt" style:font-size-complex="10pt"/>
    </style:style>
    <style:style style:name="P112" style:family="paragraph" style:parent-style-name="Standard">
      <style:text-properties style:font-name="Droid Sans" fo:font-size="10pt" officeooo:rsid="00bebc89" officeooo:paragraph-rsid="00bebc89" style:font-size-asian="10pt" style:font-size-complex="10pt"/>
    </style:style>
    <style:style style:name="P113" style:family="paragraph" style:parent-style-name="Standard">
      <style:text-properties style:font-name="Droid Sans" fo:font-size="10pt" officeooo:rsid="00bebc89" officeooo:paragraph-rsid="00db3904" style:font-size-asian="10pt" style:font-size-complex="10pt"/>
    </style:style>
    <style:style style:name="P114" style:family="paragraph" style:parent-style-name="Standard">
      <style:paragraph-properties fo:text-align="center" style:justify-single-word="false"/>
      <style:text-properties style:font-name="Droid Sans" fo:font-size="10pt" fo:font-weight="bold" officeooo:rsid="007a83f1" officeooo:paragraph-rsid="007a83f1" style:font-size-asian="10pt" style:font-weight-asian="bold" style:font-size-complex="10pt" style:font-weight-complex="bold"/>
    </style:style>
    <style:style style:name="P115" style:family="paragraph" style:parent-style-name="Standard">
      <style:paragraph-properties fo:text-align="center" style:justify-single-word="false"/>
      <style:text-properties style:font-name="Droid Sans" fo:font-size="10pt" fo:font-weight="bold" officeooo:rsid="007b1c3a" officeooo:paragraph-rsid="007b1c3a" style:font-size-asian="10pt" style:font-weight-asian="bold" style:font-size-complex="10pt" style:font-weight-complex="bold"/>
    </style:style>
    <style:style style:name="P116" style:family="paragraph" style:parent-style-name="Standard">
      <style:paragraph-properties fo:text-align="center" style:justify-single-word="false"/>
      <style:text-properties style:font-name="Droid Sans" fo:font-size="10pt" fo:font-weight="bold" officeooo:rsid="007ce4be" officeooo:paragraph-rsid="007ce4be" style:font-size-asian="10pt" style:font-weight-asian="bold" style:font-size-complex="10pt" style:font-weight-complex="bold"/>
    </style:style>
    <style:style style:name="P117" style:family="paragraph" style:parent-style-name="Standard">
      <style:paragraph-properties fo:text-align="center" style:justify-single-word="false"/>
      <style:text-properties style:font-name="Droid Sans" fo:font-size="10pt" fo:font-weight="bold" officeooo:rsid="00826708" officeooo:paragraph-rsid="00826708" style:font-size-asian="10pt" style:font-weight-asian="bold" style:font-size-complex="10pt" style:font-weight-complex="bold"/>
    </style:style>
    <style:style style:name="P118" style:family="paragraph" style:parent-style-name="Standard">
      <style:paragraph-properties fo:text-align="center" style:justify-single-word="false"/>
      <style:text-properties style:font-name="Droid Sans" fo:font-size="10pt" fo:font-weight="bold" officeooo:rsid="00826708" officeooo:paragraph-rsid="008dc4d7" style:font-size-asian="10pt" style:font-weight-asian="bold" style:font-size-complex="10pt" style:font-weight-complex="bold"/>
    </style:style>
    <style:style style:name="P119" style:family="paragraph" style:parent-style-name="Standard">
      <style:paragraph-properties fo:text-align="center" style:justify-single-word="false"/>
      <style:text-properties style:font-name="Droid Sans" fo:font-size="10pt" fo:font-weight="bold" officeooo:rsid="00826708" officeooo:paragraph-rsid="0090f135" style:font-size-asian="10pt" style:font-weight-asian="bold" style:font-size-complex="10pt" style:font-weight-complex="bold"/>
    </style:style>
    <style:style style:name="P120" style:family="paragraph" style:parent-style-name="Standard">
      <style:paragraph-properties fo:text-align="center" style:justify-single-word="false"/>
      <style:text-properties style:font-name="Droid Sans" fo:font-size="10pt" fo:font-weight="bold" officeooo:rsid="00826708" officeooo:paragraph-rsid="009360b8" style:font-size-asian="10pt" style:font-weight-asian="bold" style:font-size-complex="10pt" style:font-weight-complex="bold"/>
    </style:style>
    <style:style style:name="P121" style:family="paragraph" style:parent-style-name="Standard">
      <style:paragraph-properties fo:text-align="center" style:justify-single-word="false"/>
      <style:text-properties style:font-name="Droid Sans" fo:font-size="10pt" fo:font-weight="bold" officeooo:rsid="00826708" officeooo:paragraph-rsid="0096c6f3" style:font-size-asian="10pt" style:font-weight-asian="bold" style:font-size-complex="10pt" style:font-weight-complex="bold"/>
    </style:style>
    <style:style style:name="P122" style:family="paragraph" style:parent-style-name="Standard">
      <style:paragraph-properties fo:text-align="center" style:justify-single-word="false"/>
      <style:text-properties style:font-name="Droid Sans" fo:font-size="10pt" fo:font-weight="bold" officeooo:rsid="00826708" officeooo:paragraph-rsid="0098165f" style:font-size-asian="10pt" style:font-weight-asian="bold" style:font-size-complex="10pt" style:font-weight-complex="bold"/>
    </style:style>
    <style:style style:name="P123" style:family="paragraph" style:parent-style-name="Standard">
      <style:paragraph-properties fo:text-align="center" style:justify-single-word="false"/>
      <style:text-properties style:font-name="Droid Sans" fo:font-size="10pt" fo:font-weight="bold" officeooo:rsid="00826708" officeooo:paragraph-rsid="009ac9db" style:font-size-asian="10pt" style:font-weight-asian="bold" style:font-size-complex="10pt" style:font-weight-complex="bold"/>
    </style:style>
    <style:style style:name="P124" style:family="paragraph" style:parent-style-name="Standard">
      <style:paragraph-properties fo:text-align="center" style:justify-single-word="false"/>
      <style:text-properties style:font-name="Droid Sans" fo:font-size="10pt" fo:font-weight="bold" officeooo:rsid="00826708" officeooo:paragraph-rsid="009e8cf4" style:font-size-asian="10pt" style:font-weight-asian="bold" style:font-size-complex="10pt" style:font-weight-complex="bold"/>
    </style:style>
    <style:style style:name="P125" style:family="paragraph" style:parent-style-name="Standard">
      <style:paragraph-properties fo:text-align="center" style:justify-single-word="false"/>
      <style:text-properties style:font-name="Droid Sans" fo:font-size="10pt" fo:font-weight="bold" officeooo:rsid="00826708" officeooo:paragraph-rsid="00a3af7c" style:font-size-asian="10pt" style:font-weight-asian="bold" style:font-size-complex="10pt" style:font-weight-complex="bold"/>
    </style:style>
    <style:style style:name="P126" style:family="paragraph" style:parent-style-name="Standard">
      <style:paragraph-properties fo:text-align="center" style:justify-single-word="false"/>
      <style:text-properties style:font-name="Droid Sans" fo:font-size="10pt" fo:font-weight="bold" officeooo:rsid="00826708" officeooo:paragraph-rsid="00b10cc0" style:font-size-asian="10pt" style:font-weight-asian="bold" style:font-size-complex="10pt" style:font-weight-complex="bold"/>
    </style:style>
    <style:style style:name="P127" style:family="paragraph" style:parent-style-name="Standard">
      <style:paragraph-properties fo:text-align="center" style:justify-single-word="false"/>
      <style:text-properties style:font-name="Droid Sans" fo:font-size="10pt" fo:font-weight="bold" officeooo:rsid="00826708" officeooo:paragraph-rsid="00b4a87f" style:font-size-asian="10pt" style:font-weight-asian="bold" style:font-size-complex="10pt" style:font-weight-complex="bold"/>
    </style:style>
    <style:style style:name="P128" style:family="paragraph" style:parent-style-name="Standard">
      <style:text-properties style:font-name="Droid Sans" fo:font-size="10pt" fo:font-weight="bold" officeooo:rsid="00826708" officeooo:paragraph-rsid="00826708" style:font-size-asian="10pt" style:font-weight-asian="bold" style:font-size-complex="10pt" style:font-weight-complex="bold"/>
    </style:style>
    <style:style style:name="P129" style:family="paragraph" style:parent-style-name="Standard">
      <style:text-properties style:font-name="Droid Sans" fo:font-size="10pt" fo:font-weight="bold" officeooo:rsid="008dc4d7" officeooo:paragraph-rsid="008dc4d7" style:font-size-asian="10pt" style:font-weight-asian="bold" style:font-size-complex="10pt" style:font-weight-complex="bold"/>
    </style:style>
    <style:style style:name="P130" style:family="paragraph" style:parent-style-name="Standard">
      <style:text-properties style:font-name="Droid Sans" fo:font-size="10pt" fo:font-weight="bold" officeooo:rsid="008dc4d7" officeooo:paragraph-rsid="00cb9501" style:font-size-asian="10pt" style:font-weight-asian="bold" style:font-size-complex="10pt" style:font-weight-complex="bold"/>
    </style:style>
    <style:style style:name="P131" style:family="paragraph" style:parent-style-name="Standard">
      <style:text-properties style:font-name="Droid Sans" fo:font-size="10pt" fo:font-weight="bold" officeooo:rsid="00b4a87f" officeooo:paragraph-rsid="00bebc89" style:font-size-asian="10pt" style:font-weight-asian="bold" style:font-size-complex="10pt" style:font-weight-complex="bold"/>
    </style:style>
    <style:style style:name="P132" style:family="paragraph" style:parent-style-name="Standard">
      <style:text-properties style:font-name="Droid Sans" fo:font-size="10pt" fo:font-weight="bold" officeooo:rsid="00bebc89" officeooo:paragraph-rsid="00bebc89" style:font-size-asian="10pt" style:font-weight-asian="bold" style:font-size-complex="10pt" style:font-weight-complex="bold"/>
    </style:style>
    <style:style style:name="P133" style:family="paragraph" style:parent-style-name="Standard">
      <style:text-properties style:font-name="Droid Sans" fo:font-size="10pt" fo:font-weight="bold" officeooo:rsid="00bebc89" officeooo:paragraph-rsid="00db3904" style:font-size-asian="10pt" style:font-weight-asian="bold" style:font-size-complex="10pt" style:font-weight-complex="bold"/>
    </style:style>
    <style:style style:name="P134" style:family="paragraph" style:parent-style-name="Standard">
      <style:text-properties officeooo:rsid="00ca2cec" officeooo:paragraph-rsid="00cbeb10"/>
    </style:style>
    <style:style style:name="P135" style:family="paragraph" style:parent-style-name="Standard">
      <style:text-properties style:font-name="Droid Sans" fo:font-size="10pt" style:font-size-asian="10pt" style:font-size-complex="10pt"/>
    </style:style>
    <style:style style:name="P136" style:family="paragraph" style:parent-style-name="Standard">
      <style:text-properties style:font-name="Droid Sans" fo:font-size="10pt" officeooo:rsid="00ca2cec" officeooo:paragraph-rsid="00cbeb10" style:font-size-asian="10pt" style:font-size-complex="10pt"/>
    </style:style>
    <style:style style:name="P137" style:family="paragraph" style:parent-style-name="Standard">
      <style:text-properties style:font-name="Droid Sans" fo:font-size="10pt" officeooo:rsid="00ca2cec" officeooo:paragraph-rsid="00ced107" style:font-size-asian="10pt" style:font-size-complex="10pt"/>
    </style:style>
    <style:style style:name="P138" style:family="paragraph" style:parent-style-name="Standard">
      <style:text-properties style:font-name="Droid Sans" fo:font-size="10pt" officeooo:rsid="00ca2cec" officeooo:paragraph-rsid="00cfa800" style:font-size-asian="10pt" style:font-size-complex="10pt"/>
    </style:style>
    <style:style style:name="P139" style:family="paragraph" style:parent-style-name="Standard">
      <style:text-properties style:font-name="Droid Sans" fo:font-size="10pt" officeooo:paragraph-rsid="00d5ad98" style:font-size-asian="10pt" style:font-size-complex="10pt"/>
    </style:style>
    <style:style style:name="P140" style:family="paragraph" style:parent-style-name="Standard">
      <style:text-properties style:font-name="Droid Sans" fo:font-size="10pt" fo:font-weight="bold" style:font-size-asian="10pt" style:font-weight-asian="bold" style:font-size-complex="10pt" style:font-weight-complex="bold"/>
    </style:style>
    <style:style style:name="P141" style:family="paragraph" style:parent-style-name="Standard">
      <style:text-properties style:font-name="Droid Sans" fo:font-size="10pt" fo:font-weight="bold" officeooo:rsid="00ca2cec" officeooo:paragraph-rsid="00cbeb10" style:font-size-asian="10pt" style:font-weight-asian="bold" style:font-size-complex="10pt" style:font-weight-complex="bold"/>
    </style:style>
    <style:style style:name="P142" style:family="paragraph" style:parent-style-name="Standard">
      <style:text-properties style:font-name="Droid Sans" fo:font-size="10pt" fo:font-weight="bold" officeooo:rsid="00ca2cec" officeooo:paragraph-rsid="00ced107" style:font-size-asian="10pt" style:font-weight-asian="bold" style:font-size-complex="10pt" style:font-weight-complex="bold"/>
    </style:style>
    <style:style style:name="P143" style:family="paragraph" style:parent-style-name="Standard">
      <style:text-properties style:font-name="Droid Sans" fo:font-size="10pt" fo:font-weight="bold" officeooo:rsid="00ca2cec" officeooo:paragraph-rsid="00cfa800" style:font-size-asian="10pt" style:font-weight-asian="bold" style:font-size-complex="10pt" style:font-weight-complex="bold"/>
    </style:style>
    <style:style style:name="P144" style:family="paragraph" style:parent-style-name="Standard">
      <style:text-properties style:font-name="Droid Sans" fo:font-size="10pt" fo:font-weight="bold" officeooo:rsid="00ca2cec" officeooo:paragraph-rsid="00dcbaa8" style:font-size-asian="10pt" style:font-weight-asian="bold" style:font-size-complex="10pt" style:font-weight-complex="bold"/>
    </style:style>
    <style:style style:name="P145" style:family="paragraph" style:parent-style-name="Standard">
      <style:text-properties style:font-name="Droid Sans" fo:font-size="10pt" fo:font-weight="bold" officeooo:paragraph-rsid="00d5ad98" style:font-size-asian="10pt" style:font-weight-asian="bold" style:font-size-complex="10pt" style:font-weight-complex="bold"/>
    </style:style>
    <style:style style:name="P146" style:family="paragraph" style:parent-style-name="Standard">
      <style:text-properties officeooo:paragraph-rsid="00d5ad98"/>
    </style:style>
    <style:style style:name="P147" style:family="paragraph" style:parent-style-name="Standard">
      <style:text-properties fo:font-weight="bold" style:font-weight-asian="bold" style:font-weight-complex="bold"/>
    </style:style>
    <style:style style:name="P148" style:family="paragraph" style:parent-style-name="Standard">
      <style:text-properties fo:font-weight="bold" officeooo:rsid="007ce4be" officeooo:paragraph-rsid="007ce4be" style:font-weight-asian="bold" style:font-weight-complex="bold"/>
    </style:style>
    <style:style style:name="P149" style:family="paragraph" style:parent-style-name="Standard">
      <style:text-properties fo:font-weight="bold" officeooo:rsid="00ca2cec" officeooo:paragraph-rsid="00cbeb10" style:font-weight-asian="bold" style:font-weight-complex="bold"/>
    </style:style>
    <style:style style:name="P150" style:family="paragraph" style:parent-style-name="Standard">
      <style:paragraph-properties fo:break-before="page"/>
      <style:text-properties style:font-name="Droid Sans" fo:font-size="10pt" fo:font-weight="bold" officeooo:rsid="008dc4d7" officeooo:paragraph-rsid="00cb9501" style:font-size-asian="10pt" style:font-weight-asian="bold" style:font-size-complex="10pt" style:font-weight-complex="bold"/>
    </style:style>
    <style:style style:name="P151" style:family="paragraph" style:parent-style-name="Text_20_body">
      <style:text-properties style:font-name="Droid Sans" fo:font-size="10pt" officeooo:rsid="00bebc89" officeooo:paragraph-rsid="00db3904" style:font-size-asian="10pt" style:font-size-complex="10pt"/>
    </style:style>
    <style:style style:name="P152" style:family="paragraph" style:parent-style-name="Text_20_body" style:list-style-name="L1">
      <style:paragraph-properties fo:line-height="100%"/>
      <style:text-properties style:font-name="Droid Sans" fo:font-size="10pt" style:font-size-asian="10pt" style:font-size-complex="10pt"/>
    </style:style>
    <style:style style:name="P153" style:family="paragraph" style:parent-style-name="Text_20_body" style:list-style-name="L3">
      <style:paragraph-properties fo:line-height="100%"/>
      <style:text-properties style:font-name="Droid Sans" fo:font-size="10pt" fo:font-weight="normal" officeooo:paragraph-rsid="0074aba6" style:font-size-asian="10pt" style:font-weight-asian="normal" style:font-size-complex="10pt" style:font-weight-complex="normal"/>
    </style:style>
    <style:style style:name="P154" style:family="paragraph" style:parent-style-name="Text_20_body" style:list-style-name="L2">
      <style:paragraph-properties fo:line-height="100%"/>
      <style:text-properties style:font-name="Droid Sans" fo:font-size="10pt" fo:font-weight="normal" officeooo:paragraph-rsid="0074aba6" style:font-size-asian="10pt" style:font-weight-asian="normal" style:font-size-complex="10pt" style:font-weight-complex="normal"/>
    </style:style>
    <style:style style:name="P155" style:family="paragraph" style:parent-style-name="Text_20_body">
      <style:text-properties style:font-name="Droid Sans" fo:font-size="10pt" officeooo:rsid="00ca2cec" officeooo:paragraph-rsid="00dcbaa8" style:font-size-asian="10pt" style:font-size-complex="10pt"/>
    </style:style>
    <style:style style:name="P156" style:family="paragraph" style:parent-style-name="Text_20_body">
      <style:text-properties fo:font-weight="bold" officeooo:paragraph-rsid="0079013e" style:font-weight-asian="bold" style:font-weight-complex="bold"/>
    </style:style>
    <style:style style:name="P157" style:family="paragraph" style:parent-style-name="Text_20_body" style:list-style-name="">
      <loext:graphic-properties draw:fill="none"/>
      <style:paragraph-properties fo:margin-left="0.3cm" fo:margin-right="0cm" fo:margin-top="0.353cm" fo:margin-bottom="0.212cm" loext:contextual-spacing="false" fo:line-height="100%" fo:orphans="2" fo:widows="2" fo:text-indent="0cm" style:auto-text-indent="false" fo:background-color="transparent" style:writing-mode="lr-tb"/>
      <style:text-properties style:text-position="sub 58%" style:font-name="Droid Sans" fo:font-size="10pt" fo:font-weight="normal" officeooo:paragraph-rsid="0071be84" style:font-size-asian="10pt" style:font-weight-asian="normal" style:font-name-complex="Arial" style:font-size-complex="10pt" style:font-weight-complex="normal"/>
    </style:style>
    <style:style style:name="P158" style:family="paragraph" style:parent-style-name="Text_20_body" style:list-style-name="">
      <loext:graphic-properties draw:fill="none"/>
      <style:paragraph-properties fo:margin-left="0cm" fo:margin-right="0cm" fo:margin-top="0.353cm" fo:margin-bottom="0.212cm" loext:contextual-spacing="false" fo:orphans="2" fo:widows="2" fo:text-indent="0cm" style:auto-text-indent="false" fo:background-color="transparent" style:writing-mode="lr-tb"/>
      <style:text-properties officeooo:paragraph-rsid="00689a65"/>
    </style:style>
    <style:style style:name="P159" style:family="paragraph" style:parent-style-name="Title" style:master-page-name="Standard">
      <style:paragraph-properties style:page-number="auto"/>
      <style:text-properties style:font-name="Droid Sans" fo:font-size="42pt" officeooo:rsid="003a361f" officeooo:paragraph-rsid="003a361f" style:font-size-asian="42pt" style:font-size-complex="42pt"/>
    </style:style>
    <style:style style:name="P160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90f135" officeooo:paragraph-rsid="0090f135" style:font-size-asian="10pt" style:font-weight-asian="bold" style:font-size-complex="10pt" style:font-weight-complex="bold"/>
    </style:style>
    <style:style style:name="P161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90f135" officeooo:paragraph-rsid="009360b8" style:font-size-asian="10pt" style:font-weight-asian="bold" style:font-size-complex="10pt" style:font-weight-complex="bold"/>
    </style:style>
    <style:style style:name="P162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90f135" officeooo:paragraph-rsid="0096c6f3" style:font-size-asian="10pt" style:font-weight-asian="bold" style:font-size-complex="10pt" style:font-weight-complex="bold"/>
    </style:style>
    <style:style style:name="P163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90f135" officeooo:paragraph-rsid="0098165f" style:font-size-asian="10pt" style:font-weight-asian="bold" style:font-size-complex="10pt" style:font-weight-complex="bold"/>
    </style:style>
    <style:style style:name="P164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90f135" officeooo:paragraph-rsid="009e8cf4" style:font-size-asian="10pt" style:font-weight-asian="bold" style:font-size-complex="10pt" style:font-weight-complex="bold"/>
    </style:style>
    <style:style style:name="P165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90f135" officeooo:paragraph-rsid="00a3af7c" style:font-size-asian="10pt" style:font-weight-asian="bold" style:font-size-complex="10pt" style:font-weight-complex="bold"/>
    </style:style>
    <style:style style:name="P166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90f135" officeooo:paragraph-rsid="00b4a87f" style:font-size-asian="10pt" style:font-weight-asian="bold" style:font-size-complex="10pt" style:font-weight-complex="bold"/>
    </style:style>
    <style:style style:name="P167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5e4eef" officeooo:paragraph-rsid="0090f135" style:font-size-asian="10pt" style:font-weight-asian="bold" style:font-size-complex="10pt" style:font-weight-complex="bold"/>
    </style:style>
    <style:style style:name="P168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5e4eef" officeooo:paragraph-rsid="009360b8" style:font-size-asian="10pt" style:font-weight-asian="bold" style:font-size-complex="10pt" style:font-weight-complex="bold"/>
    </style:style>
    <style:style style:name="P169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5e4eef" officeooo:paragraph-rsid="0096c6f3" style:font-size-asian="10pt" style:font-weight-asian="bold" style:font-size-complex="10pt" style:font-weight-complex="bold"/>
    </style:style>
    <style:style style:name="P170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5e4eef" officeooo:paragraph-rsid="009993dd" style:font-size-asian="10pt" style:font-weight-asian="bold" style:font-size-complex="10pt" style:font-weight-complex="bold"/>
    </style:style>
    <style:style style:name="P171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5e4eef" officeooo:paragraph-rsid="009ac9db" style:font-size-asian="10pt" style:font-weight-asian="bold" style:font-size-complex="10pt" style:font-weight-complex="bold"/>
    </style:style>
    <style:style style:name="P172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5e4eef" officeooo:paragraph-rsid="009e8cf4" style:font-size-asian="10pt" style:font-weight-asian="bold" style:font-size-complex="10pt" style:font-weight-complex="bold"/>
    </style:style>
    <style:style style:name="P173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5e4eef" officeooo:paragraph-rsid="00a3af7c" style:font-size-asian="10pt" style:font-weight-asian="bold" style:font-size-complex="10pt" style:font-weight-complex="bold"/>
    </style:style>
    <style:style style:name="P174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5e4eef" officeooo:paragraph-rsid="00b10cc0" style:font-size-asian="10pt" style:font-weight-asian="bold" style:font-size-complex="10pt" style:font-weight-complex="bold"/>
    </style:style>
    <style:style style:name="P175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5e4eef" officeooo:paragraph-rsid="00b4a87f" style:font-size-asian="10pt" style:font-weight-asian="bold" style:font-size-complex="10pt" style:font-weight-complex="bold"/>
    </style:style>
    <style:style style:name="P176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8ecf69" officeooo:paragraph-rsid="0090f135" style:font-size-asian="10pt" style:font-weight-asian="bold" style:font-size-complex="10pt" style:font-weight-complex="bold"/>
    </style:style>
    <style:style style:name="P177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8ecf69" officeooo:paragraph-rsid="009360b8" style:font-size-asian="10pt" style:font-weight-asian="bold" style:font-size-complex="10pt" style:font-weight-complex="bold"/>
    </style:style>
    <style:style style:name="P178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8ecf69" officeooo:paragraph-rsid="0096c6f3" style:font-size-asian="10pt" style:font-weight-asian="bold" style:font-size-complex="10pt" style:font-weight-complex="bold"/>
    </style:style>
    <style:style style:name="P179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66044a" officeooo:paragraph-rsid="0090f135" style:font-size-asian="10pt" style:font-weight-asian="bold" style:font-size-complex="10pt" style:font-weight-complex="bold"/>
    </style:style>
    <style:style style:name="P180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66044a" officeooo:paragraph-rsid="009360b8" style:font-size-asian="10pt" style:font-weight-asian="bold" style:font-size-complex="10pt" style:font-weight-complex="bold"/>
    </style:style>
    <style:style style:name="P181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66044a" officeooo:paragraph-rsid="0096c6f3" style:font-size-asian="10pt" style:font-weight-asian="bold" style:font-size-complex="10pt" style:font-weight-complex="bold"/>
    </style:style>
    <style:style style:name="P182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66044a" officeooo:paragraph-rsid="009ac9db" style:font-size-asian="10pt" style:font-weight-asian="bold" style:font-size-complex="10pt" style:font-weight-complex="bold"/>
    </style:style>
    <style:style style:name="P183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66044a" officeooo:paragraph-rsid="009e8cf4" style:font-size-asian="10pt" style:font-weight-asian="bold" style:font-size-complex="10pt" style:font-weight-complex="bold"/>
    </style:style>
    <style:style style:name="P184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66044a" officeooo:paragraph-rsid="00b4a87f" style:font-size-asian="10pt" style:font-weight-asian="bold" style:font-size-complex="10pt" style:font-weight-complex="bold"/>
    </style:style>
    <style:style style:name="P185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9360b8" officeooo:paragraph-rsid="009360b8" style:font-size-asian="10pt" style:font-weight-asian="bold" style:font-size-complex="10pt" style:font-weight-complex="bold"/>
    </style:style>
    <style:style style:name="P186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9360b8" officeooo:paragraph-rsid="009e8cf4" style:font-size-asian="10pt" style:font-weight-asian="bold" style:font-size-complex="10pt" style:font-weight-complex="bold"/>
    </style:style>
    <style:style style:name="P187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94bc53" officeooo:paragraph-rsid="0094bc53" style:font-size-asian="10pt" style:font-weight-asian="bold" style:font-size-complex="10pt" style:font-weight-complex="bold"/>
    </style:style>
    <style:style style:name="P188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94bc53" officeooo:paragraph-rsid="009e8cf4" style:font-size-asian="10pt" style:font-weight-asian="bold" style:font-size-complex="10pt" style:font-weight-complex="bold"/>
    </style:style>
    <style:style style:name="P189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96c6f3" officeooo:paragraph-rsid="0096c6f3" style:font-size-asian="10pt" style:font-weight-asian="bold" style:font-size-complex="10pt" style:font-weight-complex="bold"/>
    </style:style>
    <style:style style:name="P190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98165f" officeooo:paragraph-rsid="0098165f" style:font-size-asian="10pt" style:font-weight-asian="bold" style:font-size-complex="10pt" style:font-weight-complex="bold"/>
    </style:style>
    <style:style style:name="P191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9993dd" officeooo:paragraph-rsid="009993dd" style:font-size-asian="10pt" style:font-weight-asian="bold" style:font-size-complex="10pt" style:font-weight-complex="bold"/>
    </style:style>
    <style:style style:name="P192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9ac9db" officeooo:paragraph-rsid="009ac9db" style:font-size-asian="10pt" style:font-weight-asian="bold" style:font-size-complex="10pt" style:font-weight-complex="bold"/>
    </style:style>
    <style:style style:name="P193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9fa7a7" officeooo:paragraph-rsid="009fa7a7" style:font-size-asian="10pt" style:font-weight-asian="bold" style:font-size-complex="10pt" style:font-weight-complex="bold"/>
    </style:style>
    <style:style style:name="P194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a0138c" officeooo:paragraph-rsid="00a0138c" style:font-size-asian="10pt" style:font-weight-asian="bold" style:font-size-complex="10pt" style:font-weight-complex="bold"/>
    </style:style>
    <style:style style:name="P195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a02a6e" officeooo:paragraph-rsid="00a02a6e" style:font-size-asian="10pt" style:font-weight-asian="bold" style:font-size-complex="10pt" style:font-weight-complex="bold"/>
    </style:style>
    <style:style style:name="P196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a3af7c" officeooo:paragraph-rsid="00a3af7c" style:font-size-asian="10pt" style:font-weight-asian="bold" style:font-size-complex="10pt" style:font-weight-complex="bold"/>
    </style:style>
    <style:style style:name="P197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af25d8" officeooo:paragraph-rsid="00af25d8" style:font-size-asian="10pt" style:font-weight-asian="bold" style:font-size-complex="10pt" style:font-weight-complex="bold"/>
    </style:style>
    <style:style style:name="P198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b0483a" officeooo:paragraph-rsid="00b0483a" style:font-size-asian="10pt" style:font-weight-asian="bold" style:font-size-complex="10pt" style:font-weight-complex="bold"/>
    </style:style>
    <style:style style:name="P199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b10cc0" officeooo:paragraph-rsid="00b10cc0" style:font-size-asian="10pt" style:font-weight-asian="bold" style:font-size-complex="10pt" style:font-weight-complex="bold"/>
    </style:style>
    <style:style style:name="P200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b4a87f" officeooo:paragraph-rsid="00b4a87f" style:font-size-asian="10pt" style:font-weight-asian="bold" style:font-size-complex="10pt" style:font-weight-complex="bold"/>
    </style:style>
    <style:style style:name="P201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b5adb1" officeooo:paragraph-rsid="00b5adb1" style:font-size-asian="10pt" style:font-weight-asian="bold" style:font-size-complex="10pt" style:font-weight-complex="bold"/>
    </style:style>
    <style:style style:name="P202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b88240" officeooo:paragraph-rsid="00b88240" style:font-size-asian="10pt" style:font-weight-asian="bold" style:font-size-complex="10pt" style:font-weight-complex="bold"/>
    </style:style>
    <style:style style:name="P203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b92bc0" officeooo:paragraph-rsid="00b92bc0" style:font-size-asian="10pt" style:font-weight-asian="bold" style:font-size-complex="10pt" style:font-weight-complex="bold"/>
    </style:style>
    <style:style style:name="P204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90f135" officeooo:paragraph-rsid="0090f135" style:font-size-asian="10pt" style:font-weight-asian="normal" style:font-size-complex="10pt" style:font-weight-complex="normal"/>
    </style:style>
    <style:style style:name="P205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8fbee8" officeooo:paragraph-rsid="0090f135" style:font-size-asian="10pt" style:font-weight-asian="normal" style:font-size-complex="10pt" style:font-weight-complex="normal"/>
    </style:style>
    <style:style style:name="P206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8fbee8" officeooo:paragraph-rsid="009360b8" style:font-size-asian="10pt" style:font-weight-asian="normal" style:font-size-complex="10pt" style:font-weight-complex="normal"/>
    </style:style>
    <style:style style:name="P207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8fbee8" officeooo:paragraph-rsid="0096c6f3" style:font-size-asian="10pt" style:font-weight-asian="normal" style:font-size-complex="10pt" style:font-weight-complex="normal"/>
    </style:style>
    <style:style style:name="P208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8fbee8" officeooo:paragraph-rsid="009ac9db" style:font-size-asian="10pt" style:font-weight-asian="normal" style:font-size-complex="10pt" style:font-weight-complex="normal"/>
    </style:style>
    <style:style style:name="P209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8fbee8" officeooo:paragraph-rsid="009e8cf4" style:font-size-asian="10pt" style:font-weight-asian="normal" style:font-size-complex="10pt" style:font-weight-complex="normal"/>
    </style:style>
    <style:style style:name="P210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8fbee8" officeooo:paragraph-rsid="00b4a87f" style:font-size-asian="10pt" style:font-weight-asian="normal" style:font-size-complex="10pt" style:font-weight-complex="normal"/>
    </style:style>
    <style:style style:name="P211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96c6f3" officeooo:paragraph-rsid="0096c6f3" style:font-size-asian="10pt" style:font-weight-asian="normal" style:font-size-complex="10pt" style:font-weight-complex="normal"/>
    </style:style>
    <style:style style:name="P212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af25d8" officeooo:paragraph-rsid="00af25d8" style:font-size-asian="10pt" style:font-weight-asian="normal" style:font-size-complex="10pt" style:font-weight-complex="normal"/>
    </style:style>
    <style:style style:name="P213" style:family="paragraph" style:parent-style-name="Table_20_Contents">
      <style:paragraph-properties fo:text-align="center" style:justify-single-word="false"/>
      <style:text-properties style:font-name="Droid Sans" fo:font-size="10pt" officeooo:rsid="005e4eef" officeooo:paragraph-rsid="0090f135" style:font-size-asian="10pt" style:font-size-complex="10pt"/>
    </style:style>
    <style:style style:name="P214" style:family="paragraph" style:parent-style-name="Table_20_Contents">
      <style:paragraph-properties fo:text-align="center" style:justify-single-word="false"/>
      <style:text-properties style:font-name="Droid Sans" fo:font-size="10pt" officeooo:rsid="005e4eef" officeooo:paragraph-rsid="009360b8" style:font-size-asian="10pt" style:font-size-complex="10pt"/>
    </style:style>
    <style:style style:name="P215" style:family="paragraph" style:parent-style-name="Table_20_Contents">
      <style:paragraph-properties fo:text-align="center" style:justify-single-word="false"/>
      <style:text-properties style:font-name="Droid Sans" fo:font-size="10pt" officeooo:rsid="005e4eef" officeooo:paragraph-rsid="0096c6f3" style:font-size-asian="10pt" style:font-size-complex="10pt"/>
    </style:style>
    <style:style style:name="P216" style:family="paragraph" style:parent-style-name="Table_20_Contents">
      <style:paragraph-properties fo:text-align="center" style:justify-single-word="false"/>
      <style:text-properties style:font-name="Droid Sans" fo:font-size="10pt" officeooo:rsid="005e4eef" officeooo:paragraph-rsid="0098165f" style:font-size-asian="10pt" style:font-size-complex="10pt"/>
    </style:style>
    <style:style style:name="P217" style:family="paragraph" style:parent-style-name="Table_20_Contents">
      <style:paragraph-properties fo:text-align="center" style:justify-single-word="false"/>
      <style:text-properties style:font-name="Droid Sans" fo:font-size="10pt" officeooo:rsid="005e4eef" officeooo:paragraph-rsid="009e8cf4" style:font-size-asian="10pt" style:font-size-complex="10pt"/>
    </style:style>
    <style:style style:name="P218" style:family="paragraph" style:parent-style-name="Table_20_Contents">
      <style:paragraph-properties fo:text-align="center" style:justify-single-word="false"/>
      <style:text-properties style:font-name="Droid Sans" fo:font-size="10pt" officeooo:rsid="005e4eef" officeooo:paragraph-rsid="00a3af7c" style:font-size-asian="10pt" style:font-size-complex="10pt"/>
    </style:style>
    <style:style style:name="P219" style:family="paragraph" style:parent-style-name="Table_20_Contents">
      <style:paragraph-properties fo:text-align="center" style:justify-single-word="false"/>
      <style:text-properties style:font-name="Droid Sans" fo:font-size="10pt" officeooo:rsid="005e4eef" officeooo:paragraph-rsid="00b4a87f" style:font-size-asian="10pt" style:font-size-complex="10pt"/>
    </style:style>
    <style:style style:name="P220" style:family="paragraph" style:parent-style-name="Table_20_Contents">
      <style:paragraph-properties fo:text-align="center" style:justify-single-word="false"/>
      <style:text-properties style:font-name="Droid Sans" fo:font-size="10pt" officeooo:paragraph-rsid="0090f135" style:font-size-asian="10pt" style:font-size-complex="10pt"/>
    </style:style>
    <style:style style:name="P221" style:family="paragraph" style:parent-style-name="Table_20_Contents">
      <style:paragraph-properties fo:text-align="center" style:justify-single-word="false"/>
      <style:text-properties style:font-name="Droid Sans" fo:font-size="10pt" officeooo:paragraph-rsid="009360b8" style:font-size-asian="10pt" style:font-size-complex="10pt"/>
    </style:style>
    <style:style style:name="P222" style:family="paragraph" style:parent-style-name="Table_20_Contents">
      <style:paragraph-properties fo:text-align="center" style:justify-single-word="false"/>
      <style:text-properties style:font-name="Droid Sans" fo:font-size="10pt" officeooo:paragraph-rsid="0096c6f3" style:font-size-asian="10pt" style:font-size-complex="10pt"/>
    </style:style>
    <style:style style:name="P223" style:family="paragraph" style:parent-style-name="Table_20_Contents">
      <style:paragraph-properties fo:text-align="center" style:justify-single-word="false"/>
      <style:text-properties style:font-name="Droid Sans" fo:font-size="10pt" officeooo:paragraph-rsid="0098165f" style:font-size-asian="10pt" style:font-size-complex="10pt"/>
    </style:style>
    <style:style style:name="P224" style:family="paragraph" style:parent-style-name="Table_20_Contents">
      <style:paragraph-properties fo:text-align="center" style:justify-single-word="false"/>
      <style:text-properties style:font-name="Droid Sans" fo:font-size="10pt" officeooo:paragraph-rsid="009993dd" style:font-size-asian="10pt" style:font-size-complex="10pt"/>
    </style:style>
    <style:style style:name="P225" style:family="paragraph" style:parent-style-name="Table_20_Contents">
      <style:paragraph-properties fo:text-align="center" style:justify-single-word="false"/>
      <style:text-properties style:font-name="Droid Sans" fo:font-size="10pt" officeooo:paragraph-rsid="009ac9db" style:font-size-asian="10pt" style:font-size-complex="10pt"/>
    </style:style>
    <style:style style:name="P226" style:family="paragraph" style:parent-style-name="Table_20_Contents">
      <style:paragraph-properties fo:text-align="center" style:justify-single-word="false"/>
      <style:text-properties style:font-name="Droid Sans" fo:font-size="10pt" officeooo:paragraph-rsid="009e8cf4" style:font-size-asian="10pt" style:font-size-complex="10pt"/>
    </style:style>
    <style:style style:name="P227" style:family="paragraph" style:parent-style-name="Table_20_Contents">
      <style:paragraph-properties fo:text-align="center" style:justify-single-word="false"/>
      <style:text-properties style:font-name="Droid Sans" fo:font-size="10pt" officeooo:paragraph-rsid="00a3af7c" style:font-size-asian="10pt" style:font-size-complex="10pt"/>
    </style:style>
    <style:style style:name="P228" style:family="paragraph" style:parent-style-name="Table_20_Contents">
      <style:paragraph-properties fo:text-align="center" style:justify-single-word="false"/>
      <style:text-properties style:font-name="Droid Sans" fo:font-size="10pt" officeooo:paragraph-rsid="00b10cc0" style:font-size-asian="10pt" style:font-size-complex="10pt"/>
    </style:style>
    <style:style style:name="P229" style:family="paragraph" style:parent-style-name="Table_20_Contents">
      <style:paragraph-properties fo:text-align="center" style:justify-single-word="false"/>
      <style:text-properties style:font-name="Droid Sans" fo:font-size="10pt" officeooo:paragraph-rsid="00b4a87f" style:font-size-asian="10pt" style:font-size-complex="10pt"/>
    </style:style>
    <style:style style:name="P230" style:family="paragraph" style:parent-style-name="Table_20_Contents">
      <style:paragraph-properties fo:text-align="center" style:justify-single-word="false"/>
      <style:text-properties style:font-name="Droid Sans" fo:font-size="10pt" officeooo:rsid="00620609" officeooo:paragraph-rsid="0090f135" style:font-size-asian="10pt" style:font-size-complex="10pt"/>
    </style:style>
    <style:style style:name="P231" style:family="paragraph" style:parent-style-name="Table_20_Contents">
      <style:paragraph-properties fo:text-align="center" style:justify-single-word="false"/>
      <style:text-properties style:font-name="Droid Sans" fo:font-size="10pt" officeooo:rsid="00620609" officeooo:paragraph-rsid="009360b8" style:font-size-asian="10pt" style:font-size-complex="10pt"/>
    </style:style>
    <style:style style:name="P232" style:family="paragraph" style:parent-style-name="Table_20_Contents">
      <style:paragraph-properties fo:text-align="center" style:justify-single-word="false"/>
      <style:text-properties style:font-name="Droid Sans" fo:font-size="10pt" officeooo:rsid="00620609" officeooo:paragraph-rsid="0096c6f3" style:font-size-asian="10pt" style:font-size-complex="10pt"/>
    </style:style>
    <style:style style:name="P233" style:family="paragraph" style:parent-style-name="Table_20_Contents">
      <style:paragraph-properties fo:text-align="center" style:justify-single-word="false"/>
      <style:text-properties style:font-name="Droid Sans" fo:font-size="10pt" officeooo:rsid="00620609" officeooo:paragraph-rsid="009993dd" style:font-size-asian="10pt" style:font-size-complex="10pt"/>
    </style:style>
    <style:style style:name="P234" style:family="paragraph" style:parent-style-name="Table_20_Contents">
      <style:paragraph-properties fo:text-align="center" style:justify-single-word="false"/>
      <style:text-properties style:font-name="Droid Sans" fo:font-size="10pt" officeooo:rsid="00620609" officeooo:paragraph-rsid="009e8cf4" style:font-size-asian="10pt" style:font-size-complex="10pt"/>
    </style:style>
    <style:style style:name="P235" style:family="paragraph" style:parent-style-name="Table_20_Contents">
      <style:paragraph-properties fo:text-align="center" style:justify-single-word="false"/>
      <style:text-properties style:font-name="Droid Sans" fo:font-size="10pt" officeooo:rsid="00620609" officeooo:paragraph-rsid="00a3af7c" style:font-size-asian="10pt" style:font-size-complex="10pt"/>
    </style:style>
    <style:style style:name="P236" style:family="paragraph" style:parent-style-name="Table_20_Contents">
      <style:paragraph-properties fo:text-align="center" style:justify-single-word="false"/>
      <style:text-properties style:font-name="Droid Sans" fo:font-size="10pt" officeooo:rsid="00620609" officeooo:paragraph-rsid="00b10cc0" style:font-size-asian="10pt" style:font-size-complex="10pt"/>
    </style:style>
    <style:style style:name="P237" style:family="paragraph" style:parent-style-name="Table_20_Contents">
      <style:paragraph-properties fo:text-align="center" style:justify-single-word="false"/>
      <style:text-properties style:font-name="Droid Sans" fo:font-size="10pt" officeooo:rsid="00620609" officeooo:paragraph-rsid="00b4a87f" style:font-size-asian="10pt" style:font-size-complex="10pt"/>
    </style:style>
    <style:style style:name="P238" style:family="paragraph" style:parent-style-name="Table_20_Contents">
      <style:paragraph-properties fo:text-align="center" style:justify-single-word="false"/>
      <style:text-properties style:font-name="Droid Sans" fo:font-size="10pt" officeooo:rsid="0062bd84" officeooo:paragraph-rsid="0090f135" style:font-size-asian="10pt" style:font-size-complex="10pt"/>
    </style:style>
    <style:style style:name="P239" style:family="paragraph" style:parent-style-name="Table_20_Contents">
      <style:paragraph-properties fo:text-align="center" style:justify-single-word="false"/>
      <style:text-properties style:font-name="Droid Sans" fo:font-size="10pt" officeooo:rsid="0062bd84" officeooo:paragraph-rsid="009360b8" style:font-size-asian="10pt" style:font-size-complex="10pt"/>
    </style:style>
    <style:style style:name="P240" style:family="paragraph" style:parent-style-name="Table_20_Contents">
      <style:paragraph-properties fo:text-align="center" style:justify-single-word="false"/>
      <style:text-properties style:font-name="Droid Sans" fo:font-size="10pt" officeooo:rsid="0062bd84" officeooo:paragraph-rsid="0096c6f3" style:font-size-asian="10pt" style:font-size-complex="10pt"/>
    </style:style>
    <style:style style:name="P241" style:family="paragraph" style:parent-style-name="Table_20_Contents">
      <style:paragraph-properties fo:text-align="center" style:justify-single-word="false"/>
      <style:text-properties style:font-name="Droid Sans" fo:font-size="10pt" officeooo:rsid="0062bd84" officeooo:paragraph-rsid="009993dd" style:font-size-asian="10pt" style:font-size-complex="10pt"/>
    </style:style>
    <style:style style:name="P242" style:family="paragraph" style:parent-style-name="Table_20_Contents">
      <style:paragraph-properties fo:text-align="center" style:justify-single-word="false"/>
      <style:text-properties style:font-name="Droid Sans" fo:font-size="10pt" officeooo:rsid="0062bd84" officeooo:paragraph-rsid="009e8cf4" style:font-size-asian="10pt" style:font-size-complex="10pt"/>
    </style:style>
    <style:style style:name="P243" style:family="paragraph" style:parent-style-name="Table_20_Contents">
      <style:paragraph-properties fo:text-align="center" style:justify-single-word="false"/>
      <style:text-properties style:font-name="Droid Sans" fo:font-size="10pt" officeooo:rsid="0062bd84" officeooo:paragraph-rsid="00a3af7c" style:font-size-asian="10pt" style:font-size-complex="10pt"/>
    </style:style>
    <style:style style:name="P244" style:family="paragraph" style:parent-style-name="Table_20_Contents">
      <style:paragraph-properties fo:text-align="center" style:justify-single-word="false"/>
      <style:text-properties style:font-name="Droid Sans" fo:font-size="10pt" officeooo:rsid="0062bd84" officeooo:paragraph-rsid="00b10cc0" style:font-size-asian="10pt" style:font-size-complex="10pt"/>
    </style:style>
    <style:style style:name="P245" style:family="paragraph" style:parent-style-name="Table_20_Contents">
      <style:paragraph-properties fo:text-align="center" style:justify-single-word="false"/>
      <style:text-properties style:font-name="Droid Sans" fo:font-size="10pt" officeooo:rsid="0062bd84" officeooo:paragraph-rsid="00b4a87f" style:font-size-asian="10pt" style:font-size-complex="10pt"/>
    </style:style>
    <style:style style:name="P246" style:family="paragraph" style:parent-style-name="Table_20_Contents">
      <style:paragraph-properties fo:text-align="center" style:justify-single-word="false"/>
      <style:text-properties style:font-name="Droid Sans" fo:font-size="10pt" officeooo:rsid="008fbee8" officeooo:paragraph-rsid="0090f135" style:font-size-asian="10pt" style:font-size-complex="10pt"/>
    </style:style>
    <style:style style:name="P247" style:family="paragraph" style:parent-style-name="Table_20_Contents">
      <style:paragraph-properties fo:text-align="center" style:justify-single-word="false"/>
      <style:text-properties style:font-name="Droid Sans" fo:font-size="10pt" officeooo:rsid="008fbee8" officeooo:paragraph-rsid="009360b8" style:font-size-asian="10pt" style:font-size-complex="10pt"/>
    </style:style>
    <style:style style:name="P248" style:family="paragraph" style:parent-style-name="Table_20_Contents">
      <style:paragraph-properties fo:text-align="center" style:justify-single-word="false"/>
      <style:text-properties style:font-name="Droid Sans" fo:font-size="10pt" officeooo:rsid="008fbee8" officeooo:paragraph-rsid="009993dd" style:font-size-asian="10pt" style:font-size-complex="10pt"/>
    </style:style>
    <style:style style:name="P249" style:family="paragraph" style:parent-style-name="Table_20_Contents">
      <style:paragraph-properties fo:text-align="center" style:justify-single-word="false"/>
      <style:text-properties style:font-name="Droid Sans" fo:font-size="10pt" officeooo:rsid="008fbee8" officeooo:paragraph-rsid="009e8cf4" style:font-size-asian="10pt" style:font-size-complex="10pt"/>
    </style:style>
    <style:style style:name="P250" style:family="paragraph" style:parent-style-name="Table_20_Contents">
      <style:paragraph-properties fo:text-align="center" style:justify-single-word="false"/>
      <style:text-properties style:font-name="Droid Sans" fo:font-size="10pt" officeooo:rsid="008fbee8" officeooo:paragraph-rsid="00a3af7c" style:font-size-asian="10pt" style:font-size-complex="10pt"/>
    </style:style>
    <style:style style:name="P251" style:family="paragraph" style:parent-style-name="Table_20_Contents">
      <style:paragraph-properties fo:text-align="center" style:justify-single-word="false"/>
      <style:text-properties style:font-name="Droid Sans" fo:font-size="10pt" officeooo:rsid="008fbee8" officeooo:paragraph-rsid="00b10cc0" style:font-size-asian="10pt" style:font-size-complex="10pt"/>
    </style:style>
    <style:style style:name="P252" style:family="paragraph" style:parent-style-name="Table_20_Contents">
      <style:paragraph-properties fo:text-align="center" style:justify-single-word="false"/>
      <style:text-properties style:font-name="Droid Sans" fo:font-size="10pt" officeooo:rsid="008fbee8" officeooo:paragraph-rsid="00b4a87f" style:font-size-asian="10pt" style:font-size-complex="10pt"/>
    </style:style>
    <style:style style:name="P253" style:family="paragraph" style:parent-style-name="Table_20_Contents">
      <style:paragraph-properties fo:text-align="center" style:justify-single-word="false"/>
      <style:text-properties style:font-name="Droid Sans" fo:font-size="10pt" officeooo:rsid="0066044a" officeooo:paragraph-rsid="0090f135" style:font-size-asian="10pt" style:font-size-complex="10pt"/>
    </style:style>
    <style:style style:name="P254" style:family="paragraph" style:parent-style-name="Table_20_Contents">
      <style:paragraph-properties fo:text-align="center" style:justify-single-word="false"/>
      <style:text-properties style:font-name="Droid Sans" fo:font-size="10pt" officeooo:rsid="0066044a" officeooo:paragraph-rsid="009360b8" style:font-size-asian="10pt" style:font-size-complex="10pt"/>
    </style:style>
    <style:style style:name="P255" style:family="paragraph" style:parent-style-name="Table_20_Contents">
      <style:paragraph-properties fo:text-align="center" style:justify-single-word="false"/>
      <style:text-properties style:font-name="Droid Sans" fo:font-size="10pt" officeooo:rsid="0066044a" officeooo:paragraph-rsid="0096c6f3" style:font-size-asian="10pt" style:font-size-complex="10pt"/>
    </style:style>
    <style:style style:name="P256" style:family="paragraph" style:parent-style-name="Table_20_Contents">
      <style:paragraph-properties fo:text-align="center" style:justify-single-word="false"/>
      <style:text-properties style:font-name="Droid Sans" fo:font-size="10pt" officeooo:rsid="0066044a" officeooo:paragraph-rsid="009ac9db" style:font-size-asian="10pt" style:font-size-complex="10pt"/>
    </style:style>
    <style:style style:name="P257" style:family="paragraph" style:parent-style-name="Table_20_Contents">
      <style:paragraph-properties fo:text-align="center" style:justify-single-word="false"/>
      <style:text-properties style:font-name="Droid Sans" fo:font-size="10pt" officeooo:rsid="0066044a" officeooo:paragraph-rsid="009e8cf4" style:font-size-asian="10pt" style:font-size-complex="10pt"/>
    </style:style>
    <style:style style:name="P258" style:family="paragraph" style:parent-style-name="Table_20_Contents">
      <style:paragraph-properties fo:text-align="center" style:justify-single-word="false"/>
      <style:text-properties style:font-name="Droid Sans" fo:font-size="10pt" officeooo:rsid="0066044a" officeooo:paragraph-rsid="00b4a87f" style:font-size-asian="10pt" style:font-size-complex="10pt"/>
    </style:style>
    <style:style style:name="P259" style:family="paragraph" style:parent-style-name="Table_20_Contents">
      <style:paragraph-properties fo:text-align="center" style:justify-single-word="false"/>
      <style:text-properties style:font-name="Droid Sans" fo:font-size="10pt" officeooo:rsid="0090f135" officeooo:paragraph-rsid="0090f135" style:font-size-asian="10pt" style:font-size-complex="10pt"/>
    </style:style>
    <style:style style:name="P260" style:family="paragraph" style:parent-style-name="Table_20_Contents">
      <style:paragraph-properties fo:text-align="center" style:justify-single-word="false"/>
      <style:text-properties style:font-name="Droid Sans" fo:font-size="10pt" officeooo:rsid="0090f135" officeooo:paragraph-rsid="0098165f" style:font-size-asian="10pt" style:font-size-complex="10pt"/>
    </style:style>
    <style:style style:name="P261" style:family="paragraph" style:parent-style-name="Table_20_Contents">
      <style:paragraph-properties fo:text-align="center" style:justify-single-word="false"/>
      <style:text-properties style:font-name="Droid Sans" fo:font-size="10pt" officeooo:rsid="0090f135" officeooo:paragraph-rsid="009993dd" style:font-size-asian="10pt" style:font-size-complex="10pt"/>
    </style:style>
    <style:style style:name="P262" style:family="paragraph" style:parent-style-name="Table_20_Contents">
      <style:paragraph-properties fo:text-align="center" style:justify-single-word="false"/>
      <style:text-properties style:font-name="Droid Sans" fo:font-size="10pt" officeooo:rsid="0090f135" officeooo:paragraph-rsid="009ac9db" style:font-size-asian="10pt" style:font-size-complex="10pt"/>
    </style:style>
    <style:style style:name="P263" style:family="paragraph" style:parent-style-name="Table_20_Contents">
      <style:paragraph-properties fo:text-align="center" style:justify-single-word="false"/>
      <style:text-properties style:font-name="Droid Sans" fo:font-size="10pt" officeooo:rsid="0090f135" officeooo:paragraph-rsid="00a3af7c" style:font-size-asian="10pt" style:font-size-complex="10pt"/>
    </style:style>
    <style:style style:name="P264" style:family="paragraph" style:parent-style-name="Table_20_Contents">
      <style:paragraph-properties fo:text-align="center" style:justify-single-word="false"/>
      <style:text-properties style:font-name="Droid Sans" fo:font-size="10pt" officeooo:rsid="0090f135" officeooo:paragraph-rsid="00b10cc0" style:font-size-asian="10pt" style:font-size-complex="10pt"/>
    </style:style>
    <style:style style:name="P265" style:family="paragraph" style:parent-style-name="Table_20_Contents">
      <style:paragraph-properties fo:text-align="center" style:justify-single-word="false"/>
      <style:text-properties style:font-name="Droid Sans" fo:font-size="10pt" officeooo:rsid="0090f135" officeooo:paragraph-rsid="00b4a87f" style:font-size-asian="10pt" style:font-size-complex="10pt"/>
    </style:style>
    <style:style style:name="P266" style:family="paragraph" style:parent-style-name="Table_20_Contents">
      <style:paragraph-properties fo:text-align="center" style:justify-single-word="false"/>
      <style:text-properties style:font-name="Droid Sans" fo:font-size="10pt" officeooo:rsid="009360b8" officeooo:paragraph-rsid="009360b8" style:font-size-asian="10pt" style:font-size-complex="10pt"/>
    </style:style>
    <style:style style:name="P267" style:family="paragraph" style:parent-style-name="Table_20_Contents">
      <style:paragraph-properties fo:text-align="center" style:justify-single-word="false"/>
      <style:text-properties style:font-name="Droid Sans" fo:font-size="10pt" officeooo:rsid="009360b8" officeooo:paragraph-rsid="009e8cf4" style:font-size-asian="10pt" style:font-size-complex="10pt"/>
    </style:style>
    <style:style style:name="P268" style:family="paragraph" style:parent-style-name="Table_20_Contents">
      <style:paragraph-properties fo:text-align="center" style:justify-single-word="false"/>
      <style:text-properties style:font-name="Droid Sans" fo:font-size="10pt" officeooo:rsid="0096c6f3" officeooo:paragraph-rsid="0096c6f3" style:font-size-asian="10pt" style:font-size-complex="10pt"/>
    </style:style>
    <style:style style:name="P269" style:family="paragraph" style:parent-style-name="Table_20_Contents">
      <style:paragraph-properties fo:text-align="center" style:justify-single-word="false"/>
      <style:text-properties style:font-name="Droid Sans" fo:font-size="10pt" officeooo:rsid="0098165f" officeooo:paragraph-rsid="0098165f" style:font-size-asian="10pt" style:font-size-complex="10pt"/>
    </style:style>
    <style:style style:name="P270" style:family="paragraph" style:parent-style-name="Table_20_Contents">
      <style:paragraph-properties fo:text-align="center" style:justify-single-word="false"/>
      <style:text-properties style:font-name="Droid Sans" fo:font-size="10pt" officeooo:rsid="009993dd" officeooo:paragraph-rsid="009993dd" style:font-size-asian="10pt" style:font-size-complex="10pt"/>
    </style:style>
    <style:style style:name="P271" style:family="paragraph" style:parent-style-name="Table_20_Contents">
      <style:paragraph-properties fo:text-align="center" style:justify-single-word="false"/>
      <style:text-properties style:font-name="Droid Sans" fo:font-size="10pt" officeooo:rsid="009e8cf4" officeooo:paragraph-rsid="009e8cf4" style:font-size-asian="10pt" style:font-size-complex="10pt"/>
    </style:style>
    <style:style style:name="P272" style:family="paragraph" style:parent-style-name="Table_20_Contents">
      <style:paragraph-properties fo:text-align="center" style:justify-single-word="false"/>
      <style:text-properties style:font-name="Droid Sans" fo:font-size="10pt" officeooo:rsid="009fa7a7" officeooo:paragraph-rsid="009fa7a7" style:font-size-asian="10pt" style:font-size-complex="10pt"/>
    </style:style>
    <style:style style:name="P273" style:family="paragraph" style:parent-style-name="Table_20_Contents">
      <style:paragraph-properties fo:text-align="center" style:justify-single-word="false"/>
      <style:text-properties style:font-name="Droid Sans" fo:font-size="10pt" officeooo:rsid="00a0138c" officeooo:paragraph-rsid="00a0138c" style:font-size-asian="10pt" style:font-size-complex="10pt"/>
    </style:style>
    <style:style style:name="P274" style:family="paragraph" style:parent-style-name="Table_20_Contents">
      <style:paragraph-properties fo:text-align="center" style:justify-single-word="false"/>
      <style:text-properties style:font-name="Droid Sans" fo:font-size="10pt" officeooo:rsid="00a3af7c" officeooo:paragraph-rsid="00a3af7c" style:font-size-asian="10pt" style:font-size-complex="10pt"/>
    </style:style>
    <style:style style:name="P275" style:family="paragraph" style:parent-style-name="Table_20_Contents">
      <style:paragraph-properties fo:text-align="center" style:justify-single-word="false"/>
      <style:text-properties style:font-name="Droid Sans" fo:font-size="10pt" officeooo:rsid="00af25d8" officeooo:paragraph-rsid="00af25d8" style:font-size-asian="10pt" style:font-size-complex="10pt"/>
    </style:style>
    <style:style style:name="P276" style:family="paragraph" style:parent-style-name="Table_20_Contents">
      <style:paragraph-properties fo:text-align="center" style:justify-single-word="false"/>
      <style:text-properties style:font-name="Droid Sans" fo:font-size="10pt" officeooo:rsid="00b0483a" officeooo:paragraph-rsid="00b0483a" style:font-size-asian="10pt" style:font-size-complex="10pt"/>
    </style:style>
    <style:style style:name="P277" style:family="paragraph" style:parent-style-name="Table_20_Contents">
      <style:paragraph-properties fo:text-align="center" style:justify-single-word="false"/>
      <style:text-properties style:font-name="Droid Sans" fo:font-size="10pt" officeooo:rsid="00b10cc0" officeooo:paragraph-rsid="00b10cc0" style:font-size-asian="10pt" style:font-size-complex="10pt"/>
    </style:style>
    <style:style style:name="P278" style:family="paragraph" style:parent-style-name="Table_20_Contents">
      <style:paragraph-properties fo:text-align="center" style:justify-single-word="false"/>
      <style:text-properties style:font-name="Droid Sans" fo:font-size="10pt" officeooo:rsid="00b4a87f" officeooo:paragraph-rsid="00b4a87f" style:font-size-asian="10pt" style:font-size-complex="10pt"/>
    </style:style>
    <style:style style:name="P279" style:family="paragraph" style:parent-style-name="Table_20_Contents">
      <style:paragraph-properties fo:text-align="center" style:justify-single-word="false"/>
      <style:text-properties style:font-name="Droid Sans" fo:font-size="10pt" officeooo:rsid="00b5adb1" officeooo:paragraph-rsid="00b5adb1" style:font-size-asian="10pt" style:font-size-complex="10pt"/>
    </style:style>
    <style:style style:name="P280" style:family="paragraph" style:parent-style-name="Table_20_Contents">
      <style:paragraph-properties fo:text-align="center" style:justify-single-word="false"/>
      <style:text-properties style:font-name="Droid Sans" fo:font-size="10pt" officeooo:rsid="00b88240" officeooo:paragraph-rsid="00b88240" style:font-size-asian="10pt" style:font-size-complex="10pt"/>
    </style:style>
    <style:style style:name="P281" style:family="paragraph" style:parent-style-name="Table_20_Contents">
      <style:paragraph-properties fo:text-align="center" style:justify-single-word="false"/>
      <style:text-properties style:font-name="Droid Sans" fo:font-size="10pt" officeooo:rsid="00b92bc0" officeooo:paragraph-rsid="00b92bc0" style:font-size-asian="10pt" style:font-size-complex="10pt"/>
    </style:style>
    <style:style style:name="P282" style:family="paragraph" style:parent-style-name="Table_20_Contents">
      <style:paragraph-properties fo:text-align="center" style:justify-single-word="false"/>
      <style:text-properties style:use-window-font-color="true" style:font-name="Droid Sans" fo:font-size="10pt" fo:language="es" fo:country="ES" officeooo:rsid="005e4eef" officeooo:paragraph-rsid="0090f135" style:font-name-asian="Times New Roman" style:font-size-asian="10pt" style:font-name-complex="Times New Roman" style:font-size-complex="10pt" style:language-complex="ar" style:country-complex="SA"/>
    </style:style>
    <style:style style:name="P283" style:family="paragraph" style:parent-style-name="Table_20_Contents">
      <style:paragraph-properties fo:text-align="center" style:justify-single-word="false"/>
      <style:text-properties style:use-window-font-color="true" style:font-name="Droid Sans" fo:font-size="10pt" fo:language="es" fo:country="ES" officeooo:rsid="005e4eef" officeooo:paragraph-rsid="009360b8" style:font-name-asian="Times New Roman" style:font-size-asian="10pt" style:font-name-complex="Times New Roman" style:font-size-complex="10pt" style:language-complex="ar" style:country-complex="SA"/>
    </style:style>
    <style:style style:name="P284" style:family="paragraph" style:parent-style-name="Table_20_Contents">
      <style:paragraph-properties fo:text-align="center" style:justify-single-word="false"/>
      <style:text-properties style:use-window-font-color="true" style:font-name="Droid Sans" fo:font-size="10pt" fo:language="es" fo:country="ES" officeooo:rsid="005e4eef" officeooo:paragraph-rsid="0098165f" style:font-name-asian="Times New Roman" style:font-size-asian="10pt" style:font-name-complex="Times New Roman" style:font-size-complex="10pt" style:language-complex="ar" style:country-complex="SA"/>
    </style:style>
    <style:style style:name="P285" style:family="paragraph" style:parent-style-name="Table_20_Contents">
      <style:paragraph-properties fo:text-align="center" style:justify-single-word="false"/>
      <style:text-properties style:use-window-font-color="true" style:font-name="Droid Sans" fo:font-size="10pt" fo:language="es" fo:country="ES" officeooo:rsid="005e4eef" officeooo:paragraph-rsid="009e8cf4" style:font-name-asian="Times New Roman" style:font-size-asian="10pt" style:font-name-complex="Times New Roman" style:font-size-complex="10pt" style:language-complex="ar" style:country-complex="SA"/>
    </style:style>
    <style:style style:name="P286" style:family="paragraph" style:parent-style-name="Table_20_Contents">
      <style:paragraph-properties fo:text-align="center" style:justify-single-word="false"/>
      <style:text-properties style:use-window-font-color="true" style:font-name="Droid Sans" fo:font-size="10pt" fo:language="es" fo:country="ES" officeooo:rsid="005e4eef" officeooo:paragraph-rsid="00a3af7c" style:font-name-asian="Times New Roman" style:font-size-asian="10pt" style:font-name-complex="Times New Roman" style:font-size-complex="10pt" style:language-complex="ar" style:country-complex="SA"/>
    </style:style>
    <style:style style:name="P287" style:family="paragraph" style:parent-style-name="Table_20_Contents">
      <style:paragraph-properties fo:text-align="center" style:justify-single-word="false"/>
      <style:text-properties style:use-window-font-color="true" style:font-name="Droid Sans" fo:font-size="10pt" fo:language="es" fo:country="ES" officeooo:rsid="005e4eef" officeooo:paragraph-rsid="00b4a87f" style:font-name-asian="Times New Roman" style:font-size-asian="10pt" style:font-name-complex="Times New Roman" style:font-size-complex="10pt" style:language-complex="ar" style:country-complex="SA"/>
    </style:style>
    <style:style style:name="P288" style:family="paragraph" style:parent-style-name="Table_20_Contents">
      <style:paragraph-properties fo:text-align="center" style:justify-single-word="false"/>
      <style:text-properties style:font-name="Droid Sans" fo:font-size="10pt" officeooo:rsid="00bebc89" officeooo:paragraph-rsid="00bebc89" style:font-size-asian="10pt" style:font-size-complex="10pt"/>
    </style:style>
    <style:style style:name="P289" style:family="paragraph" style:parent-style-name="Table_20_Contents">
      <style:paragraph-properties fo:text-align="center" style:justify-single-word="false"/>
      <style:text-properties style:font-name="Droid Sans" fo:font-size="10pt" officeooo:rsid="00bebc89" officeooo:paragraph-rsid="00db3904" style:font-size-asian="10pt" style:font-size-complex="10pt"/>
    </style:style>
    <style:style style:name="P290" style:family="paragraph" style:parent-style-name="Table_20_Contents">
      <style:paragraph-properties fo:text-align="center" style:justify-single-word="false"/>
      <style:text-properties style:font-name="Droid Sans" fo:font-size="10pt" style:font-size-asian="10pt" style:font-size-complex="10pt"/>
    </style:style>
    <style:style style:name="P291" style:family="paragraph" style:parent-style-name="Table_20_Contents">
      <style:paragraph-properties fo:text-align="center" style:justify-single-word="false"/>
      <style:text-properties style:font-name="Droid Sans" fo:font-size="10pt" officeooo:paragraph-rsid="00ced107" style:font-size-asian="10pt" style:font-size-complex="10pt"/>
    </style:style>
    <style:style style:name="P292" style:family="paragraph" style:parent-style-name="Table_20_Contents">
      <style:paragraph-properties fo:text-align="center" style:justify-single-word="false"/>
      <style:text-properties style:font-name="Droid Sans" fo:font-size="10pt" officeooo:paragraph-rsid="00cfa800" style:font-size-asian="10pt" style:font-size-complex="10pt"/>
    </style:style>
    <style:style style:name="P293" style:family="paragraph" style:parent-style-name="Table_20_Contents">
      <style:paragraph-properties fo:text-align="center" style:justify-single-word="false"/>
      <style:text-properties style:font-name="Droid Sans" fo:font-size="10pt" officeooo:paragraph-rsid="00d5ad98" style:font-size-asian="10pt" style:font-size-complex="10pt"/>
    </style:style>
    <style:style style:name="P294" style:family="paragraph" style:parent-style-name="Table_20_Contents">
      <style:paragraph-properties fo:text-align="center" style:justify-single-word="false"/>
      <style:text-properties style:font-name="Droid Sans" fo:font-size="10pt" officeooo:paragraph-rsid="00dcbaa8" style:font-size-asian="10pt" style:font-size-complex="10pt"/>
    </style:style>
    <style:style style:name="P295" style:family="paragraph" style:parent-style-name="Table_20_Contents">
      <style:paragraph-properties fo:text-align="center" style:justify-single-word="false"/>
      <style:text-properties style:font-name="Droid Sans" fo:font-size="10pt" officeooo:rsid="00ced107" officeooo:paragraph-rsid="00ced107" style:font-size-asian="10pt" style:font-size-complex="10pt"/>
    </style:style>
    <style:style style:name="P296" style:family="paragraph" style:parent-style-name="Table_20_Contents">
      <style:paragraph-properties fo:text-align="center" style:justify-single-word="false"/>
      <style:text-properties style:font-name="Droid Sans" fo:font-size="10pt" officeooo:rsid="00ced107" officeooo:paragraph-rsid="00cfa800" style:font-size-asian="10pt" style:font-size-complex="10pt"/>
    </style:style>
    <style:style style:name="P297" style:family="paragraph" style:parent-style-name="Table_20_Contents">
      <style:paragraph-properties fo:text-align="center" style:justify-single-word="false"/>
      <style:text-properties style:font-name="Droid Sans" fo:font-size="10pt" officeooo:rsid="00ced107" officeooo:paragraph-rsid="00dcbaa8" style:font-size-asian="10pt" style:font-size-complex="10pt"/>
    </style:style>
    <style:style style:name="P298" style:family="paragraph" style:parent-style-name="Table_20_Contents">
      <style:paragraph-properties fo:text-align="center" style:justify-single-word="false"/>
      <style:text-properties style:font-name="Droid Sans" fo:font-size="10pt" officeooo:rsid="00cfa800" officeooo:paragraph-rsid="00cfa800" style:font-size-asian="10pt" style:font-size-complex="10pt"/>
    </style:style>
    <style:style style:name="P299" style:family="paragraph" style:parent-style-name="Table_20_Contents">
      <style:paragraph-properties fo:text-align="center" style:justify-single-word="false"/>
      <style:text-properties style:font-name="Droid Sans" fo:font-size="10pt" officeooo:rsid="00cfa800" officeooo:paragraph-rsid="00dcbaa8" style:font-size-asian="10pt" style:font-size-complex="10pt"/>
    </style:style>
    <style:style style:name="P300" style:family="paragraph" style:parent-style-name="Table_20_Contents">
      <style:paragraph-properties fo:text-align="center" style:justify-single-word="false"/>
      <style:text-properties style:font-name="Droid Sans" fo:font-size="10pt" officeooo:rsid="00d5ad98" officeooo:paragraph-rsid="00d5ad98" style:font-size-asian="10pt" style:font-size-complex="10pt"/>
    </style:style>
    <style:style style:name="P301" style:family="paragraph" style:parent-style-name="Table_20_Contents">
      <style:paragraph-properties fo:text-align="center" style:justify-single-word="false"/>
      <style:text-properties style:font-name="Droid Sans" fo:font-size="10pt" officeooo:rsid="00d6a02c" officeooo:paragraph-rsid="00d6a02c" style:font-size-asian="10pt" style:font-size-complex="10pt"/>
    </style:style>
    <style:style style:name="P302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bebc89" officeooo:paragraph-rsid="00bebc89" style:font-size-asian="10pt" style:font-weight-asian="bold" style:font-size-complex="10pt" style:font-weight-complex="bold"/>
    </style:style>
    <style:style style:name="P303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bebc89" officeooo:paragraph-rsid="00db3904" style:font-size-asian="10pt" style:font-weight-asian="bold" style:font-size-complex="10pt" style:font-weight-complex="bold"/>
    </style:style>
    <style:style style:name="P304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ced107" officeooo:paragraph-rsid="00ced107" style:font-size-asian="10pt" style:font-weight-asian="bold" style:font-size-complex="10pt" style:font-weight-complex="bold"/>
    </style:style>
    <style:style style:name="P305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cfa800" officeooo:paragraph-rsid="00cfa800" style:font-size-asian="10pt" style:font-weight-asian="bold" style:font-size-complex="10pt" style:font-weight-complex="bold"/>
    </style:style>
    <style:style style:name="P306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cfa800" officeooo:paragraph-rsid="00dcbaa8" style:font-size-asian="10pt" style:font-weight-asian="bold" style:font-size-complex="10pt" style:font-weight-complex="bold"/>
    </style:style>
    <style:style style:name="P307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d5ad98" officeooo:paragraph-rsid="00d5ad98" style:font-size-asian="10pt" style:font-weight-asian="bold" style:font-size-complex="10pt" style:font-weight-complex="bold"/>
    </style:style>
    <style:style style:name="P308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d6a02c" officeooo:paragraph-rsid="00d6a02c" style:font-size-asian="10pt" style:font-weight-asian="bold" style:font-size-complex="10pt" style:font-weight-complex="bold"/>
    </style:style>
    <style:style style:name="P309" style:family="paragraph" style:parent-style-name="Table_20_Contents">
      <style:paragraph-properties fo:text-align="center" style:justify-single-word="false"/>
      <style:text-properties style:text-position="sub 58%" style:font-name="Droid Sans" fo:font-size="10pt" officeooo:rsid="00bebc89" officeooo:paragraph-rsid="00bebc89" style:font-size-asian="10pt" style:font-size-complex="10pt"/>
    </style:style>
    <style:style style:name="P310" style:family="paragraph" style:parent-style-name="Table_20_Contents">
      <style:paragraph-properties fo:text-align="center" style:justify-single-word="false"/>
      <style:text-properties style:text-position="sub 58%" style:font-name="Droid Sans" fo:font-size="10pt" officeooo:rsid="00bebc89" officeooo:paragraph-rsid="00db3904" style:font-size-asian="10pt" style:font-size-complex="10pt"/>
    </style:style>
    <style:style style:name="P311" style:family="paragraph" style:parent-style-name="Heading_20_1">
      <style:text-properties fo:font-size="11pt" officeooo:paragraph-rsid="005e82b6" style:font-size-asian="11pt" style:font-size-complex="11pt"/>
    </style:style>
    <style:style style:name="P312" style:family="paragraph" style:parent-style-name="Heading_20_1">
      <style:text-properties style:font-name="Droid Sans"/>
    </style:style>
    <style:style style:name="P313" style:family="paragraph" style:parent-style-name="Heading_20_1">
      <style:text-properties style:font-name="Droid Sans" officeooo:paragraph-rsid="006ad332"/>
    </style:style>
    <style:style style:name="P314" style:family="paragraph" style:parent-style-name="Heading_20_1">
      <style:text-properties style:font-name="Droid Sans" fo:font-size="10pt" fo:font-weight="normal" officeooo:rsid="006ad332" officeooo:paragraph-rsid="006ad332" style:font-size-asian="10pt" style:font-weight-asian="normal" style:font-name-complex="Arial" style:font-size-complex="10pt" style:font-weight-complex="normal"/>
    </style:style>
    <style:style style:name="P315" style:family="paragraph" style:parent-style-name="Heading_20_1">
      <style:text-properties style:font-name="Droid Sans" officeooo:paragraph-rsid="006ccc9f"/>
    </style:style>
    <style:style style:name="P316" style:family="paragraph" style:parent-style-name="Heading_20_1">
      <style:text-properties style:font-name="Droid Sans" officeooo:paragraph-rsid="0071be84"/>
    </style:style>
    <style:style style:name="P317" style:family="paragraph" style:parent-style-name="Heading_20_1">
      <style:text-properties style:font-name="Droid Sans" officeooo:paragraph-rsid="0074aba6"/>
    </style:style>
    <style:style style:name="P318" style:family="paragraph" style:parent-style-name="Heading_20_1" style:master-page-name="Standard">
      <style:paragraph-properties style:page-number="auto" fo:break-before="page"/>
      <style:text-properties style:font-name="Droid Sans" fo:font-weight="bold" officeooo:paragraph-rsid="005e82b6" style:font-weight-asian="bold" style:font-name-complex="Arial" style:font-weight-complex="bold"/>
    </style:style>
    <style:style style:name="P319" style:family="paragraph" style:parent-style-name="Heading_20_1">
      <style:paragraph-properties fo:break-before="page"/>
      <style:text-properties officeooo:paragraph-rsid="00689a65"/>
    </style:style>
    <style:style style:name="P320" style:family="paragraph" style:parent-style-name="Heading_20_2">
      <loext:graphic-properties draw:fill="none"/>
      <style:paragraph-properties fo:margin-left="1.199cm" fo:margin-right="0cm" fo:margin-top="0.353cm" fo:margin-bottom="0.212cm" loext:contextual-spacing="false" fo:line-height="100%" fo:orphans="2" fo:widows="2" fo:text-indent="-0.9cm" style:auto-text-indent="false" fo:background-color="transparent" style:writing-mode="lr-tb"/>
      <style:text-properties style:font-name="Droid Sans" fo:font-size="10pt" fo:font-weight="normal" officeooo:paragraph-rsid="00689a65" style:font-size-asian="10pt" style:font-weight-asian="normal" style:font-size-complex="10pt" style:font-weight-complex="normal"/>
    </style:style>
    <style:style style:name="P321" style:family="paragraph" style:parent-style-name="Heading_20_2">
      <loext:graphic-properties draw:fill="none"/>
      <style:paragraph-properties fo:margin-left="1.199cm" fo:margin-right="0cm" fo:margin-top="0.353cm" fo:margin-bottom="0.212cm" loext:contextual-spacing="false" fo:line-height="100%" fo:orphans="2" fo:widows="2" fo:text-indent="-0.9cm" style:auto-text-indent="false" fo:background-color="transparent" style:writing-mode="lr-tb"/>
      <style:text-properties style:font-name="Droid Sans" fo:font-size="10pt" fo:font-weight="normal" officeooo:paragraph-rsid="0071be84" style:font-size-asian="10pt" style:font-weight-asian="normal" style:font-size-complex="10pt" style:font-weight-complex="normal"/>
    </style:style>
    <style:style style:name="P322" style:family="paragraph" style:parent-style-name="Heading_20_2" style:master-page-name="">
      <loext:graphic-properties draw:fill="none"/>
      <style:paragraph-properties fo:margin-left="1.199cm" fo:margin-right="0cm" fo:margin-top="0.353cm" fo:margin-bottom="0.212cm" loext:contextual-spacing="false" fo:line-height="100%" fo:orphans="2" fo:widows="2" fo:text-indent="-0.9cm" style:auto-text-indent="false" style:page-number="auto" fo:background-color="transparent" fo:keep-with-next="always" style:writing-mode="lr-tb"/>
      <style:text-properties style:font-name="Droid Sans" fo:font-size="10pt" fo:font-weight="normal" officeooo:paragraph-rsid="00689a65" style:font-size-asian="10pt" style:font-weight-asian="normal" style:font-size-complex="10pt" style:font-weight-complex="normal"/>
    </style:style>
    <style:style style:name="P323" style:family="paragraph" style:parent-style-name="Heading_20_3">
      <style:text-properties style:font-name="Droid Sans" fo:font-size="10pt" style:font-size-asian="10pt" style:font-size-complex="10pt"/>
    </style:style>
    <style:style style:name="P324" style:family="paragraph" style:parent-style-name="Heading_20_3">
      <style:text-properties style:font-name="Droid Sans" fo:font-size="10pt" officeooo:paragraph-rsid="00681245" style:font-size-asian="10pt" style:font-size-complex="10pt"/>
    </style:style>
    <style:style style:name="P325" style:family="paragraph" style:parent-style-name="Horizontal_20_Line">
      <style:text-properties style:font-name="Droid Sans" fo:font-size="10pt" officeooo:rsid="00ca2cec" officeooo:paragraph-rsid="00dcbaa8" style:font-size-asian="10pt" style:font-size-complex="10pt"/>
    </style:style>
    <style:style style:name="P326" style:family="paragraph" style:parent-style-name="Horizontal_20_Line">
      <style:text-properties style:font-name="Droid Sans" fo:font-size="10pt" officeooo:rsid="00bebc89" officeooo:paragraph-rsid="00db3904" style:font-size-asian="10pt" style:font-size-complex="10pt"/>
    </style:style>
    <style:style style:name="T1" style:family="text">
      <style:text-properties officeooo:rsid="005ddc17"/>
    </style:style>
    <style:style style:name="T2" style:family="text">
      <style:text-properties style:text-position="sub 58%"/>
    </style:style>
    <style:style style:name="T3" style:family="text">
      <style:text-properties style:text-position="sub 58%" style:font-name-complex="Arial"/>
    </style:style>
    <style:style style:name="T4" style:family="text">
      <style:text-properties style:text-position="sub 58%" style:font-name="Droid Sans" fo:font-size="10pt" style:font-size-asian="10pt" style:font-name-complex="Arial" style:font-size-complex="10pt"/>
    </style:style>
    <style:style style:name="T5" style:family="text">
      <style:text-properties style:text-position="sub 58%" style:font-name="Droid Sans" fo:font-size="10pt" style:font-size-asian="10pt" style:font-name-complex="Arial" style:font-size-complex="10pt" style:font-weight-complex="bold"/>
    </style:style>
    <style:style style:name="T6" style:family="text">
      <style:text-properties style:text-position="sub 58%" style:font-name="Droid Sans" fo:font-size="10pt" officeooo:rsid="008162d6" style:font-size-asian="10pt" style:font-name-complex="Arial" style:font-size-complex="10pt"/>
    </style:style>
    <style:style style:name="T7" style:family="text">
      <style:text-properties style:text-position="sub 58%" style:font-name="Droid Sans" fo:font-size="10pt" officeooo:rsid="00826708" style:font-size-asian="10pt" style:font-size-complex="10pt"/>
    </style:style>
    <style:style style:name="T8" style:family="text">
      <style:text-properties style:text-position="sub 58%" style:font-name="Droid Sans" fo:font-size="10pt" officeooo:rsid="00cbeb10" style:font-size-asian="10pt" style:font-size-complex="10pt"/>
    </style:style>
    <style:style style:name="T9" style:family="text">
      <style:text-properties style:text-position="sub 58%" style:font-name="Droid Sans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T10" style:family="text">
      <style:text-properties style:text-position="sub 58%" style:font-name="Droid Sans" fo:font-size="10pt" fo:font-style="italic" style:font-size-asian="10pt" style:font-style-asian="italic" style:font-name-complex="Arial" style:font-size-complex="10pt" style:font-style-complex="italic"/>
    </style:style>
    <style:style style:name="T11" style:family="text">
      <style:text-properties style:text-position="sub 58%" style:font-name="Droid Sans" officeooo:rsid="00cbeb10"/>
    </style:style>
    <style:style style:name="T12" style:family="text">
      <style:text-properties style:text-position="sub 58%" fo:font-weight="bold" style:font-weight-asian="bold" style:font-weight-complex="bold"/>
    </style:style>
    <style:style style:name="T13" style:family="text">
      <style:text-properties style:text-position="sub 58%" fo:font-weight="bold" officeooo:rsid="009993dd" style:font-weight-asian="bold" style:font-weight-complex="bold"/>
    </style:style>
    <style:style style:name="T14" style:family="text">
      <style:text-properties style:text-position="sub 58%" fo:font-style="italic" fo:font-weight="bold" style:font-style-asian="italic" style:font-weight-asian="bold" style:font-name-complex="Arial" style:font-style-complex="italic" style:font-weight-complex="bold"/>
    </style:style>
    <style:style style:name="T15" style:family="text">
      <style:text-properties style:text-position="sub 58%" fo:font-weight="normal" style:font-weight-asian="normal" style:font-name-complex="Arial" style:font-weight-complex="normal"/>
    </style:style>
    <style:style style:name="T16" style:family="text">
      <style:text-properties style:text-position="sub 58%" officeooo:rsid="009993dd"/>
    </style:style>
    <style:style style:name="T17" style:family="text">
      <style:text-properties style:text-position="sub 58%" officeooo:rsid="00bebc89"/>
    </style:style>
    <style:style style:name="T18" style:family="text">
      <style:text-properties style:text-position="sub 58%" officeooo:rsid="008c2259"/>
    </style:style>
    <style:style style:name="T19" style:family="text">
      <style:text-properties style:text-position="sub 58%" officeooo:rsid="00ca619a"/>
    </style:style>
    <style:style style:name="T20" style:family="text">
      <style:text-properties style:text-position="sub 58%" officeooo:rsid="009360b8"/>
    </style:style>
    <style:style style:name="T21" style:family="text">
      <style:text-properties style:text-position="sub 58%" officeooo:rsid="00cb9501"/>
    </style:style>
    <style:style style:name="T22" style:family="text">
      <style:text-properties style:text-position="super 58%"/>
    </style:style>
    <style:style style:name="T23" style:family="text">
      <style:text-properties style:text-position="super 58%" style:font-name-complex="Arial"/>
    </style:style>
    <style:style style:name="T24" style:family="text">
      <style:text-properties style:text-position="super 58%" style:font-name="Droid Sans" fo:font-size="10pt" style:font-size-asian="10pt" style:font-name-complex="Arial" style:font-size-complex="10pt"/>
    </style:style>
    <style:style style:name="T25" style:family="text">
      <style:text-properties style:text-position="super 58%" style:font-name="Droid Sans" fo:font-size="10pt" officeooo:rsid="006ccc9f" style:font-size-asian="10pt" style:font-size-complex="10pt"/>
    </style:style>
    <style:style style:name="T26" style:family="text">
      <style:text-properties style:text-position="super 58%" officeooo:rsid="00ced107"/>
    </style:style>
    <style:style style:name="T27" style:family="text">
      <style:text-properties style:text-position="super 58%" officeooo:rsid="00d5ad98"/>
    </style:style>
    <style:style style:name="T28" style:family="text">
      <style:text-properties style:text-position="super 58%" style:font-name="Droid Sans" fo:font-size="10pt" style:font-size-asian="10pt" style:font-size-complex="10pt"/>
    </style:style>
    <style:style style:name="T29" style:family="text">
      <style:text-properties fo:font-weight="bold" style:font-weight-asian="bold" style:font-name-complex="Arial"/>
    </style:style>
    <style:style style:name="T30" style:family="text">
      <style:text-properties fo:font-weight="bold" style:font-weight-asian="bold" style:font-name-complex="Arial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8ecf69" style:font-weight-asian="bold" style:font-weight-complex="bold"/>
    </style:style>
    <style:style style:name="T33" style:family="text">
      <style:text-properties fo:font-weight="bold" officeooo:rsid="0090f135" style:font-weight-asian="bold" style:font-weight-complex="bold"/>
    </style:style>
    <style:style style:name="T34" style:family="text">
      <style:text-properties fo:font-weight="bold" officeooo:rsid="0094bc53" style:font-weight-asian="bold" style:font-weight-complex="bold"/>
    </style:style>
    <style:style style:name="T35" style:family="text">
      <style:text-properties fo:font-weight="bold" officeooo:rsid="0096c6f3" style:font-weight-asian="bold" style:font-weight-complex="bold"/>
    </style:style>
    <style:style style:name="T36" style:family="text">
      <style:text-properties fo:font-weight="bold" officeooo:rsid="00a0138c" style:font-weight-asian="bold" style:font-weight-complex="bold"/>
    </style:style>
    <style:style style:name="T37" style:family="text">
      <style:text-properties fo:font-style="italic" style:font-style-asian="italic" style:font-name-complex="Arial" style:font-style-complex="italic"/>
    </style:style>
    <style:style style:name="T38" style:family="text">
      <style:text-properties fo:font-style="italic" fo:font-weight="normal" style:font-style-asian="italic" style:font-weight-asian="normal" style:font-name-complex="Arial" style:font-style-complex="italic" style:font-weight-complex="normal"/>
    </style:style>
    <style:style style:name="T39" style:family="text">
      <style:text-properties fo:font-style="italic" fo:font-weight="bold" style:font-style-asian="italic" style:font-weight-asian="bold" style:font-name-complex="Arial" style:font-style-complex="italic" style:font-weight-complex="bold"/>
    </style:style>
    <style:style style:name="T40" style:family="text">
      <style:text-properties style:font-name-complex="Arial"/>
    </style:style>
    <style:style style:name="T41" style:family="text">
      <style:text-properties style:font-name="Droid Sans"/>
    </style:style>
    <style:style style:name="T42" style:family="text">
      <style:text-properties style:font-name="Droid Sans" style:font-name-complex="Arial"/>
    </style:style>
    <style:style style:name="T43" style:family="text">
      <style:text-properties style:font-name="Droid Sans" officeooo:rsid="005e4eef" style:font-name-complex="Arial"/>
    </style:style>
    <style:style style:name="T44" style:family="text">
      <style:text-properties style:font-name="Droid Sans" fo:font-size="10pt" style:font-size-asian="10pt" style:font-name-complex="Arial" style:font-size-complex="10pt"/>
    </style:style>
    <style:style style:name="T45" style:family="text">
      <style:text-properties style:font-name="Droid Sans" fo:font-size="10pt" style:font-size-asian="10pt" style:font-name-complex="Arial" style:font-size-complex="10pt" style:font-weight-complex="bold"/>
    </style:style>
    <style:style style:name="T46" style:family="text">
      <style:text-properties style:font-name="Droid Sans" fo:font-size="10pt" officeooo:rsid="0079013e" style:font-size-asian="10pt" style:font-name-complex="Arial" style:font-size-complex="10pt"/>
    </style:style>
    <style:style style:name="T47" style:family="text">
      <style:text-properties style:font-name="Droid Sans" fo:font-size="10pt" officeooo:rsid="008162d6" style:font-size-asian="10pt" style:font-name-complex="Arial" style:font-size-complex="10pt"/>
    </style:style>
    <style:style style:name="T48" style:family="text">
      <style:text-properties style:font-name="Droid Sans" fo:font-size="10pt" style:font-size-asian="10pt" style:font-size-complex="10pt"/>
    </style:style>
    <style:style style:name="T49" style:family="text">
      <style:text-properties style:font-name="Droid Sans" fo:font-size="10pt" officeooo:rsid="006ccc9f" style:font-size-asian="10pt" style:font-size-complex="10pt"/>
    </style:style>
    <style:style style:name="T50" style:family="text">
      <style:text-properties style:font-name="Droid Sans" fo:font-size="10pt" officeooo:rsid="00826708" style:font-size-asian="10pt" style:font-size-complex="10pt"/>
    </style:style>
    <style:style style:name="T51" style:family="text">
      <style:text-properties style:font-name="Droid Sans" fo:font-size="10pt" fo:font-style="italic" style:font-size-asian="10pt" style:font-style-asian="italic" style:font-name-complex="Arial" style:font-size-complex="10pt" style:font-style-complex="italic"/>
    </style:style>
    <style:style style:name="T52" style:family="text">
      <style:text-properties style:font-name="Droid Sans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T53" style:family="text">
      <style:text-properties style:font-name="Droid Sans" officeooo:rsid="00689a65"/>
    </style:style>
    <style:style style:name="T54" style:family="text">
      <style:text-properties fo:font-weight="normal" style:font-weight-asian="normal" style:font-name-complex="Arial" style:font-weight-complex="normal"/>
    </style:style>
    <style:style style:name="T55" style:family="text">
      <style:text-properties officeooo:rsid="00849f6f"/>
    </style:style>
    <style:style style:name="T56" style:family="text">
      <style:text-properties officeooo:rsid="0086734d"/>
    </style:style>
    <style:style style:name="T57" style:family="text">
      <style:text-properties officeooo:rsid="008c2259"/>
    </style:style>
    <style:style style:name="T58" style:family="text">
      <style:text-properties officeooo:rsid="008dc4d7"/>
    </style:style>
    <style:style style:name="T59" style:family="text">
      <style:text-properties style:text-position="0% 100%"/>
    </style:style>
    <style:style style:name="T60" style:family="text">
      <style:text-properties style:text-position="0% 100%" officeooo:rsid="008dc4d7"/>
    </style:style>
    <style:style style:name="T61" style:family="text">
      <style:text-properties style:text-position="0% 100%" officeooo:rsid="0090f135"/>
    </style:style>
    <style:style style:name="T62" style:family="text">
      <style:text-properties style:text-position="0% 100%" officeooo:rsid="009360b8"/>
    </style:style>
    <style:style style:name="T63" style:family="text">
      <style:text-properties style:text-position="0% 100%" officeooo:rsid="0094bc53"/>
    </style:style>
    <style:style style:name="T64" style:family="text">
      <style:text-properties style:text-position="0% 100%" officeooo:rsid="0096c6f3"/>
    </style:style>
    <style:style style:name="T65" style:family="text">
      <style:text-properties style:text-position="0% 100%" officeooo:rsid="0098165f"/>
    </style:style>
    <style:style style:name="T66" style:family="text">
      <style:text-properties style:text-position="0% 100%" officeooo:rsid="009993dd"/>
    </style:style>
    <style:style style:name="T67" style:family="text">
      <style:text-properties style:text-position="0% 100%" officeooo:rsid="009ac9db"/>
    </style:style>
    <style:style style:name="T68" style:family="text">
      <style:text-properties style:text-position="0% 100%" officeooo:rsid="009e8cf4"/>
    </style:style>
    <style:style style:name="T69" style:family="text">
      <style:text-properties style:text-position="0% 100%" officeooo:rsid="009fa7a7"/>
    </style:style>
    <style:style style:name="T70" style:family="text">
      <style:text-properties style:text-position="0% 100%" officeooo:rsid="00a02a6e"/>
    </style:style>
    <style:style style:name="T71" style:family="text">
      <style:text-properties style:text-position="0% 100%" officeooo:rsid="00a3af7c"/>
    </style:style>
    <style:style style:name="T72" style:family="text">
      <style:text-properties style:text-position="0% 100%" officeooo:rsid="00b4a87f"/>
    </style:style>
    <style:style style:name="T73" style:family="text">
      <style:text-properties style:text-position="0% 100%" fo:font-weight="bold" style:font-weight-asian="bold" style:font-weight-complex="bold"/>
    </style:style>
    <style:style style:name="T74" style:family="text">
      <style:text-properties style:text-position="0% 100%" fo:font-weight="bold" officeooo:rsid="008dc4d7" style:font-weight-asian="bold" style:font-weight-complex="bold"/>
    </style:style>
    <style:style style:name="T75" style:family="text">
      <style:text-properties style:text-position="0% 100%" fo:font-weight="bold" officeooo:rsid="0090f135" style:font-weight-asian="bold" style:font-weight-complex="bold"/>
    </style:style>
    <style:style style:name="T76" style:family="text">
      <style:text-properties style:text-position="0% 100%" fo:font-weight="bold" officeooo:rsid="0094bc53" style:font-weight-asian="bold" style:font-weight-complex="bold"/>
    </style:style>
    <style:style style:name="T77" style:family="text">
      <style:text-properties style:text-position="0% 100%" fo:font-weight="bold" officeooo:rsid="0096c6f3" style:font-weight-asian="bold" style:font-weight-complex="bold"/>
    </style:style>
    <style:style style:name="T78" style:family="text">
      <style:text-properties style:text-position="0% 100%" fo:font-weight="bold" officeooo:rsid="009993dd" style:font-weight-asian="bold" style:font-weight-complex="bold"/>
    </style:style>
    <style:style style:name="T79" style:family="text">
      <style:text-properties style:text-position="0% 100%" fo:font-weight="bold" officeooo:rsid="009e8cf4" style:font-weight-asian="bold" style:font-weight-complex="bold"/>
    </style:style>
    <style:style style:name="T80" style:family="text">
      <style:text-properties officeooo:rsid="008ecf69"/>
    </style:style>
    <style:style style:name="T81" style:family="text">
      <style:text-properties officeooo:rsid="0090f135"/>
    </style:style>
    <style:style style:name="T82" style:family="text">
      <style:text-properties officeooo:rsid="009360b8"/>
    </style:style>
    <style:style style:name="T83" style:family="text">
      <style:text-properties officeooo:rsid="0094bc53"/>
    </style:style>
    <style:style style:name="T84" style:family="text">
      <style:text-properties officeooo:rsid="0096c6f3"/>
    </style:style>
    <style:style style:name="T85" style:family="text">
      <style:text-properties officeooo:rsid="0098165f"/>
    </style:style>
    <style:style style:name="T86" style:family="text">
      <style:text-properties officeooo:rsid="009993dd"/>
    </style:style>
    <style:style style:name="T87" style:family="text">
      <style:text-properties officeooo:rsid="009ac9db"/>
    </style:style>
    <style:style style:name="T88" style:family="text">
      <style:text-properties officeooo:rsid="009fa7a7"/>
    </style:style>
    <style:style style:name="T89" style:family="text">
      <style:text-properties officeooo:rsid="00a0138c"/>
    </style:style>
    <style:style style:name="T90" style:family="text">
      <style:text-properties officeooo:rsid="00a3af7c"/>
    </style:style>
    <style:style style:name="T91" style:family="text">
      <style:text-properties officeooo:rsid="00add9ef"/>
    </style:style>
    <style:style style:name="T92" style:family="text">
      <style:text-properties officeooo:rsid="00af25d8"/>
    </style:style>
    <style:style style:name="T93" style:family="text">
      <style:text-properties officeooo:rsid="00b0483a"/>
    </style:style>
    <style:style style:name="T94" style:family="text">
      <style:text-properties officeooo:rsid="00b10cc0"/>
    </style:style>
    <style:style style:name="T95" style:family="text">
      <style:text-properties officeooo:rsid="00b4a87f"/>
    </style:style>
    <style:style style:name="T96" style:family="text">
      <style:text-properties officeooo:rsid="00b7482c"/>
    </style:style>
    <style:style style:name="T97" style:family="text">
      <style:text-properties officeooo:rsid="00b88240"/>
    </style:style>
    <style:style style:name="T98" style:family="text">
      <style:text-properties officeooo:rsid="00bebc89"/>
    </style:style>
    <style:style style:name="T99" style:family="text">
      <style:text-properties officeooo:rsid="00c8ffbd"/>
    </style:style>
    <style:style style:name="T100" style:family="text">
      <style:text-properties style:font-name="Droid Sans" fo:font-size="10pt" style:font-size-asian="10pt" style:font-size-complex="10pt"/>
    </style:style>
    <style:style style:name="T101" style:family="text">
      <style:text-properties officeooo:rsid="00ced107"/>
    </style:style>
    <style:style style:name="T102" style:family="text">
      <style:text-properties officeooo:rsid="00d5ad98"/>
    </style:style>
    <style:style style:name="T103" style:family="text">
      <style:text-properties officeooo:rsid="00f1a8c7"/>
    </style:style>
    <style:style style:name="T104" style:family="text">
      <style:text-properties officeooo:rsid="00f2ee49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 style:rel-width="4252*" fo:start-indent="0cm" fo:end-indent="0cm"/>
          <style:column style:rel-width="4252*" fo:start-indent="0cm" fo:end-indent="0cm"/>
        </style:columns>
      </style:section-properties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9"/>
      <text:p text:style-name="P1"/>
      <text:p text:style-name="P11">Trabajo Práctico N.º <text:span text:style-name="T1">3</text:span></text:p>
      <text:p text:style-name="P82">Fundamentos de Computación</text:p>
      <text:p text:style-name="P2">Sistemas Númericos – <text:span text:style-name="T1">Conversiones</text:span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office:value-type="string">
            <text:p text:style-name="P13">Alumno:</text:p>
          </table:table-cell>
          <table:table-cell office:value-type="string">
            <text:p text:style-name="P14"/>
          </table:table-cell>
          <table:table-cell office:value-type="string">
            <text:p text:style-name="P15">Adrian Dario Soliard</text:p>
          </table:table-cell>
        </table:table-row>
        <table:table-row>
          <table:table-cell office:value-type="string">
            <text:p text:style-name="P13">Año:</text:p>
          </table:table-cell>
          <table:table-cell office:value-type="string">
            <text:p text:style-name="P12"/>
          </table:table-cell>
          <table:table-cell office:value-type="string">
            <text:p text:style-name="P15">2017</text:p>
          </table:table-cell>
        </table:table-row>
      </table:table>
      <text:p text:style-name="P3"/>
      <text:h text:style-name="P318" text:outline-level="1">Conversión de Decimal a Binario</text:h>
      <text:h text:style-name="P311" text:outline-level="1"><text:span text:style-name="T43">P</text:span><text:span text:style-name="T42">or divisiones sucesivas:</text:span></text:h>
      <text:p text:style-name="P8">Se va dividiendo la cantidad decimal por 2, apuntando los residuos, hasta obtener un cociente cero. El último residuo obtenido es el bit más significativo (MSB) y el primero es el bit menos significativo (LSB).</text:p>
      <text:h text:style-name="P323" text:outline-level="3">Ejemplo:</text:h>
      <text:p text:style-name="P5">Convertir el número 15310 a binario</text:p>
      <table:table table:name="Ejemplo1" table:style-name="Ejemplo1">
        <table:table-column table:style-name="Ejemplo1.A" table:number-columns-repeated="9"/>
        <table:table-column table:style-name="Ejemplo1.J"/>
        <table:table-row>
          <table:table-cell office:value-type="string">
            <text:p text:style-name="P16"/>
          </table:table-cell>
          <table:table-cell office:value-type="string">
            <text:p text:style-name="P16">153</text:p>
          </table:table-cell>
          <table:table-cell table:style-name="Ejemplo1.C1" office:value-type="string">
            <text:p text:style-name="P16">2</text:p>
          </table:table-cell>
          <table:table-cell office:value-type="string">
            <text:p text:style-name="P22"/>
          </table:table-cell>
          <table:table-cell office:value-type="string">
            <text:p text:style-name="P22"/>
          </table:table-cell>
          <table:table-cell office:value-type="string">
            <text:p text:style-name="P22"/>
          </table:table-cell>
          <table:table-cell office:value-type="string">
            <text:p text:style-name="P22"/>
          </table:table-cell>
          <table:table-cell office:value-type="string">
            <text:p text:style-name="P22"/>
          </table:table-cell>
          <table:table-cell office:value-type="string">
            <text:p text:style-name="P22"/>
          </table:table-cell>
          <table:table-cell office:value-type="string">
            <text:p text:style-name="P22"/>
          </table:table-cell>
        </table:table-row>
        <table:table-row>
          <table:table-cell office:value-type="string">
            <text:p text:style-name="P16"><text:span text:style-name="T31">LSB</text:span>&gt;</text:p>
          </table:table-cell>
          <table:table-cell office:value-type="string">
            <text:p text:style-name="P52">1</text:p>
          </table:table-cell>
          <table:table-cell office:value-type="string">
            <text:p text:style-name="P16">76</text:p>
          </table:table-cell>
          <table:table-cell table:style-name="Ejemplo1.C1" office:value-type="string">
            <text:p text:style-name="P16">2</text:p>
          </table:table-cell>
          <table:table-cell office:value-type="string">
            <text:p text:style-name="P22"/>
          </table:table-cell>
          <table:table-cell office:value-type="string">
            <text:p text:style-name="P22"/>
          </table:table-cell>
          <table:table-cell office:value-type="string">
            <text:p text:style-name="P22"/>
          </table:table-cell>
          <table:table-cell office:value-type="string">
            <text:p text:style-name="P22"/>
          </table:table-cell>
          <table:table-cell office:value-type="string">
            <text:p text:style-name="P22"/>
          </table:table-cell>
          <table:table-cell office:value-type="string">
            <text:p text:style-name="P22"/>
          </table:table-cell>
        </table:table-row>
        <table:table-row>
          <table:table-cell office:value-type="string">
            <text:p text:style-name="P22"/>
          </table:table-cell>
          <table:table-cell office:value-type="string">
            <text:p text:style-name="P22"/>
          </table:table-cell>
          <table:table-cell office:value-type="string">
            <text:p text:style-name="P52">0</text:p>
          </table:table-cell>
          <table:table-cell office:value-type="string">
            <text:p text:style-name="P16">38</text:p>
          </table:table-cell>
          <table:table-cell table:style-name="Ejemplo1.C1" office:value-type="string">
            <text:p text:style-name="P16">2</text:p>
          </table:table-cell>
          <table:table-cell office:value-type="string">
            <text:p text:style-name="P22"/>
          </table:table-cell>
          <table:table-cell office:value-type="string">
            <text:p text:style-name="P22"/>
          </table:table-cell>
          <table:table-cell office:value-type="string">
            <text:p text:style-name="P22"/>
          </table:table-cell>
          <table:table-cell office:value-type="string">
            <text:p text:style-name="P22"/>
          </table:table-cell>
          <table:table-cell office:value-type="string">
            <text:p text:style-name="P22"/>
          </table:table-cell>
        </table:table-row>
        <table:table-row>
          <table:table-cell office:value-type="string">
            <text:p text:style-name="P22"/>
          </table:table-cell>
          <table:table-cell office:value-type="string">
            <text:p text:style-name="P22"/>
          </table:table-cell>
          <table:table-cell office:value-type="string">
            <text:p text:style-name="P22"/>
          </table:table-cell>
          <table:table-cell office:value-type="string">
            <text:p text:style-name="P52">0</text:p>
          </table:table-cell>
          <table:table-cell office:value-type="string">
            <text:p text:style-name="P16">19</text:p>
          </table:table-cell>
          <table:table-cell table:style-name="Ejemplo1.C1" office:value-type="string">
            <text:p text:style-name="P16">2</text:p>
          </table:table-cell>
          <table:table-cell office:value-type="string">
            <text:p text:style-name="P22"/>
          </table:table-cell>
          <table:table-cell office:value-type="string">
            <text:p text:style-name="P22"/>
          </table:table-cell>
          <table:table-cell office:value-type="string">
            <text:p text:style-name="P22"/>
          </table:table-cell>
          <table:table-cell office:value-type="string">
            <text:p text:style-name="P22"/>
          </table:table-cell>
        </table:table-row>
        <table:table-row table:style-name="Ejemplo1.5">
          <table:table-cell office:value-type="string">
            <text:p text:style-name="P22"/>
          </table:table-cell>
          <table:table-cell office:value-type="string">
            <text:p text:style-name="P22"/>
          </table:table-cell>
          <table:table-cell office:value-type="string">
            <text:p text:style-name="P22"/>
          </table:table-cell>
          <table:table-cell office:value-type="string">
            <text:p text:style-name="P16"/>
          </table:table-cell>
          <table:table-cell office:value-type="string">
            <text:p text:style-name="P52">1</text:p>
          </table:table-cell>
          <table:table-cell office:value-type="string">
            <text:p text:style-name="P16">9</text:p>
          </table:table-cell>
          <table:table-cell table:style-name="Ejemplo1.G5" office:value-type="string">
            <text:p text:style-name="P16">2</text:p>
          </table:table-cell>
          <table:table-cell office:value-type="string">
            <text:p text:style-name="P22"/>
          </table:table-cell>
          <table:table-cell office:value-type="string">
            <text:p text:style-name="P22"/>
          </table:table-cell>
          <table:table-cell office:value-type="string">
            <text:p text:style-name="P22"/>
          </table:table-cell>
        </table:table-row>
        <table:table-row table:style-name="Ejemplo1.5">
          <table:table-cell office:value-type="string">
            <text:p text:style-name="P22"/>
          </table:table-cell>
          <table:table-cell office:value-type="string">
            <text:p text:style-name="P22"/>
          </table:table-cell>
          <table:table-cell office:value-type="string">
            <text:p text:style-name="P22"/>
          </table:table-cell>
          <table:table-cell office:value-type="string">
            <text:p text:style-name="P16"/>
          </table:table-cell>
          <table:table-cell office:value-type="string">
            <text:p text:style-name="P16"/>
          </table:table-cell>
          <table:table-cell office:value-type="string">
            <text:p text:style-name="P52">1</text:p>
          </table:table-cell>
          <table:table-cell office:value-type="string">
            <text:p text:style-name="P16">4</text:p>
          </table:table-cell>
          <table:table-cell table:style-name="Ejemplo1.G5" office:value-type="string">
            <text:p text:style-name="P78">2</text:p>
          </table:table-cell>
          <table:table-cell office:value-type="string">
            <text:p text:style-name="P22"/>
          </table:table-cell>
          <table:table-cell office:value-type="string">
            <text:p text:style-name="P22"/>
          </table:table-cell>
        </table:table-row>
        <table:table-row table:style-name="Ejemplo1.5">
          <table:table-cell office:value-type="string">
            <text:p text:style-name="P22"/>
          </table:table-cell>
          <table:table-cell office:value-type="string">
            <text:p text:style-name="P22"/>
          </table:table-cell>
          <table:table-cell office:value-type="string">
            <text:p text:style-name="P22"/>
          </table:table-cell>
          <table:table-cell office:value-type="string">
            <text:p text:style-name="P16"/>
          </table:table-cell>
          <table:table-cell office:value-type="string">
            <text:p text:style-name="P16"/>
          </table:table-cell>
          <table:table-cell office:value-type="string">
            <text:p text:style-name="P16"/>
          </table:table-cell>
          <table:table-cell office:value-type="string">
            <text:p text:style-name="P52">0</text:p>
          </table:table-cell>
          <table:table-cell office:value-type="string">
            <text:p text:style-name="P16">2</text:p>
          </table:table-cell>
          <table:table-cell table:style-name="Ejemplo1.G5" office:value-type="string">
            <text:p text:style-name="P78">2</text:p>
          </table:table-cell>
          <table:table-cell office:value-type="string">
            <text:p text:style-name="P22"/>
          </table:table-cell>
        </table:table-row>
        <table:table-row table:style-name="Ejemplo1.5">
          <table:table-cell office:value-type="string">
            <text:p text:style-name="P22"/>
          </table:table-cell>
          <table:table-cell office:value-type="string">
            <text:p text:style-name="P22"/>
          </table:table-cell>
          <table:table-cell office:value-type="string">
            <text:p text:style-name="P22"/>
          </table:table-cell>
          <table:table-cell office:value-type="string">
            <text:p text:style-name="P16"/>
          </table:table-cell>
          <table:table-cell office:value-type="string">
            <text:p text:style-name="P16"/>
          </table:table-cell>
          <table:table-cell office:value-type="string">
            <text:p text:style-name="P16"/>
          </table:table-cell>
          <table:table-cell office:value-type="string">
            <text:p text:style-name="P16"/>
          </table:table-cell>
          <table:table-cell office:value-type="string">
            <text:p text:style-name="P52">0</text:p>
          </table:table-cell>
          <table:table-cell office:value-type="string">
            <text:p text:style-name="P16">1</text:p>
          </table:table-cell>
          <table:table-cell table:style-name="Ejemplo1.G5" office:value-type="string">
            <text:p text:style-name="P78">2</text:p>
          </table:table-cell>
        </table:table-row>
        <table:table-row>
          <table:table-cell office:value-type="string">
            <text:p text:style-name="P22"/>
          </table:table-cell>
          <table:table-cell office:value-type="string">
            <text:p text:style-name="P22"/>
          </table:table-cell>
          <table:table-cell office:value-type="string">
            <text:p text:style-name="P22"/>
          </table:table-cell>
          <table:table-cell office:value-type="string">
            <text:p text:style-name="P16"/>
          </table:table-cell>
          <table:table-cell office:value-type="string">
            <text:p text:style-name="P16"/>
          </table:table-cell>
          <table:table-cell office:value-type="string">
            <text:p text:style-name="P16"/>
          </table:table-cell>
          <table:table-cell office:value-type="string">
            <text:p text:style-name="P16"/>
          </table:table-cell>
          <table:table-cell office:value-type="string">
            <text:p text:style-name="P16"><text:span text:style-name="T31">MSB</text:span>&gt;</text:p>
          </table:table-cell>
          <table:table-cell office:value-type="string">
            <text:p text:style-name="P52">1</text:p>
          </table:table-cell>
          <table:table-cell office:value-type="string">
            <text:p text:style-name="P204">X</text:p>
          </table:table-cell>
        </table:table-row>
      </table:table>
      <text:p text:style-name="P93"><text:span text:style-name="T51">El resultado en binario de </text:span><text:span text:style-name="T52">153</text:span><text:span text:style-name="T9">10</text:span><text:span text:style-name="apple-converted-space"><text:span text:style-name="T10"> </text:span></text:span><text:span text:style-name="T51">es </text:span><text:span text:style-name="T52">10011001</text:span></text:p>
      <text:p text:style-name="Title"/>
      <text:h text:style-name="P312" text:outline-level="1">Conversión de Decimal a Octal </text:h>
      <text:p text:style-name="P5">En la conversión de una magnitud decimal a octal se realizan divisiones sucesivas por 8 hasta obtener la parte entera del cociente igual a cero. Los residuos forman el número octal equivalente, siendo el último residuo el dígito más significativo y el primero el menos significativo. </text:p>
      <text:h text:style-name="P323" text:outline-level="3">Ejemplo:</text:h>
      <text:p text:style-name="P10"><text:span text:style-name="T45">Convertir el número 465</text:span><text:span text:style-name="T5">10</text:span><text:span text:style-name="T45"> a octal</text:span></text:p>
      <table:table table:name="Tabla2" table:style-name="Tabla2">
        <table:table-column table:style-name="Tabla2.A" table:number-columns-repeated="9"/>
        <table:table-column table:style-name="Tabla2.J"/>
        <table:table-row>
          <table:table-cell office:value-type="string">
            <text:p text:style-name="P17"/>
          </table:table-cell>
          <table:table-cell office:value-type="string">
            <text:p text:style-name="P30">465</text:p>
          </table:table-cell>
          <table:table-cell table:style-name="Tabla2.C1" office:value-type="string">
            <text:p text:style-name="P30">8</text:p>
          </table:table-cell>
          <table:table-cell office:value-type="string">
            <text:p text:style-name="P23"/>
          </table:table-cell>
          <table:table-cell office:value-type="string">
            <text:p text:style-name="P23"/>
          </table:table-cell>
          <table:table-cell office:value-type="string">
            <text:p text:style-name="P23"/>
          </table:table-cell>
          <table:table-cell office:value-type="string">
            <text:p text:style-name="P23"/>
          </table:table-cell>
          <table:table-cell office:value-type="string">
            <text:p text:style-name="P23"/>
          </table:table-cell>
          <table:table-cell office:value-type="string">
            <text:p text:style-name="P23"/>
          </table:table-cell>
          <table:table-cell office:value-type="string">
            <text:p text:style-name="P23"/>
          </table:table-cell>
        </table:table-row>
        <table:table-row>
          <table:table-cell office:value-type="string">
            <text:p text:style-name="P17"/>
          </table:table-cell>
          <table:table-cell office:value-type="string">
            <text:p text:style-name="P53">1</text:p>
          </table:table-cell>
          <table:table-cell office:value-type="string">
            <text:p text:style-name="P30">58</text:p>
          </table:table-cell>
          <table:table-cell table:style-name="Tabla2.C1" office:value-type="string">
            <text:p text:style-name="P34">8</text:p>
          </table:table-cell>
          <table:table-cell office:value-type="string">
            <text:p text:style-name="P23"/>
          </table:table-cell>
          <table:table-cell office:value-type="string">
            <text:p text:style-name="P23"/>
          </table:table-cell>
          <table:table-cell office:value-type="string">
            <text:p text:style-name="P23"/>
          </table:table-cell>
          <table:table-cell office:value-type="string">
            <text:p text:style-name="P23"/>
          </table:table-cell>
          <table:table-cell office:value-type="string">
            <text:p text:style-name="P23"/>
          </table:table-cell>
          <table:table-cell office:value-type="string">
            <text:p text:style-name="P23"/>
          </table:table-cell>
        </table:table-row>
        <table:table-row>
          <table:table-cell table:style-name="Tabla2.A3" office:value-type="string">
            <text:p text:style-name="P17"/>
          </table:table-cell>
          <table:table-cell office:value-type="string">
            <text:p text:style-name="P53"/>
          </table:table-cell>
          <table:table-cell office:value-type="string">
            <text:p text:style-name="P60">2</text:p>
          </table:table-cell>
          <table:table-cell table:style-name="Tabla2.A3" office:value-type="string">
            <text:p text:style-name="P60">7</text:p>
          </table:table-cell>
          <table:table-cell table:style-name="Tabla2.C1" office:value-type="string">
            <text:p text:style-name="P34">8</text:p>
          </table:table-cell>
          <table:table-cell office:value-type="string">
            <text:p text:style-name="P23"/>
          </table:table-cell>
          <table:table-cell office:value-type="string">
            <text:p text:style-name="P23"/>
          </table:table-cell>
          <table:table-cell office:value-type="string">
            <text:p text:style-name="P23"/>
          </table:table-cell>
          <table:table-cell office:value-type="string">
            <text:p text:style-name="P23"/>
          </table:table-cell>
          <table:table-cell office:value-type="string">
            <text:p text:style-name="P23"/>
          </table:table-cell>
        </table:table-row>
        <table:table-row>
          <table:table-cell table:style-name="Tabla2.A3" office:value-type="string">
            <text:p text:style-name="P17"/>
          </table:table-cell>
          <table:table-cell office:value-type="string">
            <text:p text:style-name="P53"/>
          </table:table-cell>
          <table:table-cell office:value-type="string">
            <text:p text:style-name="P30"/>
          </table:table-cell>
          <table:table-cell table:style-name="Tabla2.A3" office:value-type="string">
            <text:p text:style-name="P34"/>
          </table:table-cell>
          <table:table-cell office:value-type="string">
            <text:p text:style-name="P34">X</text:p>
          </table:table-cell>
          <table:table-cell office:value-type="string">
            <text:p text:style-name="P23"/>
          </table:table-cell>
          <table:table-cell office:value-type="string">
            <text:p text:style-name="P23"/>
          </table:table-cell>
          <table:table-cell office:value-type="string">
            <text:p text:style-name="P23"/>
          </table:table-cell>
          <table:table-cell office:value-type="string">
            <text:p text:style-name="P23"/>
          </table:table-cell>
          <table:table-cell office:value-type="string">
            <text:p text:style-name="P23"/>
          </table:table-cell>
        </table:table-row>
      </table:table>
      <text:p text:style-name="P95">El resultado en octal de <text:span text:style-name="T31">465</text:span><text:span text:style-name="T12">10</text:span> es <text:span text:style-name="T31">721</text:span><text:span text:style-name="T12">8</text:span> </text:p>
      <text:h text:style-name="P312" text:outline-level="1">Conversión de Decimal a Hexadecimal</text:h>
      <text:p text:style-name="P7">En la conversión de una magnitud decimal a hexadecimal se realizan divisiones sucesivas por 16 hasta obtener un cociente de cero. Los residuos forman el número hexadecimal equivalente, siendo el último residuo el dígito más significativo y el primero el menos significativo.</text:p>
      <text:h text:style-name="P324" text:outline-level="3"><text:soft-page-break/>Ejemplo:</text:h>
      <text:p text:style-name="P6">Convertir el número 1869<text:span text:style-name="T2">10</text:span> a hexadecimal</text:p>
      <table:table table:name="Tabla3" table:style-name="Tabla3">
        <table:table-column table:style-name="Tabla3.A" table:number-columns-repeated="9"/>
        <table:table-column table:style-name="Tabla3.J"/>
        <table:table-row>
          <table:table-cell office:value-type="string">
            <text:p text:style-name="P21"/>
          </table:table-cell>
          <table:table-cell office:value-type="string">
            <text:p text:style-name="P48">1869</text:p>
          </table:table-cell>
          <table:table-cell table:style-name="Tabla3.C1" office:value-type="string">
            <text:p text:style-name="P48">16</text:p>
          </table:table-cell>
          <table:table-cell office:value-type="string">
            <text:p text:style-name="P29"/>
          </table:table-cell>
          <table:table-cell office:value-type="string">
            <text:p text:style-name="P29"/>
          </table:table-cell>
          <table:table-cell office:value-type="string">
            <text:p text:style-name="P29"/>
          </table:table-cell>
          <table:table-cell office:value-type="string">
            <text:p text:style-name="P29"/>
          </table:table-cell>
          <table:table-cell office:value-type="string">
            <text:p text:style-name="P29"/>
          </table:table-cell>
          <table:table-cell office:value-type="string">
            <text:p text:style-name="P29"/>
          </table:table-cell>
          <table:table-cell office:value-type="string">
            <text:p text:style-name="P29"/>
          </table:table-cell>
        </table:table-row>
        <table:table-row>
          <table:table-cell office:value-type="string">
            <text:p text:style-name="P21"/>
          </table:table-cell>
          <table:table-cell office:value-type="string">
            <text:p text:style-name="P71">13</text:p>
          </table:table-cell>
          <table:table-cell office:value-type="string">
            <text:p text:style-name="P48">166</text:p>
          </table:table-cell>
          <table:table-cell table:style-name="Tabla3.C1" office:value-type="string">
            <text:p text:style-name="P48">16</text:p>
          </table:table-cell>
          <table:table-cell office:value-type="string">
            <text:p text:style-name="P29"/>
          </table:table-cell>
          <table:table-cell office:value-type="string">
            <text:p text:style-name="P29"/>
          </table:table-cell>
          <table:table-cell office:value-type="string">
            <text:p text:style-name="P29"/>
          </table:table-cell>
          <table:table-cell office:value-type="string">
            <text:p text:style-name="P29"/>
          </table:table-cell>
          <table:table-cell office:value-type="string">
            <text:p text:style-name="P29"/>
          </table:table-cell>
          <table:table-cell office:value-type="string">
            <text:p text:style-name="P29"/>
          </table:table-cell>
        </table:table-row>
        <table:table-row>
          <table:table-cell table:style-name="Tabla3.A3" office:value-type="string">
            <text:p text:style-name="P21"/>
          </table:table-cell>
          <table:table-cell office:value-type="string">
            <text:p text:style-name="P59"/>
          </table:table-cell>
          <table:table-cell office:value-type="string">
            <text:p text:style-name="P71">4</text:p>
          </table:table-cell>
          <table:table-cell table:style-name="Tabla3.A3" office:value-type="string">
            <text:p text:style-name="P61">7</text:p>
          </table:table-cell>
          <table:table-cell table:style-name="Tabla3.C1" office:value-type="string">
            <text:p text:style-name="P48">16</text:p>
          </table:table-cell>
          <table:table-cell office:value-type="string">
            <text:p text:style-name="P29"/>
          </table:table-cell>
          <table:table-cell office:value-type="string">
            <text:p text:style-name="P29"/>
          </table:table-cell>
          <table:table-cell office:value-type="string">
            <text:p text:style-name="P29"/>
          </table:table-cell>
          <table:table-cell office:value-type="string">
            <text:p text:style-name="P29"/>
          </table:table-cell>
          <table:table-cell office:value-type="string">
            <text:p text:style-name="P29"/>
          </table:table-cell>
        </table:table-row>
        <table:table-row>
          <table:table-cell table:style-name="Tabla3.A3" office:value-type="string">
            <text:p text:style-name="P21"/>
          </table:table-cell>
          <table:table-cell office:value-type="string">
            <text:p text:style-name="P59"/>
          </table:table-cell>
          <table:table-cell office:value-type="string">
            <text:p text:style-name="P33"/>
          </table:table-cell>
          <table:table-cell table:style-name="Tabla3.A3" office:value-type="string">
            <text:p text:style-name="P37"/>
          </table:table-cell>
          <table:table-cell office:value-type="string">
            <text:p text:style-name="P37">X</text:p>
          </table:table-cell>
          <table:table-cell office:value-type="string">
            <text:p text:style-name="P29"/>
          </table:table-cell>
          <table:table-cell office:value-type="string">
            <text:p text:style-name="P29"/>
          </table:table-cell>
          <table:table-cell office:value-type="string">
            <text:p text:style-name="P29"/>
          </table:table-cell>
          <table:table-cell office:value-type="string">
            <text:p text:style-name="P29"/>
          </table:table-cell>
          <table:table-cell office:value-type="string">
            <text:p text:style-name="P29"/>
          </table:table-cell>
        </table:table-row>
      </table:table>
      <text:p text:style-name="P94"><text:span text:style-name="T40">Por lo tanto la conversión seria: 7, 4 y 13. Como es hexadecimal, se lleva el 13 a su equivalente en ese sistema </text:span><text:span text:style-name="T29">13=</text:span><text:span text:style-name="T30">D</text:span><text:span text:style-name="T54">. </text:span><text:span text:style-name="T38">El</text:span><text:span text:style-name="T37"> resultado en hexadecimal de </text:span><text:span text:style-name="T39">1869</text:span><text:span text:style-name="T14">10</text:span><text:span text:style-name="T37"> es </text:span><text:span text:style-name="T39">74D</text:span><text:span text:style-name="T14">16.</text:span></text:p>
      <text:p text:style-name="Title"/>
      <text:h text:style-name="P312" text:outline-level="1">Conversión de Binario a Decimal</text:h>
      <text:p text:style-name="P87">Un número binario se convierte a decimal formando la suma de las potencias de base 2 de los coeficientes cuyo valor sea 1.</text:p>
      <text:h text:style-name="P323" text:outline-level="3">Ejemplo:</text:h>
      <text:p text:style-name="P88">Convertir el número 1100<text:span text:style-name="T2">2</text:span> a decimal</text:p>
      <text:p text:style-name="P85"><text:span text:style-name="T40">1100</text:span><text:span text:style-name="T3">2</text:span><text:span text:style-name="T40"> = 1x2</text:span><text:span text:style-name="T23">3</text:span><text:span text:style-name="T40"> + 1x2</text:span><text:span text:style-name="T23">2 </text:span><text:span text:style-name="T40">+0x2</text:span><text:span text:style-name="T23">1</text:span><text:span text:style-name="T40">+ 0x2</text:span><text:span text:style-name="T23">0</text:span><text:span text:style-name="T40"> = 1x8 + 1x4 + 0x2 +0x1 = 8 + 4 + 0 + 0 = 12</text:span><text:span text:style-name="T3">10 </text:span></text:p>
      <text:p text:style-name="Title"/>
      <text:h text:style-name="P313" text:outline-level="1">Conversión de Octal a Decimal</text:h>
      <text:h text:style-name="P314" text:outline-level="1">La conversión de un número octal a decimal se obtiene multiplicando cada dígito por su peso y sumando los productos: </text:h>
      <text:h text:style-name="P323" text:outline-level="3">Ejemplo:</text:h>
      <text:p text:style-name="P83"><text:span text:style-name="T44">Convertir 4780</text:span><text:span text:style-name="T4">8</text:span><text:span text:style-name="T44"> a decimal</text:span></text:p>
      <text:p text:style-name="P92"><text:span text:style-name="T44">4780</text:span><text:span text:style-name="T4">8</text:span><text:span text:style-name="T44"> = (4 x 8</text:span><text:span text:style-name="T24">3</text:span><text:span text:style-name="T44">)+(3x8</text:span><text:span text:style-name="T24">2</text:span><text:span text:style-name="T44">)+(8x8</text:span><text:span text:style-name="T24">1</text:span><text:span text:style-name="T44">)+(0x8</text:span><text:span text:style-name="T24">0</text:span><text:span text:style-name="T44">) = 2048+192+64+0= 2304</text:span><text:span text:style-name="T4">10</text:span></text:p>
      <text:p text:style-name="Title"/>
      <text:h text:style-name="P315" text:outline-level="1">Conversión de Hexadecimal a Decimal</text:h>
      <text:p text:style-name="P9">En el sistema hexadecimal, cada dígito tiene asociado un peso equivalente a una potencia de 16, entonces se multiplica el valor decimal del dígito correspondiente por el respectivo peso y realizar la suma de los productos. </text:p>
      <text:h text:style-name="P323" text:outline-level="3">Ejemplo:</text:h>
      <text:p text:style-name="P86"><text:span text:style-name="T40">Convertir el número 31F</text:span><text:span text:style-name="T3">16</text:span><text:span text:style-name="T40"> a decimal</text:span></text:p>
      <text:p text:style-name="P84"><text:span text:style-name="T49">31F16 = 3x16</text:span><text:span text:style-name="T25">2</text:span><text:span text:style-name="T49"> + 1x16</text:span><text:span text:style-name="T25">1</text:span><text:span text:style-name="T49"> + 15x16</text:span><text:span text:style-name="T25">0</text:span><text:span text:style-name="T49"> = 3x256 + 1x16 + 15x1 = 768 + 31 = 79910</text:span></text:p>
      <text:h text:style-name="P319" text:outline-level="1"><text:span text:style-name="T41">Ejercicio 1: </text:span><text:span text:style-name="T53">C</text:span><text:span text:style-name="T41">onvertir de decimal a binario, octal y hexadecimal:</text:span></text:h>
      <text:section text:style-name="Sect1" text:name="Sección1">
        <text:h text:style-name="P322" text:outline-level="2"><text:span text:style-name="T40">(450)</text:span><text:span text:style-name="T3">10</text:span></text:h>
        <text:h text:style-name="P320" text:outline-level="2"><text:span text:style-name="T40">(90)</text:span><text:span text:style-name="T3">10</text:span></text:h>
        <text:h text:style-name="P320" text:outline-level="2"><text:span text:style-name="T40">(150)</text:span><text:span text:style-name="T3">10</text:span></text:h>
        <text:h text:style-name="P320" text:outline-level="2"><text:span text:style-name="T40">(210)</text:span><text:span text:style-name="T3">10</text:span></text:h>
        <text:h text:style-name="P321" text:outline-level="2"><text:span text:style-name="T40">(80)</text:span><text:span text:style-name="T3">10</text:span></text:h>
        <text:h text:style-name="P157" text:outline-level="2"/>
        <text:h text:style-name="P321" text:outline-level="2"><text:span text:style-name="T40">(30)</text:span><text:span text:style-name="T3">10</text:span></text:h>
        <text:h text:style-name="P320" text:outline-level="2"><text:span text:style-name="T40">(110)</text:span><text:span text:style-name="T3">10</text:span></text:h>
        <text:h text:style-name="P320" text:outline-level="2"><text:span text:style-name="T40">(65)</text:span><text:span text:style-name="T3">10</text:span></text:h>
        <text:h text:style-name="P320" text:outline-level="2"><text:span text:style-name="T40">(300)</text:span><text:span text:style-name="T3">10</text:span></text:h>
        <text:h text:style-name="P320" text:outline-level="2"><text:span text:style-name="T40">(225)</text:span><text:span text:style-name="T3">10</text:span></text:h>
        <text:h text:style-name="P158" text:outline-level="2"/>
      </text:section>
      <text:h text:style-name="P316" text:outline-level="1" text:is-list-header="true">Ejercicio 2: Resolver las siguientes conversiones de binario a decimal: </text:h>
      <text:section text:style-name="Sect2" text:name="Sección15">
        <text:list xml:id="list1640255524" text:style-name="L1">
          <text:list-item>
            <text:p text:style-name="P152"><text:span text:style-name="T54">(1000100)</text:span><text:span text:style-name="T15">2</text:span><text:span text:style-name="T54">= </text:span></text:p>
          </text:list-item>
          <text:list-item>
            <text:p text:style-name="P152"><text:span text:style-name="T40">(110)</text:span><text:span text:style-name="T3">2</text:span><text:span text:style-name="T40">= </text:span></text:p>
          </text:list-item>
          <text:list-item>
            <text:p text:style-name="P152"><text:span text:style-name="T40">(1110100)</text:span><text:span text:style-name="T3">2</text:span><text:span text:style-name="T40">= </text:span></text:p>
          </text:list-item>
          <text:list-item>
            <text:p text:style-name="P152"><text:span text:style-name="T40">(111011)</text:span><text:span text:style-name="T3">2</text:span><text:span text:style-name="T40">=</text:span></text:p>
          </text:list-item>
          <text:list-item>
            <text:p text:style-name="P152"><text:span text:style-name="T40">(11000111)</text:span><text:span text:style-name="T3">2=</text:span></text:p>
          </text:list-item>
        </text:list>
      </text:section>
      <text:h text:style-name="P317" text:outline-level="1">Ejercicio 3: Resolver las siguientes conversiones de Octal a decimal: </text:h>
      <text:section text:style-name="Sect2" text:name="Sección16">
        <text:list xml:id="list3612964210" text:style-name="L2">
          <text:list-item>
            <text:p text:style-name="P154"><text:span text:style-name="T40">(144)</text:span><text:span text:style-name="T3">8</text:span><text:span text:style-name="T40">= </text:span></text:p>
          </text:list-item>
          <text:list-item>
            <text:p text:style-name="P154"><text:span text:style-name="T40">(36)</text:span><text:span text:style-name="T3">8</text:span><text:span text:style-name="T40">= </text:span></text:p>
          </text:list-item>
          <text:list-item>
            <text:p text:style-name="P154"><text:span text:style-name="T40">(764)</text:span><text:span text:style-name="T3">8</text:span><text:span text:style-name="T40">= </text:span></text:p>
          </text:list-item>
          <text:list-item>
            <text:p text:style-name="P154"><text:span text:style-name="T40">(373)</text:span><text:span text:style-name="T3">8</text:span><text:span text:style-name="T40">=</text:span></text:p>
          </text:list-item>
          <text:list-item>
            <text:p text:style-name="P154"><text:span text:style-name="T40">(127)</text:span><text:span text:style-name="T3">8</text:span><text:span text:style-name="T40">=</text:span></text:p>
          </text:list-item>
        </text:list>
      </text:section>
      <text:h text:style-name="P317" text:outline-level="1">Ejercicio 4: Resolver las siguientes conversiones de Hexadecimal a decimal: </text:h>
      <text:section text:style-name="Sect2" text:name="Sección17">
        <text:list xml:id="list2318481238" text:style-name="L3">
          <text:list-item>
            <text:p text:style-name="P153"><text:span text:style-name="T40">(A64)</text:span><text:span text:style-name="T3">16</text:span><text:span text:style-name="T40">= </text:span></text:p>
          </text:list-item>
          <text:list-item>
            <text:p text:style-name="P153"><text:span text:style-name="T40">(21E)</text:span><text:span text:style-name="T3">16</text:span><text:span text:style-name="T40">= </text:span></text:p>
          </text:list-item>
          <text:list-item>
            <text:p text:style-name="P153"><text:span text:style-name="T40">(13F4)</text:span><text:span text:style-name="T3">16</text:span><text:span text:style-name="T40">= </text:span></text:p>
          </text:list-item>
          <text:list-item>
            <text:p text:style-name="P153"><text:span text:style-name="T40">(FB1)</text:span><text:span text:style-name="T3">16</text:span><text:span text:style-name="T40">=</text:span></text:p>
          </text:list-item>
          <text:list-item>
            <text:p text:style-name="P153"><text:span text:style-name="T40">(23A)</text:span><text:span text:style-name="T3">16</text:span><text:span text:style-name="T40">=</text:span></text:p>
          </text:list-item>
        </text:list>
      </text:section>
      <text:p text:style-name="P156"><text:span text:style-name="T46">1.1) </text:span><text:span text:style-name="T47">450</text:span><text:span text:style-name="T6">(10)</text:span></text:p>
      <text:section text:style-name="Sect1" text:name="Sección2">
        <table:table table:name="Tabla4" table:style-name="Tabla4">
          <table:table-column table:style-name="Tabla4.A"/>
          <table:table-column table:style-name="Tabla4.B" table:number-columns-repeated="8"/>
          <table:table-row>
            <table:table-cell table:style-name="Tabla4.A1" office:value-type="string">
              <text:p text:style-name="P38">450</text:p>
            </table:table-cell>
            <table:table-cell table:style-name="Tabla4.B1" office:value-type="string">
              <text:p text:style-name="P18">2</text:p>
            </table:table-cell>
            <table:table-cell table:style-name="Tabla4.A1" office:value-type="string">
              <text:p text:style-name="P24"/>
            </table:table-cell>
            <table:table-cell table:style-name="Tabla4.A1" office:value-type="string">
              <text:p text:style-name="P24"/>
            </table:table-cell>
            <table:table-cell table:style-name="Tabla4.A1" office:value-type="string">
              <text:p text:style-name="P24"/>
            </table:table-cell>
            <table:table-cell table:style-name="Tabla4.A1" office:value-type="string">
              <text:p text:style-name="P24"/>
            </table:table-cell>
            <table:table-cell table:style-name="Tabla4.A1" office:value-type="string">
              <text:p text:style-name="P24"/>
            </table:table-cell>
            <table:table-cell table:style-name="Tabla4.A1" office:value-type="string">
              <text:p text:style-name="P24"/>
            </table:table-cell>
            <table:table-cell table:style-name="Tabla4.A1" office:value-type="string">
              <text:p text:style-name="P24"/>
            </table:table-cell>
          </table:table-row>
          <table:table-row>
            <table:table-cell table:style-name="Tabla4.A1" office:value-type="string">
              <text:p text:style-name="P62">0</text:p>
            </table:table-cell>
            <table:table-cell table:style-name="Tabla4.A1" office:value-type="string">
              <text:p text:style-name="P38">225</text:p>
            </table:table-cell>
            <table:table-cell table:style-name="Tabla4.B1" office:value-type="string">
              <text:p text:style-name="P18">2</text:p>
            </table:table-cell>
            <table:table-cell table:style-name="Tabla4.A1" office:value-type="string">
              <text:p text:style-name="P24"/>
            </table:table-cell>
            <table:table-cell table:style-name="Tabla4.A1" office:value-type="string">
              <text:p text:style-name="P24"/>
            </table:table-cell>
            <table:table-cell table:style-name="Tabla4.A1" office:value-type="string">
              <text:p text:style-name="P24"/>
            </table:table-cell>
            <table:table-cell table:style-name="Tabla4.A1" office:value-type="string">
              <text:p text:style-name="P24"/>
            </table:table-cell>
            <table:table-cell table:style-name="Tabla4.A1" office:value-type="string">
              <text:p text:style-name="P24"/>
            </table:table-cell>
            <table:table-cell table:style-name="Tabla4.A1" office:value-type="string">
              <text:p text:style-name="P24"/>
            </table:table-cell>
          </table:table-row>
          <table:table-row>
            <table:table-cell table:style-name="Tabla4.A1" office:value-type="string">
              <text:p text:style-name="P63"/>
            </table:table-cell>
            <table:table-cell table:style-name="Tabla4.A1" office:value-type="string">
              <text:p text:style-name="P62">1</text:p>
            </table:table-cell>
            <table:table-cell table:style-name="Tabla4.A1" office:value-type="string">
              <text:p text:style-name="P38">112</text:p>
            </table:table-cell>
            <table:table-cell table:style-name="Tabla4.B1" office:value-type="string">
              <text:p text:style-name="P18">2</text:p>
            </table:table-cell>
            <table:table-cell table:style-name="Tabla4.A1" office:value-type="string">
              <text:p text:style-name="P24"/>
            </table:table-cell>
            <table:table-cell table:style-name="Tabla4.A1" office:value-type="string">
              <text:p text:style-name="P24"/>
            </table:table-cell>
            <table:table-cell table:style-name="Tabla4.A1" office:value-type="string">
              <text:p text:style-name="P24"/>
            </table:table-cell>
            <table:table-cell table:style-name="Tabla4.A1" office:value-type="string">
              <text:p text:style-name="P24"/>
            </table:table-cell>
            <table:table-cell table:style-name="Tabla4.A1" office:value-type="string">
              <text:p text:style-name="P24"/>
            </table:table-cell>
          </table:table-row>
          <table:table-row>
            <table:table-cell table:style-name="Tabla4.A1" office:value-type="string">
              <text:p text:style-name="P24"/>
            </table:table-cell>
            <table:table-cell table:style-name="Tabla4.A1" office:value-type="string">
              <text:p text:style-name="P24"/>
            </table:table-cell>
            <table:table-cell table:style-name="Tabla4.A1" office:value-type="string">
              <text:p text:style-name="P54">0</text:p>
            </table:table-cell>
            <table:table-cell table:style-name="Tabla4.A1" office:value-type="string">
              <text:p text:style-name="P38">56</text:p>
            </table:table-cell>
            <table:table-cell table:style-name="Tabla4.B1" office:value-type="string">
              <text:p text:style-name="P18">2</text:p>
            </table:table-cell>
            <table:table-cell table:style-name="Tabla4.A1" office:value-type="string">
              <text:p text:style-name="P24"/>
            </table:table-cell>
            <table:table-cell table:style-name="Tabla4.A1" office:value-type="string">
              <text:p text:style-name="P24"/>
            </table:table-cell>
            <table:table-cell table:style-name="Tabla4.A1" office:value-type="string">
              <text:p text:style-name="P24"/>
            </table:table-cell>
            <table:table-cell table:style-name="Tabla4.A1" office:value-type="string">
              <text:p text:style-name="P24"/>
            </table:table-cell>
          </table:table-row>
          <table:table-row table:style-name="Tabla4.5">
            <table:table-cell table:style-name="Tabla4.A1" office:value-type="string">
              <text:p text:style-name="P24"/>
            </table:table-cell>
            <table:table-cell table:style-name="Tabla4.A1" office:value-type="string">
              <text:p text:style-name="P24"/>
            </table:table-cell>
            <table:table-cell table:style-name="Tabla4.A1" office:value-type="string">
              <text:p text:style-name="P18"/>
            </table:table-cell>
            <table:table-cell table:style-name="Tabla4.A1" office:value-type="string">
              <text:p text:style-name="P62">0</text:p>
            </table:table-cell>
            <table:table-cell table:style-name="Tabla4.A1" office:value-type="string">
              <text:p text:style-name="P38">28</text:p>
            </table:table-cell>
            <table:table-cell table:style-name="Tabla4.F5" office:value-type="string">
              <text:p text:style-name="P18">2</text:p>
            </table:table-cell>
            <table:table-cell table:style-name="Tabla4.A1" office:value-type="string">
              <text:p text:style-name="P24"/>
            </table:table-cell>
            <table:table-cell table:style-name="Tabla4.A1" office:value-type="string">
              <text:p text:style-name="P24"/>
            </table:table-cell>
            <table:table-cell table:style-name="Tabla4.A1" office:value-type="string">
              <text:p text:style-name="P24"/>
            </table:table-cell>
          </table:table-row>
          <table:table-row table:style-name="Tabla4.5">
            <table:table-cell table:style-name="Tabla4.A1" office:value-type="string">
              <text:p text:style-name="P24"/>
            </table:table-cell>
            <table:table-cell table:style-name="Tabla4.A1" office:value-type="string">
              <text:p text:style-name="P24"/>
            </table:table-cell>
            <table:table-cell table:style-name="Tabla4.A1" office:value-type="string">
              <text:p text:style-name="P18"/>
            </table:table-cell>
            <table:table-cell table:style-name="Tabla4.A1" office:value-type="string">
              <text:p text:style-name="P18"/>
            </table:table-cell>
            <table:table-cell table:style-name="Tabla4.A1" office:value-type="string">
              <text:p text:style-name="P62">0</text:p>
            </table:table-cell>
            <table:table-cell table:style-name="Tabla4.A1" office:value-type="string">
              <text:p text:style-name="P38">14</text:p>
            </table:table-cell>
            <table:table-cell table:style-name="Tabla4.F5" office:value-type="string">
              <text:p text:style-name="P79">2</text:p>
            </table:table-cell>
            <table:table-cell table:style-name="Tabla4.A1" office:value-type="string">
              <text:p text:style-name="P24"/>
            </table:table-cell>
            <table:table-cell table:style-name="Tabla4.A1" office:value-type="string">
              <text:p text:style-name="P24"/>
            </table:table-cell>
          </table:table-row>
          <table:table-row table:style-name="Tabla4.5">
            <table:table-cell table:style-name="Tabla4.A1" office:value-type="string">
              <text:p text:style-name="P24"/>
            </table:table-cell>
            <table:table-cell table:style-name="Tabla4.A1" office:value-type="string">
              <text:p text:style-name="P24"/>
            </table:table-cell>
            <table:table-cell table:style-name="Tabla4.A1" office:value-type="string">
              <text:p text:style-name="P18"/>
            </table:table-cell>
            <table:table-cell table:style-name="Tabla4.A1" office:value-type="string">
              <text:p text:style-name="P18"/>
            </table:table-cell>
            <table:table-cell table:style-name="Tabla4.A1" office:value-type="string">
              <text:p text:style-name="P18"/>
            </table:table-cell>
            <table:table-cell table:style-name="Tabla4.A1" office:value-type="string">
              <text:p text:style-name="P54">0</text:p>
            </table:table-cell>
            <table:table-cell table:style-name="Tabla4.A1" office:value-type="string">
              <text:p text:style-name="P38">7</text:p>
            </table:table-cell>
            <table:table-cell table:style-name="Tabla4.F5" office:value-type="string">
              <text:p text:style-name="P79">2</text:p>
            </table:table-cell>
            <table:table-cell table:style-name="Tabla4.A1" office:value-type="string">
              <text:p text:style-name="P24"/>
            </table:table-cell>
          </table:table-row>
          <table:table-row table:style-name="Tabla4.5">
            <table:table-cell table:style-name="Tabla4.A1" office:value-type="string">
              <text:p text:style-name="P24"/>
            </table:table-cell>
            <table:table-cell table:style-name="Tabla4.A1" office:value-type="string">
              <text:p text:style-name="P24"/>
            </table:table-cell>
            <table:table-cell table:style-name="Tabla4.A1" office:value-type="string">
              <text:p text:style-name="P18"/>
            </table:table-cell>
            <table:table-cell table:style-name="Tabla4.A1" office:value-type="string">
              <text:p text:style-name="P18"/>
            </table:table-cell>
            <table:table-cell table:style-name="Tabla4.A1" office:value-type="string">
              <text:p text:style-name="P18"/>
            </table:table-cell>
            <table:table-cell table:style-name="Tabla4.A1" office:value-type="string">
              <text:p text:style-name="P18"/>
            </table:table-cell>
            <table:table-cell table:style-name="Tabla4.A1" office:value-type="string">
              <text:p text:style-name="P62">1</text:p>
            </table:table-cell>
            <table:table-cell table:style-name="Tabla4.A1" office:value-type="string">
              <text:p text:style-name="P38">3</text:p>
            </table:table-cell>
            <table:table-cell table:style-name="Tabla4.F5" office:value-type="string">
              <text:p text:style-name="P79">2</text:p>
            </table:table-cell>
          </table:table-row>
          <table:table-row>
            <table:table-cell table:style-name="Tabla4.A1" office:value-type="string">
              <text:p text:style-name="P24"/>
            </table:table-cell>
            <table:table-cell table:style-name="Tabla4.A1" office:value-type="string">
              <text:p text:style-name="P24"/>
            </table:table-cell>
            <table:table-cell table:style-name="Tabla4.A1" office:value-type="string">
              <text:p text:style-name="P18"/>
            </table:table-cell>
            <table:table-cell table:style-name="Tabla4.A1" office:value-type="string">
              <text:p text:style-name="P18"/>
            </table:table-cell>
            <table:table-cell table:style-name="Tabla4.A1" office:value-type="string">
              <text:p text:style-name="P18"/>
            </table:table-cell>
            <table:table-cell table:style-name="Tabla4.A1" office:value-type="string">
              <text:p text:style-name="P18"/>
            </table:table-cell>
            <table:table-cell table:style-name="Tabla4.A1" office:value-type="string">
              <text:p text:style-name="P18"/>
            </table:table-cell>
            <table:table-cell table:style-name="Tabla4.A1" office:value-type="string">
              <text:p text:style-name="P54">1</text:p>
            </table:table-cell>
            <table:table-cell table:style-name="Tabla4.A1" office:value-type="string">
              <text:p text:style-name="P62">1</text:p>
            </table:table-cell>
          </table:table-row>
        </table:table>
        <text:p text:style-name="P114">450<text:span text:style-name="T2">(10)</text:span> = 111000010<text:span text:style-name="T2">(2)</text:span></text:p>
        <table:table table:name="Tabla5" table:style-name="Tabla5">
          <table:table-column table:style-name="Tabla5.A" table:number-columns-repeated="4"/>
          <table:table-row>
            <table:table-cell office:value-type="string">
              <text:p text:style-name="P39">450</text:p>
            </table:table-cell>
            <table:table-cell table:style-name="Tabla5.B1" office:value-type="string">
              <text:p text:style-name="P41">8</text:p>
            </table:table-cell>
            <table:table-cell office:value-type="string">
              <text:p text:style-name="P25"/>
            </table:table-cell>
            <table:table-cell office:value-type="string">
              <text:p text:style-name="P25"/>
            </table:table-cell>
          </table:table-row>
          <table:table-row>
            <table:table-cell office:value-type="string">
              <text:p text:style-name="P63">2</text:p>
            </table:table-cell>
            <table:table-cell office:value-type="string">
              <text:p text:style-name="P41">56</text:p>
            </table:table-cell>
            <table:table-cell table:style-name="Tabla5.B1" office:value-type="string">
              <text:p text:style-name="P41">8</text:p>
            </table:table-cell>
            <table:table-cell office:value-type="string">
              <text:p text:style-name="P25"/>
            </table:table-cell>
          </table:table-row>
          <table:table-row>
            <table:table-cell office:value-type="string">
              <text:p text:style-name="P25"/>
            </table:table-cell>
            <table:table-cell office:value-type="string">
              <text:p text:style-name="P63">0</text:p>
            </table:table-cell>
            <table:table-cell office:value-type="string">
              <text:p text:style-name="P63">7</text:p>
            </table:table-cell>
            <table:table-cell table:style-name="Tabla5.B1" office:value-type="string">
              <text:p text:style-name="P41">8</text:p>
            </table:table-cell>
          </table:table-row>
          <table:table-row>
            <table:table-cell office:value-type="string">
              <text:p text:style-name="P25"/>
            </table:table-cell>
            <table:table-cell office:value-type="string">
              <text:p text:style-name="P25"/>
            </table:table-cell>
            <table:table-cell office:value-type="string">
              <text:p text:style-name="P55"/>
            </table:table-cell>
            <table:table-cell table:style-name="Tabla5.D4" office:value-type="string">
              <text:p text:style-name="P74">X</text:p>
            </table:table-cell>
          </table:table-row>
        </table:table>
        <text:p text:style-name="P115">450<text:span text:style-name="T2">(10)</text:span> = 702<text:span text:style-name="T2">(8)</text:span></text:p>
        <table:table table:name="Tabla6" table:style-name="Tabla6">
          <table:table-column table:style-name="Tabla6.A" table:number-columns-repeated="4"/>
          <table:table-row>
            <table:table-cell office:value-type="string">
              <text:p text:style-name="P40">450</text:p>
            </table:table-cell>
            <table:table-cell table:style-name="Tabla6.B1" office:value-type="string">
              <text:p text:style-name="P42">16</text:p>
            </table:table-cell>
            <table:table-cell office:value-type="string">
              <text:p text:style-name="P26"/>
            </table:table-cell>
            <table:table-cell office:value-type="string">
              <text:p text:style-name="P26"/>
            </table:table-cell>
          </table:table-row>
          <table:table-row>
            <table:table-cell office:value-type="string">
              <text:p text:style-name="P64">2</text:p>
            </table:table-cell>
            <table:table-cell office:value-type="string">
              <text:p text:style-name="P42">28</text:p>
            </table:table-cell>
            <table:table-cell table:style-name="Tabla6.B1" office:value-type="string">
              <text:p text:style-name="P42">16</text:p>
            </table:table-cell>
            <table:table-cell office:value-type="string">
              <text:p text:style-name="P26"/>
            </table:table-cell>
          </table:table-row>
          <table:table-row>
            <table:table-cell office:value-type="string">
              <text:p text:style-name="P26"/>
            </table:table-cell>
            <table:table-cell office:value-type="string">
              <text:p text:style-name="P65">12</text:p>
            </table:table-cell>
            <table:table-cell office:value-type="string">
              <text:p text:style-name="P65">1</text:p>
            </table:table-cell>
            <table:table-cell table:style-name="Tabla6.B1" office:value-type="string">
              <text:p text:style-name="P42">16</text:p>
            </table:table-cell>
          </table:table-row>
          <table:table-row>
            <table:table-cell office:value-type="string">
              <text:p text:style-name="P26"/>
            </table:table-cell>
            <table:table-cell office:value-type="string">
              <text:p text:style-name="P26"/>
            </table:table-cell>
            <table:table-cell office:value-type="string">
              <text:p text:style-name="P56"/>
            </table:table-cell>
            <table:table-cell table:style-name="Tabla6.D4" office:value-type="string">
              <text:p text:style-name="P75">X</text:p>
            </table:table-cell>
          </table:table-row>
        </table:table>
        <text:p text:style-name="P116">450<text:span text:style-name="T2">(10)</text:span> = 1C2<text:span text:style-name="T2">(16)</text:span></text:p>
      </text:section>
      <text:p text:style-name="P148"><text:soft-page-break/><text:span text:style-name="T48">1.2) </text:span><text:span text:style-name="T50">90</text:span><text:span text:style-name="T7">(10)</text:span></text:p>
      <text:section text:style-name="Sect1" text:name="Sección3">
        <text:p text:style-name="P89"/>
        <table:table table:name="Tabla10" table:style-name="Tabla10">
          <table:table-column table:style-name="Tabla10.A" table:number-columns-repeated="2"/>
          <table:table-column table:style-name="Tabla10.C"/>
          <table:table-column table:style-name="Tabla10.A"/>
          <table:table-column table:style-name="Tabla10.C"/>
          <table:table-column table:style-name="Tabla10.A"/>
          <table:table-column table:style-name="Tabla10.G"/>
          <table:table-row>
            <table:table-cell office:value-type="string">
              <text:p text:style-name="P43">90</text:p>
            </table:table-cell>
            <table:table-cell table:style-name="Tabla10.B1" office:value-type="string">
              <text:p text:style-name="P19">2</text:p>
            </table:table-cell>
            <table:table-cell office:value-type="string">
              <text:p text:style-name="P27"/>
            </table:table-cell>
            <table:table-cell office:value-type="string">
              <text:p text:style-name="P27"/>
            </table:table-cell>
            <table:table-cell office:value-type="string">
              <text:p text:style-name="P27"/>
            </table:table-cell>
            <table:table-cell office:value-type="string">
              <text:p text:style-name="P27"/>
            </table:table-cell>
            <table:table-cell office:value-type="string">
              <text:p text:style-name="P27"/>
            </table:table-cell>
          </table:table-row>
          <table:table-row>
            <table:table-cell office:value-type="string">
              <text:p text:style-name="P66">0</text:p>
            </table:table-cell>
            <table:table-cell office:value-type="string">
              <text:p text:style-name="P43">45</text:p>
            </table:table-cell>
            <table:table-cell table:style-name="Tabla10.B1" office:value-type="string">
              <text:p text:style-name="P43">2</text:p>
            </table:table-cell>
            <table:table-cell office:value-type="string">
              <text:p text:style-name="P27"/>
            </table:table-cell>
            <table:table-cell office:value-type="string">
              <text:p text:style-name="P27"/>
            </table:table-cell>
            <table:table-cell office:value-type="string">
              <text:p text:style-name="P27"/>
            </table:table-cell>
            <table:table-cell office:value-type="string">
              <text:p text:style-name="P27"/>
            </table:table-cell>
          </table:table-row>
          <table:table-row>
            <table:table-cell office:value-type="string">
              <text:p text:style-name="P27"/>
            </table:table-cell>
            <table:table-cell office:value-type="string">
              <text:p text:style-name="P66">1</text:p>
            </table:table-cell>
            <table:table-cell office:value-type="string">
              <text:p text:style-name="P43">22</text:p>
            </table:table-cell>
            <table:table-cell table:style-name="Tabla10.B1" office:value-type="string">
              <text:p text:style-name="P43">2</text:p>
            </table:table-cell>
            <table:table-cell office:value-type="string">
              <text:p text:style-name="P27"/>
            </table:table-cell>
            <table:table-cell office:value-type="string">
              <text:p text:style-name="P27"/>
            </table:table-cell>
            <table:table-cell office:value-type="string">
              <text:p text:style-name="P27"/>
            </table:table-cell>
          </table:table-row>
          <table:table-row>
            <table:table-cell office:value-type="string">
              <text:p text:style-name="P27"/>
            </table:table-cell>
            <table:table-cell office:value-type="string">
              <text:p text:style-name="P27"/>
            </table:table-cell>
            <table:table-cell office:value-type="string">
              <text:p text:style-name="P66">0</text:p>
            </table:table-cell>
            <table:table-cell office:value-type="string">
              <text:p text:style-name="P43">11</text:p>
            </table:table-cell>
            <table:table-cell table:style-name="Tabla10.B1" office:value-type="string">
              <text:p text:style-name="P43">2</text:p>
            </table:table-cell>
            <table:table-cell office:value-type="string">
              <text:p text:style-name="P27"/>
            </table:table-cell>
            <table:table-cell office:value-type="string">
              <text:p text:style-name="P27"/>
            </table:table-cell>
          </table:table-row>
          <table:table-row table:style-name="Tabla10.5">
            <table:table-cell office:value-type="string">
              <text:p text:style-name="P27"/>
            </table:table-cell>
            <table:table-cell office:value-type="string">
              <text:p text:style-name="P27"/>
            </table:table-cell>
            <table:table-cell office:value-type="string">
              <text:p text:style-name="P19"/>
            </table:table-cell>
            <table:table-cell office:value-type="string">
              <text:p text:style-name="P57">1</text:p>
            </table:table-cell>
            <table:table-cell office:value-type="string">
              <text:p text:style-name="P43">5</text:p>
            </table:table-cell>
            <table:table-cell table:style-name="Tabla10.F5" office:value-type="string">
              <text:p text:style-name="P43">2</text:p>
            </table:table-cell>
            <table:table-cell office:value-type="string">
              <text:p text:style-name="P27"/>
            </table:table-cell>
          </table:table-row>
          <table:table-row table:style-name="Tabla10.5">
            <table:table-cell office:value-type="string">
              <text:p text:style-name="P27"/>
            </table:table-cell>
            <table:table-cell office:value-type="string">
              <text:p text:style-name="P27"/>
            </table:table-cell>
            <table:table-cell office:value-type="string">
              <text:p text:style-name="P19"/>
            </table:table-cell>
            <table:table-cell office:value-type="string">
              <text:p text:style-name="P19"/>
            </table:table-cell>
            <table:table-cell office:value-type="string">
              <text:p text:style-name="P57">1</text:p>
            </table:table-cell>
            <table:table-cell office:value-type="string">
              <text:p text:style-name="P43">2</text:p>
            </table:table-cell>
            <table:table-cell table:style-name="Tabla10.F5" office:value-type="string">
              <text:p text:style-name="P80">2</text:p>
            </table:table-cell>
          </table:table-row>
          <table:table-row table:style-name="Tabla10.5">
            <table:table-cell office:value-type="string">
              <text:p text:style-name="P27"/>
            </table:table-cell>
            <table:table-cell office:value-type="string">
              <text:p text:style-name="P27"/>
            </table:table-cell>
            <table:table-cell office:value-type="string">
              <text:p text:style-name="P19"/>
            </table:table-cell>
            <table:table-cell office:value-type="string">
              <text:p text:style-name="P19"/>
            </table:table-cell>
            <table:table-cell office:value-type="string">
              <text:p text:style-name="P19"/>
            </table:table-cell>
            <table:table-cell office:value-type="string">
              <text:p text:style-name="P57">0</text:p>
            </table:table-cell>
            <table:table-cell table:style-name="Tabla10.G7" office:value-type="string">
              <text:p text:style-name="P66">1</text:p>
            </table:table-cell>
          </table:table-row>
        </table:table>
        <text:p text:style-name="P117">90<text:span text:style-name="T2">(10)</text:span> = 1011010<text:span text:style-name="T2">(2)</text:span></text:p>
        <text:p text:style-name="P89"/>
        <table:table table:name="Tabla11" table:style-name="Tabla11">
          <table:table-column table:style-name="Tabla11.A"/>
          <table:table-column table:style-name="Tabla11.B" table:number-columns-repeated="2"/>
          <table:table-column table:style-name="Tabla11.D"/>
          <table:table-row>
            <table:table-cell table:style-name="Tabla11.A1" office:value-type="string">
              <text:p text:style-name="P43">90</text:p>
            </table:table-cell>
            <table:table-cell table:style-name="Tabla11.B1" office:value-type="string">
              <text:p text:style-name="P31">8</text:p>
            </table:table-cell>
            <table:table-cell table:style-name="Tabla11.A1" office:value-type="string">
              <text:p text:style-name="P27"/>
            </table:table-cell>
            <table:table-cell table:style-name="Tabla11.A1" office:value-type="string">
              <text:p text:style-name="P27"/>
            </table:table-cell>
          </table:table-row>
          <table:table-row>
            <table:table-cell table:style-name="Tabla11.A2" office:value-type="float" office:value="2">
              <text:p text:style-name="P67">2</text:p>
            </table:table-cell>
            <table:table-cell table:style-name="Tabla11.A2" office:value-type="float" office:value="11">
              <text:p text:style-name="P67">11</text:p>
            </table:table-cell>
            <table:table-cell table:style-name="Tabla11.B1" office:value-type="string">
              <text:p text:style-name="P35">8</text:p>
            </table:table-cell>
            <table:table-cell table:style-name="Tabla11.D2" office:value-type="string">
              <text:p text:style-name="P35"/>
            </table:table-cell>
          </table:table-row>
          <table:table-row>
            <table:table-cell table:style-name="Tabla11.A1" office:value-type="string">
              <text:p text:style-name="P57"/>
            </table:table-cell>
            <table:table-cell table:style-name="Tabla11.A2" office:value-type="float" office:value="3">
              <text:p text:style-name="P67">3</text:p>
            </table:table-cell>
            <table:table-cell table:style-name="Tabla11.C3" office:value-type="float" office:value="1">
              <text:p text:style-name="P67">1</text:p>
            </table:table-cell>
            <table:table-cell table:style-name="Tabla11.D3" office:value-type="float" office:value="8">
              <text:p text:style-name="P68">8</text:p>
            </table:table-cell>
          </table:table-row>
          <table:table-row>
            <table:table-cell table:style-name="Tabla11.A1" office:value-type="string">
              <text:p text:style-name="P57"/>
            </table:table-cell>
            <table:table-cell table:style-name="Tabla11.A1" office:value-type="string">
              <text:p text:style-name="P31"/>
            </table:table-cell>
            <table:table-cell table:style-name="Tabla11.C4" office:value-type="string">
              <text:p text:style-name="P35"/>
            </table:table-cell>
            <table:table-cell table:style-name="Tabla11.D4" office:value-type="string">
              <text:p text:style-name="P45">X</text:p>
            </table:table-cell>
          </table:table-row>
        </table:table>
        <text:p text:style-name="P117">90<text:span text:style-name="T2">(10)</text:span> = <text:span text:style-name="T56">132</text:span><text:span text:style-name="T2">(8)</text:span></text:p>
        <text:p text:style-name="P96"/>
        <table:table table:name="Tabla12" table:style-name="Tabla12">
          <table:table-column table:style-name="Tabla12.A"/>
          <table:table-column table:style-name="Tabla12.B"/>
          <table:table-column table:style-name="Tabla12.C"/>
          <table:table-row>
            <table:table-cell office:value-type="string">
              <text:p text:style-name="P44">90</text:p>
            </table:table-cell>
            <table:table-cell table:style-name="Tabla12.B1" office:value-type="string">
              <text:p text:style-name="P46">16</text:p>
            </table:table-cell>
            <table:table-cell office:value-type="string">
              <text:p text:style-name="P27"/>
            </table:table-cell>
          </table:table-row>
          <table:table-row>
            <table:table-cell office:value-type="string">
              <text:p text:style-name="P67">10</text:p>
            </table:table-cell>
            <table:table-cell office:value-type="string">
              <text:p text:style-name="P67">5</text:p>
            </table:table-cell>
            <table:table-cell table:style-name="Tabla12.B1" office:value-type="string">
              <text:p text:style-name="P46">16</text:p>
            </table:table-cell>
          </table:table-row>
          <table:table-row>
            <table:table-cell office:value-type="string">
              <text:p text:style-name="P57"/>
            </table:table-cell>
            <table:table-cell office:value-type="string">
              <text:p text:style-name="P69"/>
            </table:table-cell>
            <table:table-cell table:style-name="Tabla12.C3" office:value-type="string">
              <text:p text:style-name="P76">X</text:p>
            </table:table-cell>
          </table:table-row>
        </table:table>
        <text:p text:style-name="P117">90<text:span text:style-name="T2">(10)</text:span> = <text:span text:style-name="T55">5A</text:span><text:span text:style-name="T2">(16)</text:span></text:p>
      </text:section>
      <text:p text:style-name="P128"/>
      <text:p text:style-name="P128">1.3) <text:span text:style-name="T57">150</text:span><text:span text:style-name="T18">10</text:span></text:p>
      <text:section text:style-name="Sect1" text:name="Sección4">
        <table:table table:name="Tabla7" table:style-name="Tabla7">
          <table:table-column table:style-name="Tabla7.A" table:number-columns-repeated="7"/>
          <table:table-column table:style-name="Tabla7.H"/>
          <table:table-row>
            <table:table-cell office:value-type="string">
              <text:p text:style-name="P20">15<text:span text:style-name="T58">0</text:span></text:p>
            </table:table-cell>
            <table:table-cell table:style-name="Tabla7.B1" office:value-type="string">
              <text:p text:style-name="P20">2</text:p>
            </table:table-cell>
            <table:table-cell office:value-type="string">
              <text:p text:style-name="P28"/>
            </table:table-cell>
            <table:table-cell office:value-type="string">
              <text:p text:style-name="P28"/>
            </table:table-cell>
            <table:table-cell office:value-type="string">
              <text:p text:style-name="P28"/>
            </table:table-cell>
            <table:table-cell office:value-type="string">
              <text:p text:style-name="P28"/>
            </table:table-cell>
            <table:table-cell office:value-type="string">
              <text:p text:style-name="P28"/>
            </table:table-cell>
            <table:table-cell office:value-type="string">
              <text:p text:style-name="P28"/>
            </table:table-cell>
          </table:table-row>
          <table:table-row>
            <table:table-cell office:value-type="string">
              <text:p text:style-name="P72">0</text:p>
            </table:table-cell>
            <table:table-cell office:value-type="string">
              <text:p text:style-name="P20">7<text:span text:style-name="T58">5</text:span></text:p>
            </table:table-cell>
            <table:table-cell table:style-name="Tabla7.B1" office:value-type="string">
              <text:p text:style-name="P20">2</text:p>
            </table:table-cell>
            <table:table-cell office:value-type="string">
              <text:p text:style-name="P28"/>
            </table:table-cell>
            <table:table-cell office:value-type="string">
              <text:p text:style-name="P28"/>
            </table:table-cell>
            <table:table-cell office:value-type="string">
              <text:p text:style-name="P28"/>
            </table:table-cell>
            <table:table-cell office:value-type="string">
              <text:p text:style-name="P28"/>
            </table:table-cell>
            <table:table-cell office:value-type="string">
              <text:p text:style-name="P28"/>
            </table:table-cell>
          </table:table-row>
          <table:table-row>
            <table:table-cell office:value-type="string">
              <text:p text:style-name="P28"/>
            </table:table-cell>
            <table:table-cell office:value-type="string">
              <text:p text:style-name="P72">1</text:p>
            </table:table-cell>
            <table:table-cell office:value-type="string">
              <text:p text:style-name="P20">3<text:span text:style-name="T58">7</text:span></text:p>
            </table:table-cell>
            <table:table-cell table:style-name="Tabla7.B1" office:value-type="string">
              <text:p text:style-name="P20">2</text:p>
            </table:table-cell>
            <table:table-cell office:value-type="string">
              <text:p text:style-name="P28"/>
            </table:table-cell>
            <table:table-cell office:value-type="string">
              <text:p text:style-name="P28"/>
            </table:table-cell>
            <table:table-cell office:value-type="string">
              <text:p text:style-name="P28"/>
            </table:table-cell>
            <table:table-cell office:value-type="string">
              <text:p text:style-name="P28"/>
            </table:table-cell>
          </table:table-row>
          <table:table-row>
            <table:table-cell office:value-type="string">
              <text:p text:style-name="P28"/>
            </table:table-cell>
            <table:table-cell office:value-type="string">
              <text:p text:style-name="P28"/>
            </table:table-cell>
            <table:table-cell office:value-type="string">
              <text:p text:style-name="P72">1</text:p>
            </table:table-cell>
            <table:table-cell office:value-type="string">
              <text:p text:style-name="P20">1<text:span text:style-name="T58">8</text:span></text:p>
            </table:table-cell>
            <table:table-cell table:style-name="Tabla7.B1" office:value-type="string">
              <text:p text:style-name="P20">2</text:p>
            </table:table-cell>
            <table:table-cell office:value-type="string">
              <text:p text:style-name="P28"/>
            </table:table-cell>
            <table:table-cell office:value-type="string">
              <text:p text:style-name="P28"/>
            </table:table-cell>
            <table:table-cell office:value-type="string">
              <text:p text:style-name="P28"/>
            </table:table-cell>
          </table:table-row>
          <table:table-row table:style-name="Tabla7.5">
            <table:table-cell office:value-type="string">
              <text:p text:style-name="P28"/>
            </table:table-cell>
            <table:table-cell office:value-type="string">
              <text:p text:style-name="P28"/>
            </table:table-cell>
            <table:table-cell office:value-type="string">
              <text:p text:style-name="P20"/>
            </table:table-cell>
            <table:table-cell office:value-type="string">
              <text:p text:style-name="P72">0</text:p>
            </table:table-cell>
            <table:table-cell office:value-type="string">
              <text:p text:style-name="P20">9</text:p>
            </table:table-cell>
            <table:table-cell table:style-name="Tabla7.F5" office:value-type="string">
              <text:p text:style-name="P20">2</text:p>
            </table:table-cell>
            <table:table-cell office:value-type="string">
              <text:p text:style-name="P28"/>
            </table:table-cell>
            <table:table-cell office:value-type="string">
              <text:p text:style-name="P28"/>
            </table:table-cell>
          </table:table-row>
          <table:table-row table:style-name="Tabla7.5">
            <table:table-cell office:value-type="string">
              <text:p text:style-name="P28"/>
            </table:table-cell>
            <table:table-cell office:value-type="string">
              <text:p text:style-name="P28"/>
            </table:table-cell>
            <table:table-cell office:value-type="string">
              <text:p text:style-name="P20"/>
            </table:table-cell>
            <table:table-cell office:value-type="string">
              <text:p text:style-name="P20"/>
            </table:table-cell>
            <table:table-cell office:value-type="string">
              <text:p text:style-name="P58">1</text:p>
            </table:table-cell>
            <table:table-cell office:value-type="string">
              <text:p text:style-name="P20">4</text:p>
            </table:table-cell>
            <table:table-cell table:style-name="Tabla7.F5" office:value-type="string">
              <text:p text:style-name="P81">2</text:p>
            </table:table-cell>
            <table:table-cell office:value-type="string">
              <text:p text:style-name="P28"/>
            </table:table-cell>
          </table:table-row>
          <table:table-row table:style-name="Tabla7.5">
            <table:table-cell office:value-type="string">
              <text:p text:style-name="P28"/>
            </table:table-cell>
            <table:table-cell office:value-type="string">
              <text:p text:style-name="P28"/>
            </table:table-cell>
            <table:table-cell office:value-type="string">
              <text:p text:style-name="P20"/>
            </table:table-cell>
            <table:table-cell office:value-type="string">
              <text:p text:style-name="P20"/>
            </table:table-cell>
            <table:table-cell office:value-type="string">
              <text:p text:style-name="P20"/>
            </table:table-cell>
            <table:table-cell office:value-type="string">
              <text:p text:style-name="P58">0</text:p>
            </table:table-cell>
            <table:table-cell office:value-type="string">
              <text:p text:style-name="P20">2</text:p>
            </table:table-cell>
            <table:table-cell table:style-name="Tabla7.F5" office:value-type="string">
              <text:p text:style-name="P81">2</text:p>
            </table:table-cell>
          </table:table-row>
          <table:table-row table:style-name="Tabla7.5">
            <table:table-cell office:value-type="string">
              <text:p text:style-name="P28"/>
            </table:table-cell>
            <table:table-cell office:value-type="string">
              <text:p text:style-name="P28"/>
            </table:table-cell>
            <table:table-cell office:value-type="string">
              <text:p text:style-name="P20"/>
            </table:table-cell>
            <table:table-cell office:value-type="string">
              <text:p text:style-name="P20"/>
            </table:table-cell>
            <table:table-cell office:value-type="string">
              <text:p text:style-name="P20"/>
            </table:table-cell>
            <table:table-cell office:value-type="string">
              <text:p text:style-name="P20"/>
            </table:table-cell>
            <table:table-cell office:value-type="string">
              <text:p text:style-name="P58">0</text:p>
            </table:table-cell>
            <table:table-cell table:style-name="Tabla7.H8" office:value-type="string">
              <text:p text:style-name="P58">1</text:p>
            </table:table-cell>
          </table:table-row>
        </table:table>
        <text:p text:style-name="P118"><text:span text:style-name="T60">150</text:span><text:span text:style-name="T2">(10)</text:span> = 10<text:span text:style-name="T104">0</text:span>10<text:span text:style-name="T104">1</text:span>10<text:span text:style-name="T2">(2)</text:span></text:p>
        <text:p text:style-name="P97"/>
        <table:table table:name="Tabla8" table:style-name="Tabla8">
          <table:table-column table:style-name="Tabla8.A"/>
          <table:table-column table:style-name="Tabla8.B" table:number-columns-repeated="2"/>
          <table:table-column table:style-name="Tabla8.D"/>
          <table:table-row>
            <table:table-cell office:value-type="string">
              <text:p text:style-name="P49">150</text:p>
            </table:table-cell>
            <table:table-cell table:style-name="Tabla8.B1" office:value-type="string">
              <text:p text:style-name="P32">8</text:p>
            </table:table-cell>
            <table:table-cell office:value-type="string">
              <text:p text:style-name="P28"/>
            </table:table-cell>
            <table:table-cell office:value-type="string">
              <text:p text:style-name="P28"/>
            </table:table-cell>
          </table:table-row>
          <table:table-row>
            <table:table-cell office:value-type="string">
              <text:p text:style-name="P73">6</text:p>
            </table:table-cell>
            <table:table-cell office:value-type="string">
              <text:p text:style-name="P50">18</text:p>
            </table:table-cell>
            <table:table-cell table:style-name="Tabla8.B1" office:value-type="string">
              <text:p text:style-name="P36">8</text:p>
            </table:table-cell>
            <table:table-cell office:value-type="string">
              <text:p text:style-name="P28"/>
            </table:table-cell>
          </table:table-row>
          <table:table-row>
            <table:table-cell office:value-type="string">
              <text:p text:style-name="P58"/>
            </table:table-cell>
            <table:table-cell office:value-type="string">
              <text:p text:style-name="P73">2</text:p>
            </table:table-cell>
            <table:table-cell table:style-name="Tabla8.C3" office:value-type="string">
              <text:p text:style-name="P73">2</text:p>
            </table:table-cell>
            <table:table-cell table:style-name="Tabla8.B1" office:value-type="string">
              <text:p text:style-name="P36">8</text:p>
            </table:table-cell>
          </table:table-row>
          <table:table-row>
            <table:table-cell office:value-type="string">
              <text:p text:style-name="P58"/>
            </table:table-cell>
            <table:table-cell office:value-type="string">
              <text:p text:style-name="P32"/>
            </table:table-cell>
            <table:table-cell table:style-name="Tabla8.C3" office:value-type="string">
              <text:p text:style-name="P36"/>
            </table:table-cell>
            <table:table-cell office:value-type="string">
              <text:p text:style-name="P51">X</text:p>
            </table:table-cell>
          </table:table-row>
        </table:table>
        <text:p text:style-name="P102"><text:span text:style-name="T74">150</text:span><text:span text:style-name="T12">(10)</text:span><text:span text:style-name="T31"> = </text:span><text:span text:style-name="T32">226</text:span><text:span text:style-name="T12">(8)</text:span></text:p>
        <text:p text:style-name="P97"/>
        <table:table table:name="Tabla9" table:style-name="Tabla9">
          <table:table-column table:style-name="Tabla9.A" table:number-columns-repeated="2"/>
          <table:table-column table:style-name="Tabla9.C"/>
          <table:table-row>
            <table:table-cell office:value-type="string">
              <text:p text:style-name="P49">150</text:p>
            </table:table-cell>
            <table:table-cell table:style-name="Tabla9.B1" office:value-type="string">
              <text:p text:style-name="P47">16</text:p>
            </table:table-cell>
            <table:table-cell office:value-type="string">
              <text:p text:style-name="P28"/>
            </table:table-cell>
          </table:table-row>
          <table:table-row>
            <table:table-cell office:value-type="string">
              <text:p text:style-name="P73">6</text:p>
            </table:table-cell>
            <table:table-cell office:value-type="string">
              <text:p text:style-name="P73">9</text:p>
            </table:table-cell>
            <table:table-cell table:style-name="Tabla9.B1" office:value-type="string">
              <text:p text:style-name="P47">16</text:p>
            </table:table-cell>
          </table:table-row>
          <table:table-row>
            <table:table-cell office:value-type="string">
              <text:p text:style-name="P58"/>
            </table:table-cell>
            <table:table-cell office:value-type="string">
              <text:p text:style-name="P70"/>
            </table:table-cell>
            <table:table-cell table:style-name="Tabla9.C3" office:value-type="string">
              <text:p text:style-name="P77">X</text:p>
            </table:table-cell>
          </table:table-row>
        </table:table>
        <text:p text:style-name="P118"><text:span text:style-name="T58">15</text:span>0<text:span text:style-name="T2">(10)</text:span> = <text:span text:style-name="T80">96</text:span><text:span text:style-name="T2">(16)</text:span></text:p>
        <text:p text:style-name="P118"><text:span text:style-name="T2"/></text:p>
      </text:section>
      <text:p text:style-name="P129"/>
      <text:p text:style-name="P129">1.4) 210<text:span text:style-name="T19">10</text:span></text:p>
      <text:section text:style-name="Sect2" text:name="Sección5">
        <table:table table:name="Tabla13" table:style-name="Tabla13">
          <table:table-column table:style-name="Tabla13.A" table:number-columns-repeated="7"/>
          <table:table-column table:style-name="Tabla13.H"/>
          <table:table-row>
            <table:table-cell office:value-type="string">
              <text:p text:style-name="P259">210</text:p>
            </table:table-cell>
            <table:table-cell table:style-name="Tabla13.B1" office:value-type="string">
              <text:p text:style-name="P213">2</text:p>
            </table:table-cell>
            <table:table-cell office:value-type="string">
              <text:p text:style-name="P220"/>
            </table:table-cell>
            <table:table-cell office:value-type="string">
              <text:p text:style-name="P220"/>
            </table:table-cell>
            <table:table-cell office:value-type="string">
              <text:p text:style-name="P220"/>
            </table:table-cell>
            <table:table-cell office:value-type="string">
              <text:p text:style-name="P220"/>
            </table:table-cell>
            <table:table-cell office:value-type="string">
              <text:p text:style-name="P220"/>
            </table:table-cell>
            <table:table-cell office:value-type="string">
              <text:p text:style-name="P220"/>
            </table:table-cell>
          </table:table-row>
          <table:table-row>
            <table:table-cell office:value-type="string">
              <text:p text:style-name="P160">0</text:p>
            </table:table-cell>
            <table:table-cell office:value-type="string">
              <text:p text:style-name="P259">105</text:p>
            </table:table-cell>
            <table:table-cell table:style-name="Tabla13.B1" office:value-type="string">
              <text:p text:style-name="P213">2</text:p>
            </table:table-cell>
            <table:table-cell office:value-type="string">
              <text:p text:style-name="P220"/>
            </table:table-cell>
            <table:table-cell office:value-type="string">
              <text:p text:style-name="P220"/>
            </table:table-cell>
            <table:table-cell office:value-type="string">
              <text:p text:style-name="P220"/>
            </table:table-cell>
            <table:table-cell office:value-type="string">
              <text:p text:style-name="P220"/>
            </table:table-cell>
            <table:table-cell office:value-type="string">
              <text:p text:style-name="P220"/>
            </table:table-cell>
          </table:table-row>
          <table:table-row>
            <table:table-cell office:value-type="string">
              <text:p text:style-name="P220"/>
            </table:table-cell>
            <table:table-cell office:value-type="string">
              <text:p text:style-name="P160">1</text:p>
            </table:table-cell>
            <table:table-cell office:value-type="string">
              <text:p text:style-name="P259">52</text:p>
            </table:table-cell>
            <table:table-cell table:style-name="Tabla13.B1" office:value-type="string">
              <text:p text:style-name="P213">2</text:p>
            </table:table-cell>
            <table:table-cell office:value-type="string">
              <text:p text:style-name="P220"/>
            </table:table-cell>
            <table:table-cell office:value-type="string">
              <text:p text:style-name="P220"/>
            </table:table-cell>
            <table:table-cell office:value-type="string">
              <text:p text:style-name="P220"/>
            </table:table-cell>
            <table:table-cell office:value-type="string">
              <text:p text:style-name="P220"/>
            </table:table-cell>
          </table:table-row>
          <table:table-row>
            <table:table-cell office:value-type="string">
              <text:p text:style-name="P220"/>
            </table:table-cell>
            <table:table-cell office:value-type="string">
              <text:p text:style-name="P220"/>
            </table:table-cell>
            <table:table-cell office:value-type="string">
              <text:p text:style-name="P167">0</text:p>
            </table:table-cell>
            <table:table-cell office:value-type="string">
              <text:p text:style-name="P259">26</text:p>
            </table:table-cell>
            <table:table-cell table:style-name="Tabla13.B1" office:value-type="string">
              <text:p text:style-name="P213">2</text:p>
            </table:table-cell>
            <table:table-cell office:value-type="string">
              <text:p text:style-name="P220"/>
            </table:table-cell>
            <table:table-cell office:value-type="string">
              <text:p text:style-name="P220"/>
            </table:table-cell>
            <table:table-cell office:value-type="string">
              <text:p text:style-name="P220"/>
            </table:table-cell>
          </table:table-row>
          <table:table-row table:style-name="Tabla13.5">
            <table:table-cell office:value-type="string">
              <text:p text:style-name="P220"/>
            </table:table-cell>
            <table:table-cell office:value-type="string">
              <text:p text:style-name="P220"/>
            </table:table-cell>
            <table:table-cell office:value-type="string">
              <text:p text:style-name="P213"/>
            </table:table-cell>
            <table:table-cell office:value-type="string">
              <text:p text:style-name="P160">0</text:p>
            </table:table-cell>
            <table:table-cell office:value-type="string">
              <text:p text:style-name="P259">13</text:p>
            </table:table-cell>
            <table:table-cell table:style-name="Tabla13.F5" office:value-type="string">
              <text:p text:style-name="P213">2</text:p>
            </table:table-cell>
            <table:table-cell office:value-type="string">
              <text:p text:style-name="P220"/>
            </table:table-cell>
            <table:table-cell office:value-type="string">
              <text:p text:style-name="P220"/>
            </table:table-cell>
          </table:table-row>
          <table:table-row table:style-name="Tabla13.5">
            <table:table-cell office:value-type="string">
              <text:p text:style-name="P220"/>
            </table:table-cell>
            <table:table-cell office:value-type="string">
              <text:p text:style-name="P220"/>
            </table:table-cell>
            <table:table-cell office:value-type="string">
              <text:p text:style-name="P213"/>
            </table:table-cell>
            <table:table-cell office:value-type="string">
              <text:p text:style-name="P213"/>
            </table:table-cell>
            <table:table-cell office:value-type="string">
              <text:p text:style-name="P160">1</text:p>
            </table:table-cell>
            <table:table-cell office:value-type="string">
              <text:p text:style-name="P259">6</text:p>
            </table:table-cell>
            <table:table-cell table:style-name="Tabla13.F5" office:value-type="string">
              <text:p text:style-name="P282">2</text:p>
            </table:table-cell>
            <table:table-cell office:value-type="string">
              <text:p text:style-name="P220"/>
            </table:table-cell>
          </table:table-row>
          <table:table-row table:style-name="Tabla13.5">
            <table:table-cell office:value-type="string">
              <text:p text:style-name="P220"/>
            </table:table-cell>
            <table:table-cell office:value-type="string">
              <text:p text:style-name="P220"/>
            </table:table-cell>
            <table:table-cell office:value-type="string">
              <text:p text:style-name="P213"/>
            </table:table-cell>
            <table:table-cell office:value-type="string">
              <text:p text:style-name="P213"/>
            </table:table-cell>
            <table:table-cell office:value-type="string">
              <text:p text:style-name="P213"/>
            </table:table-cell>
            <table:table-cell office:value-type="string">
              <text:p text:style-name="P160">0</text:p>
            </table:table-cell>
            <table:table-cell office:value-type="string">
              <text:p text:style-name="P259">3</text:p>
            </table:table-cell>
            <table:table-cell table:style-name="Tabla13.F5" office:value-type="string">
              <text:p text:style-name="P282">2</text:p>
            </table:table-cell>
          </table:table-row>
          <table:table-row table:style-name="Tabla13.5">
            <table:table-cell office:value-type="string">
              <text:p text:style-name="P220"/>
            </table:table-cell>
            <table:table-cell office:value-type="string">
              <text:p text:style-name="P220"/>
            </table:table-cell>
            <table:table-cell office:value-type="string">
              <text:p text:style-name="P213"/>
            </table:table-cell>
            <table:table-cell office:value-type="string">
              <text:p text:style-name="P213"/>
            </table:table-cell>
            <table:table-cell office:value-type="string">
              <text:p text:style-name="P213"/>
            </table:table-cell>
            <table:table-cell office:value-type="string">
              <text:p text:style-name="P213"/>
            </table:table-cell>
            <table:table-cell office:value-type="string">
              <text:p text:style-name="P160">1</text:p>
            </table:table-cell>
            <table:table-cell office:value-type="string">
              <text:p text:style-name="P167">1</text:p>
            </table:table-cell>
          </table:table-row>
        </table:table>
        <text:p text:style-name="P119"><text:span text:style-name="T61">210</text:span><text:span text:style-name="T2">(10)</text:span> = <text:span text:style-name="T81">11010010</text:span><text:span text:style-name="T2">(2)</text:span></text:p>
        <table:table table:name="Tabla14" table:style-name="Tabla14">
          <table:table-column table:style-name="Tabla14.A"/>
          <table:table-column table:style-name="Tabla14.B" table:number-columns-repeated="2"/>
          <table:table-column table:style-name="Tabla14.D"/>
          <table:table-row>
            <table:table-cell office:value-type="string">
              <text:p text:style-name="P259">210</text:p>
            </table:table-cell>
            <table:table-cell table:style-name="Tabla14.B1" office:value-type="string">
              <text:p text:style-name="P230">8</text:p>
            </table:table-cell>
            <table:table-cell office:value-type="string">
              <text:p text:style-name="P220"/>
            </table:table-cell>
            <table:table-cell office:value-type="string">
              <text:p text:style-name="P220"/>
            </table:table-cell>
          </table:table-row>
          <table:table-row>
            <table:table-cell office:value-type="string">
              <text:p text:style-name="P160">2</text:p>
            </table:table-cell>
            <table:table-cell office:value-type="string">
              <text:p text:style-name="P259">26</text:p>
            </table:table-cell>
            <table:table-cell table:style-name="Tabla14.B1" office:value-type="string">
              <text:p text:style-name="P238">8</text:p>
            </table:table-cell>
            <table:table-cell office:value-type="string">
              <text:p text:style-name="P220"/>
            </table:table-cell>
          </table:table-row>
          <table:table-row>
            <table:table-cell office:value-type="string">
              <text:p text:style-name="P167"/>
            </table:table-cell>
            <table:table-cell office:value-type="string">
              <text:p text:style-name="P176">2</text:p>
            </table:table-cell>
            <table:table-cell table:style-name="Tabla14.C3" office:value-type="string">
              <text:p text:style-name="P160">3</text:p>
            </table:table-cell>
            <table:table-cell table:style-name="Tabla14.B1" office:value-type="string">
              <text:p text:style-name="P238">8</text:p>
            </table:table-cell>
          </table:table-row>
          <table:table-row>
            <table:table-cell office:value-type="string">
              <text:p text:style-name="P167"/>
            </table:table-cell>
            <table:table-cell office:value-type="string">
              <text:p text:style-name="P230"/>
            </table:table-cell>
            <table:table-cell table:style-name="Tabla14.C3" office:value-type="string">
              <text:p text:style-name="P238"/>
            </table:table-cell>
            <table:table-cell office:value-type="string">
              <text:p text:style-name="P246">X</text:p>
            </table:table-cell>
          </table:table-row>
        </table:table>
        <text:p text:style-name="P103"><text:span text:style-name="T75">210</text:span><text:span text:style-name="T12">(10)</text:span><text:span text:style-name="T31"> = </text:span><text:span text:style-name="T33">322</text:span><text:span text:style-name="T12">(8)</text:span></text:p>
        <table:table table:name="Tabla15" table:style-name="Tabla15">
          <table:table-column table:style-name="Tabla15.A" table:number-columns-repeated="2"/>
          <table:table-column table:style-name="Tabla15.C"/>
          <table:table-row>
            <table:table-cell office:value-type="string">
              <text:p text:style-name="P259">210</text:p>
            </table:table-cell>
            <table:table-cell table:style-name="Tabla15.B1" office:value-type="string">
              <text:p text:style-name="P253">16</text:p>
            </table:table-cell>
            <table:table-cell office:value-type="string">
              <text:p text:style-name="P220"/>
            </table:table-cell>
          </table:table-row>
          <table:table-row>
            <table:table-cell office:value-type="string">
              <text:p text:style-name="P160">2</text:p>
            </table:table-cell>
            <table:table-cell office:value-type="string">
              <text:p text:style-name="P160">13</text:p>
            </table:table-cell>
            <table:table-cell table:style-name="Tabla15.B1" office:value-type="string">
              <text:p text:style-name="P253">16</text:p>
            </table:table-cell>
          </table:table-row>
          <table:table-row>
            <table:table-cell office:value-type="string">
              <text:p text:style-name="P167"/>
            </table:table-cell>
            <table:table-cell office:value-type="string">
              <text:p text:style-name="P179"/>
            </table:table-cell>
            <table:table-cell table:style-name="Tabla15.C3" office:value-type="string">
              <text:p text:style-name="P205">X</text:p>
            </table:table-cell>
          </table:table-row>
        </table:table>
        <text:p text:style-name="P119"><text:span text:style-name="T61">210</text:span><text:span text:style-name="T2">(10)</text:span> = <text:span text:style-name="T81">D2</text:span><text:span text:style-name="T2">(16)</text:span></text:p>
      </text:section>
      <text:p text:style-name="P98"/>
      <text:p text:style-name="P129">1.5) <text:span text:style-name="T82">80</text:span><text:span text:style-name="T20">10</text:span></text:p>
      <text:section text:style-name="Sect2" text:name="Sección6">
        <text:p text:style-name="P99"/>
        <table:table table:name="Tabla16" table:style-name="Tabla16">
          <table:table-column table:style-name="Tabla16.A"/>
          <table:table-column table:style-name="Tabla16.B"/>
          <table:table-column table:style-name="Tabla16.C"/>
          <table:table-column table:style-name="Tabla16.B"/>
          <table:table-column table:style-name="Tabla16.C"/>
          <table:table-column table:style-name="Tabla16.B"/>
          <table:table-column table:style-name="Tabla16.G"/>
          <table:table-row>
            <table:table-cell table:style-name="Tabla16.A1" office:value-type="string">
              <text:p text:style-name="P266">80</text:p>
            </table:table-cell>
            <table:table-cell table:style-name="Tabla16.B1" office:value-type="string">
              <text:p text:style-name="P214">2</text:p>
            </table:table-cell>
            <table:table-cell table:style-name="Tabla16.A1" office:value-type="string">
              <text:p text:style-name="P221"/>
            </table:table-cell>
            <table:table-cell table:style-name="Tabla16.A1" office:value-type="string">
              <text:p text:style-name="P221"/>
            </table:table-cell>
            <table:table-cell table:style-name="Tabla16.A1" office:value-type="string">
              <text:p text:style-name="P221"/>
            </table:table-cell>
            <table:table-cell table:style-name="Tabla16.A1" office:value-type="string">
              <text:p text:style-name="P221"/>
            </table:table-cell>
            <table:table-cell table:style-name="Tabla16.A1" office:value-type="string">
              <text:p text:style-name="P221"/>
            </table:table-cell>
          </table:table-row>
          <table:table-row>
            <table:table-cell table:style-name="Tabla16.A1" office:value-type="string">
              <text:p text:style-name="P161">0</text:p>
            </table:table-cell>
            <table:table-cell table:style-name="Tabla16.A1" office:value-type="string">
              <text:p text:style-name="P266">40</text:p>
            </table:table-cell>
            <table:table-cell table:style-name="Tabla16.B1" office:value-type="string">
              <text:p text:style-name="P214">2</text:p>
            </table:table-cell>
            <table:table-cell table:style-name="Tabla16.A1" office:value-type="string">
              <text:p text:style-name="P221"/>
            </table:table-cell>
            <table:table-cell table:style-name="Tabla16.A1" office:value-type="string">
              <text:p text:style-name="P221"/>
            </table:table-cell>
            <table:table-cell table:style-name="Tabla16.A1" office:value-type="string">
              <text:p text:style-name="P221"/>
            </table:table-cell>
            <table:table-cell table:style-name="Tabla16.A1" office:value-type="string">
              <text:p text:style-name="P221"/>
            </table:table-cell>
          </table:table-row>
          <table:table-row>
            <table:table-cell table:style-name="Tabla16.A1" office:value-type="string">
              <text:p text:style-name="P221"/>
            </table:table-cell>
            <table:table-cell table:style-name="Tabla16.A1" office:value-type="string">
              <text:p text:style-name="P185">0</text:p>
            </table:table-cell>
            <table:table-cell table:style-name="Tabla16.A1" office:value-type="string">
              <text:p text:style-name="P266">20</text:p>
            </table:table-cell>
            <table:table-cell table:style-name="Tabla16.B1" office:value-type="string">
              <text:p text:style-name="P214">2</text:p>
            </table:table-cell>
            <table:table-cell table:style-name="Tabla16.A1" office:value-type="string">
              <text:p text:style-name="P221"/>
            </table:table-cell>
            <table:table-cell table:style-name="Tabla16.A1" office:value-type="string">
              <text:p text:style-name="P221"/>
            </table:table-cell>
            <table:table-cell table:style-name="Tabla16.A1" office:value-type="string">
              <text:p text:style-name="P221"/>
            </table:table-cell>
          </table:table-row>
          <table:table-row>
            <table:table-cell table:style-name="Tabla16.A1" office:value-type="string">
              <text:p text:style-name="P221"/>
            </table:table-cell>
            <table:table-cell table:style-name="Tabla16.A1" office:value-type="string">
              <text:p text:style-name="P221"/>
            </table:table-cell>
            <table:table-cell table:style-name="Tabla16.A1" office:value-type="string">
              <text:p text:style-name="P168">0</text:p>
            </table:table-cell>
            <table:table-cell table:style-name="Tabla16.A1" office:value-type="string">
              <text:p text:style-name="P266">10</text:p>
            </table:table-cell>
            <table:table-cell table:style-name="Tabla16.B1" office:value-type="string">
              <text:p text:style-name="P214">2</text:p>
            </table:table-cell>
            <table:table-cell table:style-name="Tabla16.A1" office:value-type="string">
              <text:p text:style-name="P221"/>
            </table:table-cell>
            <table:table-cell table:style-name="Tabla16.A1" office:value-type="string">
              <text:p text:style-name="P221"/>
            </table:table-cell>
          </table:table-row>
          <table:table-row table:style-name="Tabla16.5">
            <table:table-cell table:style-name="Tabla16.A1" office:value-type="string">
              <text:p text:style-name="P221"/>
            </table:table-cell>
            <table:table-cell table:style-name="Tabla16.A1" office:value-type="string">
              <text:p text:style-name="P221"/>
            </table:table-cell>
            <table:table-cell table:style-name="Tabla16.A1" office:value-type="string">
              <text:p text:style-name="P214"/>
            </table:table-cell>
            <table:table-cell table:style-name="Tabla16.A1" office:value-type="string">
              <text:p text:style-name="P161">0</text:p>
            </table:table-cell>
            <table:table-cell table:style-name="Tabla16.A1" office:value-type="string">
              <text:p text:style-name="P266">5</text:p>
            </table:table-cell>
            <table:table-cell table:style-name="Tabla16.F5" office:value-type="string">
              <text:p text:style-name="P214">2</text:p>
            </table:table-cell>
            <table:table-cell table:style-name="Tabla16.A1" office:value-type="string">
              <text:p text:style-name="P221"/>
            </table:table-cell>
          </table:table-row>
          <table:table-row table:style-name="Tabla16.5">
            <table:table-cell table:style-name="Tabla16.A1" office:value-type="string">
              <text:p text:style-name="P221"/>
            </table:table-cell>
            <table:table-cell table:style-name="Tabla16.A1" office:value-type="string">
              <text:p text:style-name="P221"/>
            </table:table-cell>
            <table:table-cell table:style-name="Tabla16.A1" office:value-type="string">
              <text:p text:style-name="P214"/>
            </table:table-cell>
            <table:table-cell table:style-name="Tabla16.A1" office:value-type="string">
              <text:p text:style-name="P214"/>
            </table:table-cell>
            <table:table-cell table:style-name="Tabla16.A1" office:value-type="string">
              <text:p text:style-name="P161">1</text:p>
            </table:table-cell>
            <table:table-cell table:style-name="Tabla16.A1" office:value-type="string">
              <text:p text:style-name="P266">2</text:p>
            </table:table-cell>
            <table:table-cell table:style-name="Tabla16.F5" office:value-type="string">
              <text:p text:style-name="P283">2</text:p>
            </table:table-cell>
          </table:table-row>
          <table:table-row table:style-name="Tabla16.7">
            <table:table-cell table:style-name="Tabla16.A1" office:value-type="string">
              <text:p text:style-name="P221"/>
            </table:table-cell>
            <table:table-cell table:style-name="Tabla16.A1" office:value-type="string">
              <text:p text:style-name="P221"/>
            </table:table-cell>
            <table:table-cell table:style-name="Tabla16.A1" office:value-type="string">
              <text:p text:style-name="P214"/>
            </table:table-cell>
            <table:table-cell table:style-name="Tabla16.A1" office:value-type="string">
              <text:p text:style-name="P214"/>
            </table:table-cell>
            <table:table-cell table:style-name="Tabla16.A1" office:value-type="string">
              <text:p text:style-name="P214"/>
            </table:table-cell>
            <table:table-cell table:style-name="Tabla16.A1" office:value-type="string">
              <text:p text:style-name="P161">0</text:p>
            </table:table-cell>
            <table:table-cell table:style-name="Tabla16.G7" office:value-type="string">
              <text:p text:style-name="P185">1</text:p>
            </table:table-cell>
          </table:table-row>
        </table:table>
        <text:p text:style-name="P120"><text:span text:style-name="T62">80</text:span><text:span text:style-name="T2">(10)</text:span> = <text:span text:style-name="T82">1010000</text:span><text:span text:style-name="T2">(2)</text:span></text:p>
        <text:p text:style-name="P104"><text:span text:style-name="T2"/></text:p>
        <table:table table:name="Tabla17" table:style-name="Tabla17">
          <table:table-column table:style-name="Tabla17.A"/>
          <table:table-column table:style-name="Tabla17.B" table:number-columns-repeated="2"/>
          <table:table-column table:style-name="Tabla17.D"/>
          <table:table-row>
            <table:table-cell office:value-type="string">
              <text:p text:style-name="P266">80</text:p>
            </table:table-cell>
            <table:table-cell table:style-name="Tabla17.B1" office:value-type="string">
              <text:p text:style-name="P231">8</text:p>
            </table:table-cell>
            <table:table-cell office:value-type="string">
              <text:p text:style-name="P221"/>
            </table:table-cell>
            <table:table-cell office:value-type="string">
              <text:p text:style-name="P221"/>
            </table:table-cell>
          </table:table-row>
          <table:table-row>
            <table:table-cell office:value-type="string">
              <text:p text:style-name="P185">0</text:p>
            </table:table-cell>
            <table:table-cell office:value-type="string">
              <text:p text:style-name="P266">10</text:p>
            </table:table-cell>
            <table:table-cell table:style-name="Tabla17.B1" office:value-type="string">
              <text:p text:style-name="P239">8</text:p>
            </table:table-cell>
            <table:table-cell office:value-type="string">
              <text:p text:style-name="P221"/>
            </table:table-cell>
          </table:table-row>
          <table:table-row>
            <table:table-cell office:value-type="string">
              <text:p text:style-name="P168"/>
            </table:table-cell>
            <table:table-cell office:value-type="string">
              <text:p text:style-name="P177">2</text:p>
            </table:table-cell>
            <table:table-cell table:style-name="Tabla17.C3" office:value-type="string">
              <text:p text:style-name="P187">1</text:p>
            </table:table-cell>
            <table:table-cell table:style-name="Tabla17.B1" office:value-type="string">
              <text:p text:style-name="P239">8</text:p>
            </table:table-cell>
          </table:table-row>
          <table:table-row>
            <table:table-cell office:value-type="string">
              <text:p text:style-name="P168"/>
            </table:table-cell>
            <table:table-cell office:value-type="string">
              <text:p text:style-name="P231"/>
            </table:table-cell>
            <table:table-cell table:style-name="Tabla17.C3" office:value-type="string">
              <text:p text:style-name="P239"/>
            </table:table-cell>
            <table:table-cell office:value-type="string">
              <text:p text:style-name="P247">X</text:p>
            </table:table-cell>
          </table:table-row>
        </table:table>
        <text:p text:style-name="P104"><text:span text:style-name="T76">80</text:span><text:span text:style-name="T12">(10)</text:span><text:span text:style-name="T31"> = </text:span><text:span text:style-name="T34">120</text:span><text:span text:style-name="T12">(8)</text:span></text:p>
        <table:table table:name="Tabla18" table:style-name="Tabla18">
          <table:table-column table:style-name="Tabla18.A" table:number-columns-repeated="2"/>
          <table:table-column table:style-name="Tabla18.C"/>
          <table:table-row>
            <table:table-cell table:style-name="Tabla18.A1" office:value-type="string">
              <text:p text:style-name="P266">80</text:p>
            </table:table-cell>
            <table:table-cell table:style-name="Tabla18.B1" office:value-type="string">
              <text:p text:style-name="P254">16</text:p>
            </table:table-cell>
            <table:table-cell table:style-name="Tabla18.A1" office:value-type="string">
              <text:p text:style-name="P221"/>
            </table:table-cell>
          </table:table-row>
          <table:table-row>
            <table:table-cell table:style-name="Tabla18.A1" office:value-type="string">
              <text:p text:style-name="P187">0</text:p>
            </table:table-cell>
            <table:table-cell table:style-name="Tabla18.A1" office:value-type="string">
              <text:p text:style-name="P187">5</text:p>
            </table:table-cell>
            <table:table-cell table:style-name="Tabla18.B1" office:value-type="string">
              <text:p text:style-name="P254">16</text:p>
            </table:table-cell>
          </table:table-row>
          <table:table-row>
            <table:table-cell table:style-name="Tabla18.A1" office:value-type="string">
              <text:p text:style-name="P168"/>
            </table:table-cell>
            <table:table-cell table:style-name="Tabla18.A1" office:value-type="string">
              <text:p text:style-name="P180"/>
            </table:table-cell>
            <table:table-cell table:style-name="Tabla18.C3" office:value-type="string">
              <text:p text:style-name="P206">X</text:p>
            </table:table-cell>
          </table:table-row>
        </table:table>
        <text:p text:style-name="P120"><text:span text:style-name="T63">80</text:span><text:span text:style-name="T2">(10) </text:span><text:span text:style-name="T59">=</text:span><text:span text:style-name="T2"> </text:span><text:span text:style-name="T63">50</text:span><text:span text:style-name="T2">(16)</text:span></text:p>
      </text:section>
      <text:p text:style-name="P129"/>
      <text:p text:style-name="P129"/>
      <text:p text:style-name="P129"><text:soft-page-break/>1.6) 30<text:span text:style-name="T21">10</text:span></text:p>
      <text:section text:style-name="Sect2" text:name="Sección7">
        <text:p text:style-name="P100"/>
        <table:table table:name="Tabla19" table:style-name="Tabla19">
          <table:table-column table:style-name="Tabla19.A" table:number-columns-repeated="4"/>
          <table:table-column table:style-name="Tabla19.E"/>
          <table:table-row>
            <table:table-cell office:value-type="string">
              <text:p text:style-name="P268">30</text:p>
            </table:table-cell>
            <table:table-cell table:style-name="Tabla19.B1" office:value-type="string">
              <text:p text:style-name="P215">2</text:p>
            </table:table-cell>
            <table:table-cell office:value-type="string">
              <text:p text:style-name="P222"/>
            </table:table-cell>
            <table:table-cell office:value-type="string">
              <text:p text:style-name="P222"/>
            </table:table-cell>
            <table:table-cell office:value-type="string">
              <text:p text:style-name="P222"/>
            </table:table-cell>
          </table:table-row>
          <table:table-row>
            <table:table-cell office:value-type="string">
              <text:p text:style-name="P162">0</text:p>
            </table:table-cell>
            <table:table-cell office:value-type="string">
              <text:p text:style-name="P268">15</text:p>
            </table:table-cell>
            <table:table-cell table:style-name="Tabla19.B1" office:value-type="string">
              <text:p text:style-name="P215">2</text:p>
            </table:table-cell>
            <table:table-cell office:value-type="string">
              <text:p text:style-name="P222"/>
            </table:table-cell>
            <table:table-cell office:value-type="string">
              <text:p text:style-name="P222"/>
            </table:table-cell>
          </table:table-row>
          <table:table-row>
            <table:table-cell office:value-type="string">
              <text:p text:style-name="P222"/>
            </table:table-cell>
            <table:table-cell office:value-type="string">
              <text:p text:style-name="P189">1</text:p>
            </table:table-cell>
            <table:table-cell office:value-type="string">
              <text:p text:style-name="P268">7</text:p>
            </table:table-cell>
            <table:table-cell table:style-name="Tabla19.B1" office:value-type="string">
              <text:p text:style-name="P268">2</text:p>
            </table:table-cell>
            <table:table-cell office:value-type="string">
              <text:p text:style-name="P222"/>
            </table:table-cell>
          </table:table-row>
          <table:table-row>
            <table:table-cell office:value-type="string">
              <text:p text:style-name="P222"/>
            </table:table-cell>
            <table:table-cell office:value-type="string">
              <text:p text:style-name="P222"/>
            </table:table-cell>
            <table:table-cell office:value-type="string">
              <text:p text:style-name="P189">1</text:p>
            </table:table-cell>
            <table:table-cell office:value-type="string">
              <text:p text:style-name="P268">3</text:p>
            </table:table-cell>
            <table:table-cell table:style-name="Tabla19.B1" office:value-type="string">
              <text:p text:style-name="P215">2</text:p>
            </table:table-cell>
          </table:table-row>
          <table:table-row table:style-name="Tabla19.5">
            <table:table-cell office:value-type="string">
              <text:p text:style-name="P222"/>
            </table:table-cell>
            <table:table-cell office:value-type="string">
              <text:p text:style-name="P222"/>
            </table:table-cell>
            <table:table-cell office:value-type="string">
              <text:p text:style-name="P215"/>
            </table:table-cell>
            <table:table-cell office:value-type="string">
              <text:p text:style-name="P189">1</text:p>
            </table:table-cell>
            <table:table-cell table:style-name="Tabla19.E5" office:value-type="string">
              <text:p text:style-name="P189">1</text:p>
            </table:table-cell>
          </table:table-row>
        </table:table>
        <text:p text:style-name="P121"><text:span text:style-name="T64">30</text:span><text:span text:style-name="T2">(10)</text:span> = <text:span text:style-name="T84">11110</text:span><text:span text:style-name="T2">(2)</text:span></text:p>
        <text:p text:style-name="P105"><text:span text:style-name="T2"/></text:p>
        <text:p text:style-name="P105"><text:span text:style-name="T2"/></text:p>
        <text:p text:style-name="P105"><text:span text:style-name="T2"/></text:p>
        <table:table table:name="Tabla20" table:style-name="Tabla20">
          <table:table-column table:style-name="Tabla20.A" table:number-columns-repeated="2"/>
          <table:table-column table:style-name="Tabla20.C"/>
          <table:table-row>
            <table:table-cell office:value-type="string">
              <text:p text:style-name="P268">30</text:p>
            </table:table-cell>
            <table:table-cell table:style-name="Tabla20.B1" office:value-type="string">
              <text:p text:style-name="P232">8</text:p>
            </table:table-cell>
            <table:table-cell office:value-type="string">
              <text:p text:style-name="P222"/>
            </table:table-cell>
          </table:table-row>
          <table:table-row>
            <table:table-cell office:value-type="string">
              <text:p text:style-name="P189">6</text:p>
            </table:table-cell>
            <table:table-cell office:value-type="string">
              <text:p text:style-name="P189">3</text:p>
            </table:table-cell>
            <table:table-cell table:style-name="Tabla20.B1" office:value-type="string">
              <text:p text:style-name="P240">8</text:p>
            </table:table-cell>
          </table:table-row>
          <table:table-row>
            <table:table-cell office:value-type="string">
              <text:p text:style-name="P169"/>
            </table:table-cell>
            <table:table-cell office:value-type="string">
              <text:p text:style-name="P178"/>
            </table:table-cell>
            <table:table-cell table:style-name="Tabla20.C3" office:value-type="string">
              <text:p text:style-name="P211">X</text:p>
            </table:table-cell>
          </table:table-row>
        </table:table>
        <text:p text:style-name="P105"><text:span text:style-name="T77">30</text:span><text:span text:style-name="T12">(10)</text:span><text:span text:style-name="T31"> = </text:span><text:span text:style-name="T35">36</text:span><text:span text:style-name="T12">(8)</text:span></text:p>
        <table:table table:name="Tabla21" table:style-name="Tabla21">
          <table:table-column table:style-name="Tabla21.A" table:number-columns-repeated="2"/>
          <table:table-column table:style-name="Tabla21.C"/>
          <table:table-row>
            <table:table-cell office:value-type="string">
              <text:p text:style-name="P269">30</text:p>
            </table:table-cell>
            <table:table-cell table:style-name="Tabla21.B1" office:value-type="string">
              <text:p text:style-name="P255">16</text:p>
            </table:table-cell>
            <table:table-cell office:value-type="string">
              <text:p text:style-name="P222"/>
            </table:table-cell>
          </table:table-row>
          <table:table-row>
            <table:table-cell office:value-type="string">
              <text:p text:style-name="P190">14</text:p>
            </table:table-cell>
            <table:table-cell office:value-type="string">
              <text:p text:style-name="P190">1</text:p>
            </table:table-cell>
            <table:table-cell table:style-name="Tabla21.B1" office:value-type="string">
              <text:p text:style-name="P255">16</text:p>
            </table:table-cell>
          </table:table-row>
          <table:table-row>
            <table:table-cell office:value-type="string">
              <text:p text:style-name="P169"/>
            </table:table-cell>
            <table:table-cell office:value-type="string">
              <text:p text:style-name="P181"/>
            </table:table-cell>
            <table:table-cell table:style-name="Tabla21.C3" office:value-type="string">
              <text:p text:style-name="P207">X</text:p>
            </table:table-cell>
          </table:table-row>
        </table:table>
        <text:p text:style-name="P121"><text:span text:style-name="T65">3</text:span><text:span text:style-name="T63">0</text:span><text:span text:style-name="T2">(10) </text:span><text:span text:style-name="T59">=</text:span><text:span text:style-name="T2"> </text:span><text:span text:style-name="T65">1E</text:span><text:span text:style-name="T2">(16)</text:span></text:p>
      </text:section>
      <text:p text:style-name="P129"/>
      <text:p text:style-name="P129">1.7) 110<text:span text:style-name="T21">10</text:span></text:p>
      <text:section text:style-name="Sect2" text:name="Sección8">
        <table:table table:name="Tabla22" table:style-name="Tabla22">
          <table:table-column table:style-name="Tabla22.A" table:number-columns-repeated="2"/>
          <table:table-column table:style-name="Tabla22.C"/>
          <table:table-column table:style-name="Tabla22.A"/>
          <table:table-column table:style-name="Tabla22.E" table:number-columns-repeated="2"/>
          <table:table-column table:style-name="Tabla22.G"/>
          <table:table-row>
            <table:table-cell office:value-type="string">
              <text:p text:style-name="P260"><text:span text:style-name="T85">1</text:span>10</text:p>
            </table:table-cell>
            <table:table-cell table:style-name="Tabla22.B1" office:value-type="string">
              <text:p text:style-name="P216">2</text:p>
            </table:table-cell>
            <table:table-cell office:value-type="string">
              <text:p text:style-name="P223"/>
            </table:table-cell>
            <table:table-cell office:value-type="string">
              <text:p text:style-name="P223"/>
            </table:table-cell>
            <table:table-cell office:value-type="string">
              <text:p text:style-name="P223"/>
            </table:table-cell>
            <table:table-cell office:value-type="string">
              <text:p text:style-name="P223"/>
            </table:table-cell>
            <table:table-cell office:value-type="string">
              <text:p text:style-name="P223"/>
            </table:table-cell>
          </table:table-row>
          <table:table-row>
            <table:table-cell office:value-type="string">
              <text:p text:style-name="P163">0</text:p>
            </table:table-cell>
            <table:table-cell office:value-type="string">
              <text:p text:style-name="P260"><text:span text:style-name="T85">5</text:span>5</text:p>
            </table:table-cell>
            <table:table-cell table:style-name="Tabla22.B1" office:value-type="string">
              <text:p text:style-name="P216">2</text:p>
            </table:table-cell>
            <table:table-cell office:value-type="string">
              <text:p text:style-name="P223"/>
            </table:table-cell>
            <table:table-cell office:value-type="string">
              <text:p text:style-name="P223"/>
            </table:table-cell>
            <table:table-cell office:value-type="string">
              <text:p text:style-name="P223"/>
            </table:table-cell>
            <table:table-cell office:value-type="string">
              <text:p text:style-name="P223"/>
            </table:table-cell>
          </table:table-row>
          <table:table-row>
            <table:table-cell office:value-type="string">
              <text:p text:style-name="P223"/>
            </table:table-cell>
            <table:table-cell office:value-type="string">
              <text:p text:style-name="P163">1</text:p>
            </table:table-cell>
            <table:table-cell office:value-type="string">
              <text:p text:style-name="P269">27</text:p>
            </table:table-cell>
            <table:table-cell table:style-name="Tabla22.B1" office:value-type="string">
              <text:p text:style-name="P216">2</text:p>
            </table:table-cell>
            <table:table-cell office:value-type="string">
              <text:p text:style-name="P223"/>
            </table:table-cell>
            <table:table-cell office:value-type="string">
              <text:p text:style-name="P223"/>
            </table:table-cell>
            <table:table-cell office:value-type="string">
              <text:p text:style-name="P223"/>
            </table:table-cell>
          </table:table-row>
          <table:table-row>
            <table:table-cell office:value-type="string">
              <text:p text:style-name="P223"/>
            </table:table-cell>
            <table:table-cell office:value-type="string">
              <text:p text:style-name="P223"/>
            </table:table-cell>
            <table:table-cell office:value-type="string">
              <text:p text:style-name="P190">1</text:p>
            </table:table-cell>
            <table:table-cell office:value-type="string">
              <text:p text:style-name="P269">13</text:p>
            </table:table-cell>
            <table:table-cell table:style-name="Tabla22.B1" office:value-type="string">
              <text:p text:style-name="P216">2</text:p>
            </table:table-cell>
            <table:table-cell office:value-type="string">
              <text:p text:style-name="P223"/>
            </table:table-cell>
            <table:table-cell office:value-type="string">
              <text:p text:style-name="P223"/>
            </table:table-cell>
          </table:table-row>
          <table:table-row table:style-name="Tabla22.5">
            <table:table-cell office:value-type="string">
              <text:p text:style-name="P223"/>
            </table:table-cell>
            <table:table-cell office:value-type="string">
              <text:p text:style-name="P223"/>
            </table:table-cell>
            <table:table-cell office:value-type="string">
              <text:p text:style-name="P216"/>
            </table:table-cell>
            <table:table-cell office:value-type="string">
              <text:p text:style-name="P190">1</text:p>
            </table:table-cell>
            <table:table-cell office:value-type="string">
              <text:p text:style-name="P269">6</text:p>
            </table:table-cell>
            <table:table-cell table:style-name="Tabla22.F5" office:value-type="string">
              <text:p text:style-name="P216">2</text:p>
            </table:table-cell>
            <table:table-cell office:value-type="string">
              <text:p text:style-name="P223"/>
            </table:table-cell>
          </table:table-row>
          <table:table-row table:style-name="Tabla22.5">
            <table:table-cell office:value-type="string">
              <text:p text:style-name="P223"/>
            </table:table-cell>
            <table:table-cell office:value-type="string">
              <text:p text:style-name="P223"/>
            </table:table-cell>
            <table:table-cell office:value-type="string">
              <text:p text:style-name="P216"/>
            </table:table-cell>
            <table:table-cell office:value-type="string">
              <text:p text:style-name="P216"/>
            </table:table-cell>
            <table:table-cell office:value-type="string">
              <text:p text:style-name="P190">0</text:p>
            </table:table-cell>
            <table:table-cell office:value-type="string">
              <text:p text:style-name="P269">3</text:p>
            </table:table-cell>
            <table:table-cell table:style-name="Tabla22.F5" office:value-type="string">
              <text:p text:style-name="P284">2</text:p>
            </table:table-cell>
          </table:table-row>
          <table:table-row table:style-name="Tabla22.5">
            <table:table-cell office:value-type="string">
              <text:p text:style-name="P223"/>
            </table:table-cell>
            <table:table-cell office:value-type="string">
              <text:p text:style-name="P223"/>
            </table:table-cell>
            <table:table-cell office:value-type="string">
              <text:p text:style-name="P216"/>
            </table:table-cell>
            <table:table-cell office:value-type="string">
              <text:p text:style-name="P216"/>
            </table:table-cell>
            <table:table-cell office:value-type="string">
              <text:p text:style-name="P216"/>
            </table:table-cell>
            <table:table-cell office:value-type="string">
              <text:p text:style-name="P190">1</text:p>
            </table:table-cell>
            <table:table-cell table:style-name="Tabla22.G7" office:value-type="string">
              <text:p text:style-name="P190">1</text:p>
            </table:table-cell>
          </table:table-row>
        </table:table>
        <text:p text:style-name="P122"><text:span text:style-name="T65">1</text:span><text:span text:style-name="T61">10</text:span><text:span text:style-name="T2">(10) </text:span><text:span text:style-name="T59">=</text:span><text:span text:style-name="T2"> </text:span><text:span text:style-name="T65">1101110</text:span><text:span text:style-name="T2">(2)</text:span></text:p>
        <text:p text:style-name="P106"><text:span text:style-name="T2"/></text:p>
        <table:table table:name="Tabla23" table:style-name="Tabla23">
          <table:table-column table:style-name="Tabla23.A"/>
          <table:table-column table:style-name="Tabla23.B" table:number-columns-repeated="2"/>
          <table:table-column table:style-name="Tabla23.D"/>
          <table:table-row>
            <table:table-cell office:value-type="string">
              <text:p text:style-name="P261"><text:span text:style-name="T86">1</text:span>10</text:p>
            </table:table-cell>
            <table:table-cell table:style-name="Tabla23.B1" office:value-type="string">
              <text:p text:style-name="P233">8</text:p>
            </table:table-cell>
            <table:table-cell office:value-type="string">
              <text:p text:style-name="P224"/>
            </table:table-cell>
            <table:table-cell office:value-type="string">
              <text:p text:style-name="P224"/>
            </table:table-cell>
          </table:table-row>
          <table:table-row>
            <table:table-cell office:value-type="string">
              <text:p text:style-name="P191">6</text:p>
            </table:table-cell>
            <table:table-cell office:value-type="string">
              <text:p text:style-name="P270">13</text:p>
            </table:table-cell>
            <table:table-cell table:style-name="Tabla23.B1" office:value-type="string">
              <text:p text:style-name="P241">8</text:p>
            </table:table-cell>
            <table:table-cell office:value-type="string">
              <text:p text:style-name="P224"/>
            </table:table-cell>
          </table:table-row>
          <table:table-row>
            <table:table-cell office:value-type="string">
              <text:p text:style-name="P170"/>
            </table:table-cell>
            <table:table-cell office:value-type="string">
              <text:p text:style-name="P191">5</text:p>
            </table:table-cell>
            <table:table-cell table:style-name="Tabla23.C3" office:value-type="string">
              <text:p text:style-name="P191">1</text:p>
            </table:table-cell>
            <table:table-cell table:style-name="Tabla23.B1" office:value-type="string">
              <text:p text:style-name="P241">8</text:p>
            </table:table-cell>
          </table:table-row>
          <table:table-row>
            <table:table-cell office:value-type="string">
              <text:p text:style-name="P170"/>
            </table:table-cell>
            <table:table-cell office:value-type="string">
              <text:p text:style-name="P233"/>
            </table:table-cell>
            <table:table-cell table:style-name="Tabla23.C3" office:value-type="string">
              <text:p text:style-name="P241"/>
            </table:table-cell>
            <table:table-cell office:value-type="string">
              <text:p text:style-name="P248">X</text:p>
            </table:table-cell>
          </table:table-row>
        </table:table>
        <text:p text:style-name="P107"><text:span text:style-name="T78">11</text:span><text:span text:style-name="T76">0</text:span><text:span text:style-name="T12">(10) </text:span><text:span text:style-name="T73">=</text:span><text:span text:style-name="T12"> </text:span><text:span text:style-name="T78">156</text:span><text:span text:style-name="T12">(</text:span><text:span text:style-name="T13">8</text:span><text:span text:style-name="T12">)</text:span></text:p>
        <table:table table:name="Tabla24" table:style-name="Tabla24">
          <table:table-column table:style-name="Tabla24.A" table:number-columns-repeated="2"/>
          <table:table-column table:style-name="Tabla24.C"/>
          <table:table-row>
            <table:table-cell office:value-type="string">
              <text:p text:style-name="P262"><text:span text:style-name="T87">1</text:span>10</text:p>
            </table:table-cell>
            <table:table-cell table:style-name="Tabla24.B1" office:value-type="string">
              <text:p text:style-name="P256">16</text:p>
            </table:table-cell>
            <table:table-cell office:value-type="string">
              <text:p text:style-name="P225"/>
            </table:table-cell>
          </table:table-row>
          <table:table-row>
            <table:table-cell office:value-type="string">
              <text:p text:style-name="P192">14</text:p>
            </table:table-cell>
            <table:table-cell office:value-type="string">
              <text:p text:style-name="P192">6</text:p>
            </table:table-cell>
            <table:table-cell table:style-name="Tabla24.B1" office:value-type="string">
              <text:p text:style-name="P256">16</text:p>
            </table:table-cell>
          </table:table-row>
          <table:table-row>
            <table:table-cell office:value-type="string">
              <text:p text:style-name="P171"/>
            </table:table-cell>
            <table:table-cell office:value-type="string">
              <text:p text:style-name="P182"/>
            </table:table-cell>
            <table:table-cell table:style-name="Tabla24.C3" office:value-type="string">
              <text:p text:style-name="P208">X</text:p>
            </table:table-cell>
          </table:table-row>
        </table:table>
        <text:p text:style-name="P123"><text:span text:style-name="T68">1</text:span><text:span text:style-name="T61">10</text:span><text:span text:style-name="T2">(10) </text:span><text:span text:style-name="T59">=</text:span><text:span text:style-name="T2"> </text:span><text:span text:style-name="T67">6E</text:span><text:span text:style-name="T2">(16)</text:span></text:p>
      </text:section>
      <text:p text:style-name="P130"/>
      <text:p text:style-name="P130">1.8) 65<text:span text:style-name="T21">10</text:span></text:p>
      <text:section text:style-name="Sect2" text:name="Sección9">
        <table:table table:name="Tabla25" table:style-name="Tabla25">
          <table:table-column table:style-name="Tabla25.A"/>
          <table:table-column table:style-name="Tabla25.B"/>
          <table:table-column table:style-name="Tabla25.C"/>
          <table:table-column table:style-name="Tabla25.B"/>
          <table:table-column table:style-name="Tabla25.C"/>
          <table:table-column table:style-name="Tabla25.B"/>
          <table:table-column table:style-name="Tabla25.G"/>
          <table:table-row>
            <table:table-cell office:value-type="string">
              <text:p text:style-name="P271">65</text:p>
            </table:table-cell>
            <table:table-cell table:style-name="Tabla25.B1" office:value-type="string">
              <text:p text:style-name="P217">2</text:p>
            </table:table-cell>
            <table:table-cell office:value-type="string">
              <text:p text:style-name="P226"/>
            </table:table-cell>
            <table:table-cell office:value-type="string">
              <text:p text:style-name="P226"/>
            </table:table-cell>
            <table:table-cell office:value-type="string">
              <text:p text:style-name="P226"/>
            </table:table-cell>
            <table:table-cell office:value-type="string">
              <text:p text:style-name="P226"/>
            </table:table-cell>
            <table:table-cell office:value-type="string">
              <text:p text:style-name="P226"/>
            </table:table-cell>
          </table:table-row>
          <table:table-row>
            <table:table-cell office:value-type="string">
              <text:p text:style-name="P193">1</text:p>
            </table:table-cell>
            <table:table-cell office:value-type="string">
              <text:p text:style-name="P272">32</text:p>
            </table:table-cell>
            <table:table-cell table:style-name="Tabla25.B1" office:value-type="string">
              <text:p text:style-name="P217">2</text:p>
            </table:table-cell>
            <table:table-cell office:value-type="string">
              <text:p text:style-name="P226"/>
            </table:table-cell>
            <table:table-cell office:value-type="string">
              <text:p text:style-name="P226"/>
            </table:table-cell>
            <table:table-cell office:value-type="string">
              <text:p text:style-name="P226"/>
            </table:table-cell>
            <table:table-cell office:value-type="string">
              <text:p text:style-name="P226"/>
            </table:table-cell>
          </table:table-row>
          <table:table-row>
            <table:table-cell office:value-type="string">
              <text:p text:style-name="P226"/>
            </table:table-cell>
            <table:table-cell office:value-type="string">
              <text:p text:style-name="P186">0</text:p>
            </table:table-cell>
            <table:table-cell office:value-type="string">
              <text:p text:style-name="P272">16</text:p>
            </table:table-cell>
            <table:table-cell table:style-name="Tabla25.B1" office:value-type="string">
              <text:p text:style-name="P217">2</text:p>
            </table:table-cell>
            <table:table-cell office:value-type="string">
              <text:p text:style-name="P226"/>
            </table:table-cell>
            <table:table-cell office:value-type="string">
              <text:p text:style-name="P226"/>
            </table:table-cell>
            <table:table-cell office:value-type="string">
              <text:p text:style-name="P226"/>
            </table:table-cell>
          </table:table-row>
          <table:table-row>
            <table:table-cell office:value-type="string">
              <text:p text:style-name="P226"/>
            </table:table-cell>
            <table:table-cell office:value-type="string">
              <text:p text:style-name="P226"/>
            </table:table-cell>
            <table:table-cell office:value-type="string">
              <text:p text:style-name="P172">0</text:p>
            </table:table-cell>
            <table:table-cell office:value-type="string">
              <text:p text:style-name="P272">8</text:p>
            </table:table-cell>
            <table:table-cell table:style-name="Tabla25.B1" office:value-type="string">
              <text:p text:style-name="P217">2</text:p>
            </table:table-cell>
            <table:table-cell office:value-type="string">
              <text:p text:style-name="P226"/>
            </table:table-cell>
            <table:table-cell office:value-type="string">
              <text:p text:style-name="P226"/>
            </table:table-cell>
          </table:table-row>
          <table:table-row table:style-name="Tabla25.5">
            <table:table-cell office:value-type="string">
              <text:p text:style-name="P226"/>
            </table:table-cell>
            <table:table-cell office:value-type="string">
              <text:p text:style-name="P226"/>
            </table:table-cell>
            <table:table-cell office:value-type="string">
              <text:p text:style-name="P217"/>
            </table:table-cell>
            <table:table-cell office:value-type="string">
              <text:p text:style-name="P164">0</text:p>
            </table:table-cell>
            <table:table-cell office:value-type="string">
              <text:p text:style-name="P272">4</text:p>
            </table:table-cell>
            <table:table-cell table:style-name="Tabla25.F5" office:value-type="string">
              <text:p text:style-name="P217">2</text:p>
            </table:table-cell>
            <table:table-cell office:value-type="string">
              <text:p text:style-name="P226"/>
            </table:table-cell>
          </table:table-row>
          <table:table-row table:style-name="Tabla25.5">
            <table:table-cell office:value-type="string">
              <text:p text:style-name="P226"/>
            </table:table-cell>
            <table:table-cell office:value-type="string">
              <text:p text:style-name="P226"/>
            </table:table-cell>
            <table:table-cell office:value-type="string">
              <text:p text:style-name="P217"/>
            </table:table-cell>
            <table:table-cell office:value-type="string">
              <text:p text:style-name="P217"/>
            </table:table-cell>
            <table:table-cell office:value-type="string">
              <text:p text:style-name="P193">0</text:p>
            </table:table-cell>
            <table:table-cell office:value-type="string">
              <text:p text:style-name="P267">2</text:p>
            </table:table-cell>
            <table:table-cell table:style-name="Tabla25.F5" office:value-type="string">
              <text:p text:style-name="P285">2</text:p>
            </table:table-cell>
          </table:table-row>
          <table:table-row table:style-name="Tabla25.7">
            <table:table-cell office:value-type="string">
              <text:p text:style-name="P226"/>
            </table:table-cell>
            <table:table-cell office:value-type="string">
              <text:p text:style-name="P226"/>
            </table:table-cell>
            <table:table-cell office:value-type="string">
              <text:p text:style-name="P217"/>
            </table:table-cell>
            <table:table-cell office:value-type="string">
              <text:p text:style-name="P217"/>
            </table:table-cell>
            <table:table-cell office:value-type="string">
              <text:p text:style-name="P217"/>
            </table:table-cell>
            <table:table-cell office:value-type="string">
              <text:p text:style-name="P164">0</text:p>
            </table:table-cell>
            <table:table-cell table:style-name="Tabla25.G7" office:value-type="string">
              <text:p text:style-name="P186">1</text:p>
            </table:table-cell>
          </table:table-row>
        </table:table>
        <text:p text:style-name="P124"><text:span text:style-name="T69">65</text:span><text:span text:style-name="T2">(10)</text:span> = <text:span text:style-name="T88">1000001</text:span><text:span text:style-name="T2">(2)</text:span></text:p>
        <text:p text:style-name="P108"><text:span text:style-name="T2"/></text:p>
        <table:table table:name="Tabla26" table:style-name="Tabla26">
          <table:table-column table:style-name="Tabla26.A"/>
          <table:table-column table:style-name="Tabla26.B" table:number-columns-repeated="2"/>
          <table:table-column table:style-name="Tabla26.D"/>
          <table:table-row>
            <table:table-cell office:value-type="string">
              <text:p text:style-name="P271">65</text:p>
            </table:table-cell>
            <table:table-cell table:style-name="Tabla26.B1" office:value-type="string">
              <text:p text:style-name="P234">8</text:p>
            </table:table-cell>
            <table:table-cell office:value-type="string">
              <text:p text:style-name="P226"/>
            </table:table-cell>
            <table:table-cell office:value-type="string">
              <text:p text:style-name="P226"/>
            </table:table-cell>
          </table:table-row>
          <table:table-row>
            <table:table-cell office:value-type="string">
              <text:p text:style-name="P194">1</text:p>
            </table:table-cell>
            <table:table-cell office:value-type="string">
              <text:p text:style-name="P273">8</text:p>
            </table:table-cell>
            <table:table-cell table:style-name="Tabla26.B1" office:value-type="string">
              <text:p text:style-name="P242">8</text:p>
            </table:table-cell>
            <table:table-cell office:value-type="string">
              <text:p text:style-name="P226"/>
            </table:table-cell>
          </table:table-row>
          <table:table-row>
            <table:table-cell office:value-type="string">
              <text:p text:style-name="P172"/>
            </table:table-cell>
            <table:table-cell office:value-type="string">
              <text:p text:style-name="P194">0</text:p>
            </table:table-cell>
            <table:table-cell table:style-name="Tabla26.C3" office:value-type="string">
              <text:p text:style-name="P188">1</text:p>
            </table:table-cell>
            <table:table-cell table:style-name="Tabla26.B1" office:value-type="string">
              <text:p text:style-name="P242">8</text:p>
            </table:table-cell>
          </table:table-row>
          <table:table-row>
            <table:table-cell office:value-type="string">
              <text:p text:style-name="P172"/>
            </table:table-cell>
            <table:table-cell office:value-type="string">
              <text:p text:style-name="P234"/>
            </table:table-cell>
            <table:table-cell table:style-name="Tabla26.C3" office:value-type="string">
              <text:p text:style-name="P242"/>
            </table:table-cell>
            <table:table-cell office:value-type="string">
              <text:p text:style-name="P249">X</text:p>
            </table:table-cell>
          </table:table-row>
        </table:table>
        <text:p text:style-name="P108"><text:span text:style-name="T79">65</text:span><text:span text:style-name="T12">(10)</text:span><text:span text:style-name="T31"> = </text:span><text:span text:style-name="T36">101</text:span><text:span text:style-name="T12">(8)</text:span></text:p>
        <table:table table:name="Tabla27" table:style-name="Tabla27">
          <table:table-column table:style-name="Tabla27.A" table:number-columns-repeated="2"/>
          <table:table-column table:style-name="Tabla27.C"/>
          <table:table-row>
            <table:table-cell office:value-type="string">
              <text:p text:style-name="P271">65</text:p>
            </table:table-cell>
            <table:table-cell table:style-name="Tabla27.B1" office:value-type="string">
              <text:p text:style-name="P257">16</text:p>
            </table:table-cell>
            <table:table-cell office:value-type="string">
              <text:p text:style-name="P226"/>
            </table:table-cell>
          </table:table-row>
          <table:table-row>
            <table:table-cell office:value-type="string">
              <text:p text:style-name="P195">1</text:p>
            </table:table-cell>
            <table:table-cell office:value-type="string">
              <text:p text:style-name="P195">4</text:p>
            </table:table-cell>
            <table:table-cell table:style-name="Tabla27.B1" office:value-type="string">
              <text:p text:style-name="P257">16</text:p>
            </table:table-cell>
          </table:table-row>
          <table:table-row>
            <table:table-cell office:value-type="string">
              <text:p text:style-name="P172"/>
            </table:table-cell>
            <table:table-cell office:value-type="string">
              <text:p text:style-name="P183"/>
            </table:table-cell>
            <table:table-cell table:style-name="Tabla27.C3" office:value-type="string">
              <text:p text:style-name="P209">X</text:p>
            </table:table-cell>
          </table:table-row>
        </table:table>
        <text:p text:style-name="P124"><text:span text:style-name="T68">65</text:span><text:span text:style-name="T2">(10) </text:span><text:span text:style-name="T59">=</text:span><text:span text:style-name="T2"> </text:span><text:span text:style-name="T70">41</text:span><text:span text:style-name="T2">(16)</text:span></text:p>
      </text:section>
      <text:p text:style-name="P101"/>
      <text:p text:style-name="P130">1.9) 300<text:span text:style-name="T21">10</text:span></text:p>
      <text:section text:style-name="Sect2" text:name="Sección10">
        <table:table table:name="Tabla28" table:style-name="Tabla28">
          <table:table-column table:style-name="Tabla28.A" table:number-columns-repeated="2"/>
          <table:table-column table:style-name="Tabla28.C"/>
          <table:table-column table:style-name="Tabla28.A"/>
          <table:table-column table:style-name="Tabla28.C"/>
          <table:table-column table:style-name="Tabla28.A"/>
          <table:table-column table:style-name="Tabla28.C"/>
          <table:table-column table:style-name="Tabla28.A"/>
          <table:table-column table:style-name="Tabla28.C"/>
          <table:table-row>
            <table:table-cell table:style-name="Tabla28.A1" office:value-type="string">
              <text:p text:style-name="P274">300</text:p>
            </table:table-cell>
            <table:table-cell table:style-name="Tabla28.B1" office:value-type="string">
              <text:p text:style-name="P218">2</text:p>
            </table:table-cell>
            <table:table-cell table:style-name="Tabla28.A1" office:value-type="string">
              <text:p text:style-name="P227"/>
            </table:table-cell>
            <table:table-cell table:style-name="Tabla28.A1" office:value-type="string">
              <text:p text:style-name="P227"/>
            </table:table-cell>
            <table:table-cell table:style-name="Tabla28.A1" office:value-type="string">
              <text:p text:style-name="P227"/>
            </table:table-cell>
            <table:table-cell table:style-name="Tabla28.A1" office:value-type="string">
              <text:p text:style-name="P227"/>
            </table:table-cell>
            <table:table-cell table:style-name="Tabla28.A1" office:value-type="string">
              <text:p text:style-name="P227"/>
            </table:table-cell>
            <table:table-cell table:style-name="Tabla28.A1" office:value-type="string">
              <text:p text:style-name="P227"/>
            </table:table-cell>
            <table:table-cell table:style-name="Tabla28.A1" office:value-type="string">
              <text:p text:style-name="P227"/>
            </table:table-cell>
          </table:table-row>
          <table:table-row>
            <table:table-cell table:style-name="Tabla28.A1" office:value-type="string">
              <text:p text:style-name="P165">0</text:p>
            </table:table-cell>
            <table:table-cell table:style-name="Tabla28.A1" office:value-type="string">
              <text:p text:style-name="P263">15<text:span text:style-name="T90">0</text:span></text:p>
            </table:table-cell>
            <table:table-cell table:style-name="Tabla28.B1" office:value-type="string">
              <text:p text:style-name="P218">2</text:p>
            </table:table-cell>
            <table:table-cell table:style-name="Tabla28.A1" office:value-type="string">
              <text:p text:style-name="P227"/>
            </table:table-cell>
            <table:table-cell table:style-name="Tabla28.A1" office:value-type="string">
              <text:p text:style-name="P227"/>
            </table:table-cell>
            <table:table-cell table:style-name="Tabla28.A1" office:value-type="string">
              <text:p text:style-name="P227"/>
            </table:table-cell>
            <table:table-cell table:style-name="Tabla28.A1" office:value-type="string">
              <text:p text:style-name="P227"/>
            </table:table-cell>
            <table:table-cell table:style-name="Tabla28.A1" office:value-type="string">
              <text:p text:style-name="P227"/>
            </table:table-cell>
            <table:table-cell table:style-name="Tabla28.A1" office:value-type="string">
              <text:p text:style-name="P227"/>
            </table:table-cell>
          </table:table-row>
          <table:table-row>
            <table:table-cell table:style-name="Tabla28.A1" office:value-type="string">
              <text:p text:style-name="P227"/>
            </table:table-cell>
            <table:table-cell table:style-name="Tabla28.A1" office:value-type="string">
              <text:p text:style-name="P196">0</text:p>
            </table:table-cell>
            <table:table-cell table:style-name="Tabla28.A1" office:value-type="string">
              <text:p text:style-name="P274">75</text:p>
            </table:table-cell>
            <table:table-cell table:style-name="Tabla28.B1" office:value-type="string">
              <text:p text:style-name="P218">2</text:p>
            </table:table-cell>
            <table:table-cell table:style-name="Tabla28.A1" office:value-type="string">
              <text:p text:style-name="P227"/>
            </table:table-cell>
            <table:table-cell table:style-name="Tabla28.A1" office:value-type="string">
              <text:p text:style-name="P227"/>
            </table:table-cell>
            <table:table-cell table:style-name="Tabla28.A1" office:value-type="string">
              <text:p text:style-name="P227"/>
            </table:table-cell>
            <table:table-cell table:style-name="Tabla28.A1" office:value-type="string">
              <text:p text:style-name="P227"/>
            </table:table-cell>
            <table:table-cell table:style-name="Tabla28.A1" office:value-type="string">
              <text:p text:style-name="P227"/>
            </table:table-cell>
          </table:table-row>
          <table:table-row>
            <table:table-cell table:style-name="Tabla28.A1" office:value-type="string">
              <text:p text:style-name="P227"/>
            </table:table-cell>
            <table:table-cell table:style-name="Tabla28.A1" office:value-type="string">
              <text:p text:style-name="P227"/>
            </table:table-cell>
            <table:table-cell table:style-name="Tabla28.A1" office:value-type="string">
              <text:p text:style-name="P197">1</text:p>
            </table:table-cell>
            <table:table-cell table:style-name="Tabla28.A1" office:value-type="string">
              <text:p text:style-name="P275">37</text:p>
            </table:table-cell>
            <table:table-cell table:style-name="Tabla28.B1" office:value-type="string">
              <text:p text:style-name="P218">2</text:p>
            </table:table-cell>
            <table:table-cell table:style-name="Tabla28.A1" office:value-type="string">
              <text:p text:style-name="P227"/>
            </table:table-cell>
            <table:table-cell table:style-name="Tabla28.A1" office:value-type="string">
              <text:p text:style-name="P227"/>
            </table:table-cell>
            <table:table-cell table:style-name="Tabla28.A1" office:value-type="string">
              <text:p text:style-name="P227"/>
            </table:table-cell>
            <table:table-cell table:style-name="Tabla28.A1" office:value-type="string">
              <text:p text:style-name="P227"/>
            </table:table-cell>
          </table:table-row>
          <table:table-row table:style-name="Tabla28.5">
            <table:table-cell table:style-name="Tabla28.A1" office:value-type="string">
              <text:p text:style-name="P227"/>
            </table:table-cell>
            <table:table-cell table:style-name="Tabla28.A1" office:value-type="string">
              <text:p text:style-name="P227"/>
            </table:table-cell>
            <table:table-cell table:style-name="Tabla28.A1" office:value-type="string">
              <text:p text:style-name="P218"/>
            </table:table-cell>
            <table:table-cell table:style-name="Tabla28.A1" office:value-type="string">
              <text:p text:style-name="P197">1</text:p>
            </table:table-cell>
            <table:table-cell table:style-name="Tabla28.A1" office:value-type="string">
              <text:p text:style-name="P263">1<text:span text:style-name="T92">8</text:span></text:p>
            </table:table-cell>
            <table:table-cell table:style-name="Tabla28.F5" office:value-type="string">
              <text:p text:style-name="P218">2</text:p>
            </table:table-cell>
            <table:table-cell table:style-name="Tabla28.A1" office:value-type="string">
              <text:p text:style-name="P227"/>
            </table:table-cell>
            <table:table-cell table:style-name="Tabla28.A1" office:value-type="string">
              <text:p text:style-name="P227"/>
            </table:table-cell>
            <table:table-cell table:style-name="Tabla28.A1" office:value-type="string">
              <text:p text:style-name="P227"/>
            </table:table-cell>
          </table:table-row>
          <table:table-row table:style-name="Tabla28.5">
            <table:table-cell table:style-name="Tabla28.A1" office:value-type="string">
              <text:p text:style-name="P227"/>
            </table:table-cell>
            <table:table-cell table:style-name="Tabla28.A1" office:value-type="string">
              <text:p text:style-name="P227"/>
            </table:table-cell>
            <table:table-cell table:style-name="Tabla28.A1" office:value-type="string">
              <text:p text:style-name="P218"/>
            </table:table-cell>
            <table:table-cell table:style-name="Tabla28.A1" office:value-type="string">
              <text:p text:style-name="P218"/>
            </table:table-cell>
            <table:table-cell table:style-name="Tabla28.A1" office:value-type="string">
              <text:p text:style-name="P197">0</text:p>
            </table:table-cell>
            <table:table-cell table:style-name="Tabla28.A1" office:value-type="string">
              <text:p text:style-name="P275">9</text:p>
            </table:table-cell>
            <table:table-cell table:style-name="Tabla28.F5" office:value-type="string">
              <text:p text:style-name="P286">2</text:p>
            </table:table-cell>
            <table:table-cell table:style-name="Tabla28.A1" office:value-type="string">
              <text:p text:style-name="P227"/>
            </table:table-cell>
            <table:table-cell table:style-name="Tabla28.A1" office:value-type="string">
              <text:p text:style-name="P227"/>
            </table:table-cell>
          </table:table-row>
          <table:table-row table:style-name="Tabla28.5">
            <table:table-cell table:style-name="Tabla28.A1" office:value-type="string">
              <text:p text:style-name="P227"/>
            </table:table-cell>
            <table:table-cell table:style-name="Tabla28.A1" office:value-type="string">
              <text:p text:style-name="P227"/>
            </table:table-cell>
            <table:table-cell table:style-name="Tabla28.A1" office:value-type="string">
              <text:p text:style-name="P218"/>
            </table:table-cell>
            <table:table-cell table:style-name="Tabla28.A1" office:value-type="string">
              <text:p text:style-name="P218"/>
            </table:table-cell>
            <table:table-cell table:style-name="Tabla28.A1" office:value-type="string">
              <text:p text:style-name="P218"/>
            </table:table-cell>
            <table:table-cell table:style-name="Tabla28.A1" office:value-type="string">
              <text:p text:style-name="P197">1</text:p>
            </table:table-cell>
            <table:table-cell table:style-name="Tabla28.A1" office:value-type="string">
              <text:p text:style-name="P275">4</text:p>
            </table:table-cell>
            <table:table-cell table:style-name="Tabla28.F5" office:value-type="string">
              <text:p text:style-name="P286">2</text:p>
            </table:table-cell>
            <table:table-cell table:style-name="Tabla28.I7" office:value-type="string">
              <text:p text:style-name="P286"/>
            </table:table-cell>
          </table:table-row>
          <table:table-row table:style-name="Tabla28.5">
            <table:table-cell table:style-name="Tabla28.A1" office:value-type="string">
              <text:p text:style-name="P227"/>
            </table:table-cell>
            <table:table-cell table:style-name="Tabla28.A1" office:value-type="string">
              <text:p text:style-name="P227"/>
            </table:table-cell>
            <table:table-cell table:style-name="Tabla28.A1" office:value-type="string">
              <text:p text:style-name="P218"/>
            </table:table-cell>
            <table:table-cell table:style-name="Tabla28.A1" office:value-type="string">
              <text:p text:style-name="P218"/>
            </table:table-cell>
            <table:table-cell table:style-name="Tabla28.A1" office:value-type="string">
              <text:p text:style-name="P218"/>
            </table:table-cell>
            <table:table-cell table:style-name="Tabla28.A1" office:value-type="string">
              <text:p text:style-name="P218"/>
            </table:table-cell>
            <table:table-cell table:style-name="Tabla28.A1" office:value-type="string">
              <text:p text:style-name="P197">0</text:p>
            </table:table-cell>
            <table:table-cell table:style-name="Tabla28.A1" office:value-type="string">
              <text:p text:style-name="P212">2</text:p>
            </table:table-cell>
            <table:table-cell table:style-name="Tabla28.B1" office:value-type="string">
              <text:p text:style-name="P212">2</text:p>
            </table:table-cell>
          </table:table-row>
          <table:table-row table:style-name="Tabla28.5">
            <table:table-cell table:style-name="Tabla28.A1" office:value-type="string">
              <text:p text:style-name="P227"/>
            </table:table-cell>
            <table:table-cell table:style-name="Tabla28.A1" office:value-type="string">
              <text:p text:style-name="P227"/>
            </table:table-cell>
            <table:table-cell table:style-name="Tabla28.A1" office:value-type="string">
              <text:p text:style-name="P218"/>
            </table:table-cell>
            <table:table-cell table:style-name="Tabla28.A1" office:value-type="string">
              <text:p text:style-name="P218"/>
            </table:table-cell>
            <table:table-cell table:style-name="Tabla28.A1" office:value-type="string">
              <text:p text:style-name="P218"/>
            </table:table-cell>
            <table:table-cell table:style-name="Tabla28.A1" office:value-type="string">
              <text:p text:style-name="P218"/>
            </table:table-cell>
            <table:table-cell table:style-name="Tabla28.A1" office:value-type="string">
              <text:p text:style-name="P165"/>
            </table:table-cell>
            <table:table-cell table:style-name="Tabla28.A1" office:value-type="string">
              <text:p text:style-name="P197">0</text:p>
            </table:table-cell>
            <table:table-cell table:style-name="Tabla28.A1" office:value-type="string">
              <text:p text:style-name="P197">1</text:p>
            </table:table-cell>
          </table:table-row>
        </table:table>
        <text:p text:style-name="P125"><text:span text:style-name="T71">30</text:span><text:span text:style-name="T61">0</text:span><text:span text:style-name="T2">(10)</text:span> = <text:span text:style-name="T92">100101100</text:span><text:span text:style-name="T2">(2)</text:span></text:p>
        <text:p text:style-name="P109"><text:span text:style-name="T2"/></text:p>
        <table:table table:name="Tabla29" table:style-name="Tabla29">
          <table:table-column table:style-name="Tabla29.A"/>
          <table:table-column table:style-name="Tabla29.B" table:number-columns-repeated="2"/>
          <table:table-column table:style-name="Tabla29.D"/>
          <table:table-row>
            <table:table-cell office:value-type="string">
              <text:p text:style-name="P263"><text:span text:style-name="T91">30</text:span>0</text:p>
            </table:table-cell>
            <table:table-cell table:style-name="Tabla29.B1" office:value-type="string">
              <text:p text:style-name="P235">8</text:p>
            </table:table-cell>
            <table:table-cell office:value-type="string">
              <text:p text:style-name="P227"/>
            </table:table-cell>
            <table:table-cell office:value-type="string">
              <text:p text:style-name="P227"/>
            </table:table-cell>
          </table:table-row>
          <table:table-row>
            <table:table-cell office:value-type="string">
              <text:p text:style-name="P198">4</text:p>
            </table:table-cell>
            <table:table-cell office:value-type="string">
              <text:p text:style-name="P276">37</text:p>
            </table:table-cell>
            <table:table-cell table:style-name="Tabla29.B1" office:value-type="string">
              <text:p text:style-name="P243">8</text:p>
            </table:table-cell>
            <table:table-cell office:value-type="string">
              <text:p text:style-name="P227"/>
            </table:table-cell>
          </table:table-row>
          <table:table-row>
            <table:table-cell office:value-type="string">
              <text:p text:style-name="P173"/>
            </table:table-cell>
            <table:table-cell office:value-type="string">
              <text:p text:style-name="P198">5</text:p>
            </table:table-cell>
            <table:table-cell table:style-name="Tabla29.C3" office:value-type="string">
              <text:p text:style-name="P198">4</text:p>
            </table:table-cell>
            <table:table-cell table:style-name="Tabla29.B1" office:value-type="string">
              <text:p text:style-name="P243">8</text:p>
            </table:table-cell>
          </table:table-row>
          <table:table-row>
            <table:table-cell office:value-type="string">
              <text:p text:style-name="P173"/>
            </table:table-cell>
            <table:table-cell office:value-type="string">
              <text:p text:style-name="P235"/>
            </table:table-cell>
            <table:table-cell table:style-name="Tabla29.C3" office:value-type="string">
              <text:p text:style-name="P243"/>
            </table:table-cell>
            <table:table-cell office:value-type="string">
              <text:p text:style-name="P250">X</text:p>
            </table:table-cell>
          </table:table-row>
        </table:table>
        <text:p text:style-name="P125"><text:span text:style-name="T71">300</text:span><text:span text:style-name="T2">(10)</text:span> = <text:span text:style-name="T93">454</text:span><text:span text:style-name="T2">(8)</text:span></text:p>
        <table:table table:name="Tabla31" table:style-name="Tabla31">
          <table:table-column table:style-name="Tabla31.A"/>
          <table:table-column table:style-name="Tabla31.B" table:number-columns-repeated="2"/>
          <table:table-column table:style-name="Tabla31.D"/>
          <table:table-row>
            <table:table-cell office:value-type="string">
              <text:p text:style-name="P264"><text:span text:style-name="T91">30</text:span>0</text:p>
            </table:table-cell>
            <table:table-cell table:style-name="Tabla31.B1" office:value-type="string">
              <text:p text:style-name="P277">16</text:p>
            </table:table-cell>
            <table:table-cell office:value-type="string">
              <text:p text:style-name="P228"/>
            </table:table-cell>
            <table:table-cell office:value-type="string">
              <text:p text:style-name="P228"/>
            </table:table-cell>
          </table:table-row>
          <table:table-row>
            <table:table-cell office:value-type="string">
              <text:p text:style-name="P199">12</text:p>
            </table:table-cell>
            <table:table-cell office:value-type="string">
              <text:p text:style-name="P277">18</text:p>
            </table:table-cell>
            <table:table-cell table:style-name="Tabla31.B1" office:value-type="string">
              <text:p text:style-name="P277">16</text:p>
            </table:table-cell>
            <table:table-cell office:value-type="string">
              <text:p text:style-name="P228"/>
            </table:table-cell>
          </table:table-row>
          <table:table-row>
            <table:table-cell office:value-type="string">
              <text:p text:style-name="P174"/>
            </table:table-cell>
            <table:table-cell office:value-type="string">
              <text:p text:style-name="P199">2</text:p>
            </table:table-cell>
            <table:table-cell table:style-name="Tabla31.C3" office:value-type="string">
              <text:p text:style-name="P199">1</text:p>
            </table:table-cell>
            <table:table-cell table:style-name="Tabla31.B1" office:value-type="string">
              <text:p text:style-name="P277">16</text:p>
            </table:table-cell>
          </table:table-row>
          <table:table-row>
            <table:table-cell office:value-type="string">
              <text:p text:style-name="P174"/>
            </table:table-cell>
            <table:table-cell office:value-type="string">
              <text:p text:style-name="P236"/>
            </table:table-cell>
            <table:table-cell table:style-name="Tabla31.C3" office:value-type="string">
              <text:p text:style-name="P244"/>
            </table:table-cell>
            <table:table-cell office:value-type="string">
              <text:p text:style-name="P251">X</text:p>
            </table:table-cell>
          </table:table-row>
        </table:table>
        <text:p text:style-name="P126"><text:span text:style-name="T71">300</text:span><text:span text:style-name="T2">(10)</text:span> = <text:span text:style-name="T94">12C</text:span><text:span text:style-name="T2">(16)</text:span></text:p>
        <text:p text:style-name="P126"><text:span text:style-name="T2"/></text:p>
      </text:section>
      <text:p text:style-name="P101"/>
      <text:p text:style-name="P150">1.10) 225<text:span text:style-name="T21">10</text:span></text:p>
      <text:section text:style-name="Sect2" text:name="Sección11">
        <table:table table:name="Tabla30" table:style-name="Tabla30">
          <table:table-column table:style-name="Tabla30.A" table:number-columns-repeated="7"/>
          <table:table-column table:style-name="Tabla30.H"/>
          <table:table-row>
            <table:table-cell office:value-type="string">
              <text:p text:style-name="P278">225</text:p>
            </table:table-cell>
            <table:table-cell table:style-name="Tabla30.B1" office:value-type="string">
              <text:p text:style-name="P219">2</text:p>
            </table:table-cell>
            <table:table-cell office:value-type="string">
              <text:p text:style-name="P229"/>
            </table:table-cell>
            <table:table-cell office:value-type="string">
              <text:p text:style-name="P229"/>
            </table:table-cell>
            <table:table-cell office:value-type="string">
              <text:p text:style-name="P229"/>
            </table:table-cell>
            <table:table-cell office:value-type="string">
              <text:p text:style-name="P229"/>
            </table:table-cell>
            <table:table-cell office:value-type="string">
              <text:p text:style-name="P229"/>
            </table:table-cell>
            <table:table-cell office:value-type="string">
              <text:p text:style-name="P229"/>
            </table:table-cell>
          </table:table-row>
          <table:table-row>
            <table:table-cell office:value-type="string">
              <text:p text:style-name="P200">1</text:p>
            </table:table-cell>
            <table:table-cell office:value-type="string">
              <text:p text:style-name="P278">112</text:p>
            </table:table-cell>
            <table:table-cell table:style-name="Tabla30.B1" office:value-type="string">
              <text:p text:style-name="P219">2</text:p>
            </table:table-cell>
            <table:table-cell office:value-type="string">
              <text:p text:style-name="P229"/>
            </table:table-cell>
            <table:table-cell office:value-type="string">
              <text:p text:style-name="P229"/>
            </table:table-cell>
            <table:table-cell office:value-type="string">
              <text:p text:style-name="P229"/>
            </table:table-cell>
            <table:table-cell office:value-type="string">
              <text:p text:style-name="P229"/>
            </table:table-cell>
            <table:table-cell office:value-type="string">
              <text:p text:style-name="P229"/>
            </table:table-cell>
          </table:table-row>
          <table:table-row>
            <table:table-cell office:value-type="string">
              <text:p text:style-name="P229"/>
            </table:table-cell>
            <table:table-cell office:value-type="string">
              <text:p text:style-name="P200">0</text:p>
            </table:table-cell>
            <table:table-cell office:value-type="string">
              <text:p text:style-name="P265">5<text:span text:style-name="T95">6</text:span></text:p>
            </table:table-cell>
            <table:table-cell table:style-name="Tabla30.B1" office:value-type="string">
              <text:p text:style-name="P219">2</text:p>
            </table:table-cell>
            <table:table-cell office:value-type="string">
              <text:p text:style-name="P229"/>
            </table:table-cell>
            <table:table-cell office:value-type="string">
              <text:p text:style-name="P229"/>
            </table:table-cell>
            <table:table-cell office:value-type="string">
              <text:p text:style-name="P229"/>
            </table:table-cell>
            <table:table-cell office:value-type="string">
              <text:p text:style-name="P229"/>
            </table:table-cell>
          </table:table-row>
          <table:table-row>
            <table:table-cell office:value-type="string">
              <text:p text:style-name="P229"/>
            </table:table-cell>
            <table:table-cell office:value-type="string">
              <text:p text:style-name="P229"/>
            </table:table-cell>
            <table:table-cell office:value-type="string">
              <text:p text:style-name="P175">0</text:p>
            </table:table-cell>
            <table:table-cell office:value-type="string">
              <text:p text:style-name="P279">28</text:p>
            </table:table-cell>
            <table:table-cell table:style-name="Tabla30.B1" office:value-type="string">
              <text:p text:style-name="P219">2</text:p>
            </table:table-cell>
            <table:table-cell office:value-type="string">
              <text:p text:style-name="P229"/>
            </table:table-cell>
            <table:table-cell office:value-type="string">
              <text:p text:style-name="P229"/>
            </table:table-cell>
            <table:table-cell office:value-type="string">
              <text:p text:style-name="P229"/>
            </table:table-cell>
          </table:table-row>
          <table:table-row table:style-name="Tabla30.5">
            <table:table-cell office:value-type="string">
              <text:p text:style-name="P229"/>
            </table:table-cell>
            <table:table-cell office:value-type="string">
              <text:p text:style-name="P229"/>
            </table:table-cell>
            <table:table-cell office:value-type="string">
              <text:p text:style-name="P219"/>
            </table:table-cell>
            <table:table-cell office:value-type="string">
              <text:p text:style-name="P166">0</text:p>
            </table:table-cell>
            <table:table-cell office:value-type="string">
              <text:p text:style-name="P279">14</text:p>
            </table:table-cell>
            <table:table-cell table:style-name="Tabla30.F5" office:value-type="string">
              <text:p text:style-name="P219">2</text:p>
            </table:table-cell>
            <table:table-cell office:value-type="string">
              <text:p text:style-name="P229"/>
            </table:table-cell>
            <table:table-cell office:value-type="string">
              <text:p text:style-name="P229"/>
            </table:table-cell>
          </table:table-row>
          <table:table-row table:style-name="Tabla30.5">
            <table:table-cell office:value-type="string">
              <text:p text:style-name="P229"/>
            </table:table-cell>
            <table:table-cell office:value-type="string">
              <text:p text:style-name="P229"/>
            </table:table-cell>
            <table:table-cell office:value-type="string">
              <text:p text:style-name="P219"/>
            </table:table-cell>
            <table:table-cell office:value-type="string">
              <text:p text:style-name="P219"/>
            </table:table-cell>
            <table:table-cell office:value-type="string">
              <text:p text:style-name="P201">0</text:p>
            </table:table-cell>
            <table:table-cell office:value-type="string">
              <text:p text:style-name="P279">7</text:p>
            </table:table-cell>
            <table:table-cell table:style-name="Tabla30.F5" office:value-type="string">
              <text:p text:style-name="P287">2</text:p>
            </table:table-cell>
            <table:table-cell office:value-type="string">
              <text:p text:style-name="P229"/>
            </table:table-cell>
          </table:table-row>
          <table:table-row table:style-name="Tabla30.5">
            <table:table-cell office:value-type="string">
              <text:p text:style-name="P229"/>
            </table:table-cell>
            <table:table-cell office:value-type="string">
              <text:p text:style-name="P229"/>
            </table:table-cell>
            <table:table-cell office:value-type="string">
              <text:p text:style-name="P219"/>
            </table:table-cell>
            <table:table-cell office:value-type="string">
              <text:p text:style-name="P219"/>
            </table:table-cell>
            <table:table-cell office:value-type="string">
              <text:p text:style-name="P219"/>
            </table:table-cell>
            <table:table-cell office:value-type="string">
              <text:p text:style-name="P201">1</text:p>
            </table:table-cell>
            <table:table-cell office:value-type="string">
              <text:p text:style-name="P265">3</text:p>
            </table:table-cell>
            <table:table-cell table:style-name="Tabla30.F5" office:value-type="string">
              <text:p text:style-name="P287">2</text:p>
            </table:table-cell>
          </table:table-row>
          <table:table-row table:style-name="Tabla30.5">
            <table:table-cell office:value-type="string">
              <text:p text:style-name="P229"/>
            </table:table-cell>
            <table:table-cell office:value-type="string">
              <text:p text:style-name="P229"/>
            </table:table-cell>
            <table:table-cell office:value-type="string">
              <text:p text:style-name="P219"/>
            </table:table-cell>
            <table:table-cell office:value-type="string">
              <text:p text:style-name="P219"/>
            </table:table-cell>
            <table:table-cell office:value-type="string">
              <text:p text:style-name="P219"/>
            </table:table-cell>
            <table:table-cell office:value-type="string">
              <text:p text:style-name="P219"/>
            </table:table-cell>
            <table:table-cell office:value-type="string">
              <text:p text:style-name="P166">1</text:p>
            </table:table-cell>
            <table:table-cell office:value-type="string">
              <text:p text:style-name="P175">1</text:p>
            </table:table-cell>
          </table:table-row>
        </table:table>
        <text:p text:style-name="P127"><text:span text:style-name="T72">225</text:span><text:span text:style-name="T2">(10)</text:span> = <text:span text:style-name="T96">11100001</text:span><text:span text:style-name="T2">(2)</text:span></text:p>
        <text:p text:style-name="P110"><text:span text:style-name="T2"/></text:p>
        <text:p text:style-name="Horizontal_20_Line"/>
        <table:table table:name="Tabla32" table:style-name="Tabla32">
          <table:table-column table:style-name="Tabla32.A"/>
          <table:table-column table:style-name="Tabla32.B" table:number-columns-repeated="2"/>
          <table:table-column table:style-name="Tabla32.D"/>
          <table:table-row>
            <table:table-cell office:value-type="string">
              <text:p text:style-name="P280">225</text:p>
            </table:table-cell>
            <table:table-cell table:style-name="Tabla32.B1" office:value-type="string">
              <text:p text:style-name="P237">8</text:p>
            </table:table-cell>
            <table:table-cell office:value-type="string">
              <text:p text:style-name="P229"/>
            </table:table-cell>
            <table:table-cell office:value-type="string">
              <text:p text:style-name="P229"/>
            </table:table-cell>
          </table:table-row>
          <table:table-row>
            <table:table-cell office:value-type="string">
              <text:p text:style-name="P202">1</text:p>
            </table:table-cell>
            <table:table-cell office:value-type="string">
              <text:p text:style-name="P265">2<text:span text:style-name="T97">8</text:span></text:p>
            </table:table-cell>
            <table:table-cell table:style-name="Tabla32.B1" office:value-type="string">
              <text:p text:style-name="P245">8</text:p>
            </table:table-cell>
            <table:table-cell office:value-type="string">
              <text:p text:style-name="P229"/>
            </table:table-cell>
          </table:table-row>
          <table:table-row>
            <table:table-cell office:value-type="string">
              <text:p text:style-name="P175"/>
            </table:table-cell>
            <table:table-cell office:value-type="string">
              <text:p text:style-name="P202">4</text:p>
            </table:table-cell>
            <table:table-cell table:style-name="Tabla32.C3" office:value-type="string">
              <text:p text:style-name="P166">3</text:p>
            </table:table-cell>
            <table:table-cell table:style-name="Tabla32.B1" office:value-type="string">
              <text:p text:style-name="P245">8</text:p>
            </table:table-cell>
          </table:table-row>
          <table:table-row>
            <table:table-cell office:value-type="string">
              <text:p text:style-name="P175"/>
            </table:table-cell>
            <table:table-cell office:value-type="string">
              <text:p text:style-name="P237"/>
            </table:table-cell>
            <table:table-cell table:style-name="Tabla32.C3" office:value-type="string">
              <text:p text:style-name="P245"/>
            </table:table-cell>
            <table:table-cell office:value-type="string">
              <text:p text:style-name="P252">X</text:p>
            </table:table-cell>
          </table:table-row>
        </table:table>
        <text:p text:style-name="P127"><text:span text:style-name="T72">225</text:span><text:span text:style-name="T2">(10)</text:span> = <text:span text:style-name="T97">341</text:span><text:span text:style-name="T2">(8)</text:span></text:p>
        <table:table table:name="Tabla33" table:style-name="Tabla33">
          <table:table-column table:style-name="Tabla33.A" table:number-columns-repeated="2"/>
          <table:table-column table:style-name="Tabla33.C"/>
          <table:table-row>
            <table:table-cell office:value-type="string">
              <text:p text:style-name="P281">225</text:p>
            </table:table-cell>
            <table:table-cell table:style-name="Tabla33.B1" office:value-type="string">
              <text:p text:style-name="P258">16</text:p>
            </table:table-cell>
            <table:table-cell office:value-type="string">
              <text:p text:style-name="P229"/>
            </table:table-cell>
          </table:table-row>
          <table:table-row>
            <table:table-cell office:value-type="string">
              <text:p text:style-name="P203">1</text:p>
            </table:table-cell>
            <table:table-cell office:value-type="string">
              <text:p text:style-name="P166">1<text:span text:style-name="T99">4</text:span></text:p>
            </table:table-cell>
            <table:table-cell table:style-name="Tabla33.B1" office:value-type="string">
              <text:p text:style-name="P258">16</text:p>
            </table:table-cell>
          </table:table-row>
          <table:table-row>
            <table:table-cell office:value-type="string">
              <text:p text:style-name="P175"/>
            </table:table-cell>
            <table:table-cell office:value-type="string">
              <text:p text:style-name="P184"/>
            </table:table-cell>
            <table:table-cell table:style-name="Tabla33.C3" office:value-type="string">
              <text:p text:style-name="P210">X</text:p>
            </table:table-cell>
          </table:table-row>
        </table:table>
        <text:p text:style-name="P127"><text:span text:style-name="T72">225</text:span><text:span text:style-name="T2">(10)</text:span> = <text:span text:style-name="T99">E1</text:span><text:span text:style-name="T2">(16)</text:span></text:p>
        <text:p text:style-name="Horizontal_20_Line"/>
      </text:section>
      <text:section text:style-name="Sect2" text:name="Sección12">
        <text:p text:style-name="P131">2.1<text:span text:style-name="T98">)</text:span> <text:span text:style-name="T98">1000100</text:span><text:span text:style-name="T17">2</text:span></text:p>
        <table:table table:name="Tabla34" table:style-name="Tabla34">
          <table:table-column table:style-name="Tabla34.A" table:number-columns-repeated="7"/>
          <table:table-column table:style-name="Tabla34.H"/>
          <table:table-row>
            <table:table-cell office:value-type="string">
              <text:p text:style-name="P309">*64</text:p>
            </table:table-cell>
            <table:table-cell office:value-type="string">
              <text:p text:style-name="P309">*32</text:p>
            </table:table-cell>
            <table:table-cell office:value-type="string">
              <text:p text:style-name="P309">*16</text:p>
            </table:table-cell>
            <table:table-cell office:value-type="string">
              <text:p text:style-name="P309">*8</text:p>
            </table:table-cell>
            <table:table-cell office:value-type="string">
              <text:p text:style-name="P309">*4</text:p>
            </table:table-cell>
            <table:table-cell office:value-type="string">
              <text:p text:style-name="P309">*2</text:p>
            </table:table-cell>
            <table:table-cell office:value-type="string">
              <text:p text:style-name="P309">*1</text:p>
            </table:table-cell>
            <table:table-cell office:value-type="string">
              <text:p text:style-name="P288"/>
            </table:table-cell>
          </table:table-row>
          <table:table-row>
            <table:table-cell office:value-type="string">
              <text:p text:style-name="P288">1</text:p>
            </table:table-cell>
            <table:table-cell office:value-type="string">
              <text:p text:style-name="P288">0</text:p>
            </table:table-cell>
            <table:table-cell office:value-type="string">
              <text:p text:style-name="P288">0</text:p>
            </table:table-cell>
            <table:table-cell office:value-type="string">
              <text:p text:style-name="P288">0</text:p>
            </table:table-cell>
            <table:table-cell office:value-type="string">
              <text:p text:style-name="P288">1</text:p>
            </table:table-cell>
            <table:table-cell office:value-type="string">
              <text:p text:style-name="P288">0</text:p>
            </table:table-cell>
            <table:table-cell office:value-type="string">
              <text:p text:style-name="P288">0</text:p>
            </table:table-cell>
            <table:table-cell office:value-type="string">
              <text:p text:style-name="P302">68</text:p>
            </table:table-cell>
          </table:table-row>
        </table:table>
        <text:p text:style-name="P111"/>
        <text:p text:style-name="P132">2.2) 110<text:span text:style-name="T2">2</text:span></text:p>
        <table:table table:name="Tabla35" table:style-name="Tabla35">
          <table:table-column table:style-name="Tabla35.A" table:number-columns-repeated="3"/>
          <table:table-column table:style-name="Tabla35.D"/>
          <table:table-row>
            <table:table-cell office:value-type="string">
              <text:p text:style-name="P309">*4</text:p>
            </table:table-cell>
            <table:table-cell office:value-type="string">
              <text:p text:style-name="P309">*2</text:p>
            </table:table-cell>
            <table:table-cell office:value-type="string">
              <text:p text:style-name="P309">*1</text:p>
            </table:table-cell>
            <table:table-cell office:value-type="string">
              <text:p text:style-name="P309"/>
            </table:table-cell>
          </table:table-row>
          <table:table-row>
            <table:table-cell office:value-type="string">
              <text:p text:style-name="P288">1</text:p>
            </table:table-cell>
            <table:table-cell office:value-type="string">
              <text:p text:style-name="P288">1</text:p>
            </table:table-cell>
            <table:table-cell office:value-type="string">
              <text:p text:style-name="P288">0</text:p>
            </table:table-cell>
            <table:table-cell office:value-type="string">
              <text:p text:style-name="P302">6</text:p>
            </table:table-cell>
          </table:table-row>
        </table:table>
        <text:p text:style-name="P112"/>
        <text:p text:style-name="P132">2.3) 1110100<text:span text:style-name="T2">2</text:span></text:p>
        <table:table table:name="Tabla36" table:style-name="Tabla36">
          <table:table-column table:style-name="Tabla36.A" table:number-columns-repeated="7"/>
          <table:table-column table:style-name="Tabla36.H"/>
          <table:table-row>
            <table:table-cell office:value-type="string">
              <text:p text:style-name="P309">*64</text:p>
            </table:table-cell>
            <table:table-cell office:value-type="string">
              <text:p text:style-name="P309">*32</text:p>
            </table:table-cell>
            <table:table-cell office:value-type="string">
              <text:p text:style-name="P309">*16</text:p>
            </table:table-cell>
            <table:table-cell office:value-type="string">
              <text:p text:style-name="P309">*8</text:p>
            </table:table-cell>
            <table:table-cell office:value-type="string">
              <text:p text:style-name="P309">*4</text:p>
            </table:table-cell>
            <table:table-cell office:value-type="string">
              <text:p text:style-name="P309">*2</text:p>
            </table:table-cell>
            <table:table-cell office:value-type="string">
              <text:p text:style-name="P309">*1</text:p>
            </table:table-cell>
            <table:table-cell office:value-type="string">
              <text:p text:style-name="P309"/>
            </table:table-cell>
          </table:table-row>
          <table:table-row>
            <table:table-cell office:value-type="string">
              <text:p text:style-name="P288">1</text:p>
            </table:table-cell>
            <table:table-cell office:value-type="string">
              <text:p text:style-name="P288">1</text:p>
            </table:table-cell>
            <table:table-cell office:value-type="string">
              <text:p text:style-name="P288">1</text:p>
            </table:table-cell>
            <table:table-cell office:value-type="string">
              <text:p text:style-name="P288">0</text:p>
            </table:table-cell>
            <table:table-cell office:value-type="string">
              <text:p text:style-name="P288">1</text:p>
            </table:table-cell>
            <table:table-cell office:value-type="string">
              <text:p text:style-name="P288">0</text:p>
            </table:table-cell>
            <table:table-cell office:value-type="string">
              <text:p text:style-name="P288">0</text:p>
            </table:table-cell>
            <table:table-cell office:value-type="string">
              <text:p text:style-name="P302">116</text:p>
            </table:table-cell>
          </table:table-row>
        </table:table>
        <text:p text:style-name="P132">2.4) 111011<text:span text:style-name="T2">2</text:span></text:p>
        <table:table table:name="Tabla37" table:style-name="Tabla37">
          <table:table-column table:style-name="Tabla37.A" table:number-columns-repeated="6"/>
          <table:table-column table:style-name="Tabla37.G"/>
          <table:table-row>
            <table:table-cell office:value-type="string">
              <text:p text:style-name="P309">*32</text:p>
            </table:table-cell>
            <table:table-cell office:value-type="string">
              <text:p text:style-name="P309">*16</text:p>
            </table:table-cell>
            <table:table-cell office:value-type="string">
              <text:p text:style-name="P309">*8</text:p>
            </table:table-cell>
            <table:table-cell office:value-type="string">
              <text:p text:style-name="P309">*4</text:p>
            </table:table-cell>
            <table:table-cell office:value-type="string">
              <text:p text:style-name="P309">*2</text:p>
            </table:table-cell>
            <table:table-cell office:value-type="string">
              <text:p text:style-name="P309">*1</text:p>
            </table:table-cell>
            <table:table-cell office:value-type="string">
              <text:p text:style-name="P288"/>
            </table:table-cell>
          </table:table-row>
          <table:table-row>
            <table:table-cell office:value-type="string">
              <text:p text:style-name="P288">1</text:p>
            </table:table-cell>
            <table:table-cell office:value-type="string">
              <text:p text:style-name="P288">1</text:p>
            </table:table-cell>
            <table:table-cell office:value-type="string">
              <text:p text:style-name="P288">1</text:p>
            </table:table-cell>
            <table:table-cell office:value-type="string">
              <text:p text:style-name="P288">0</text:p>
            </table:table-cell>
            <table:table-cell office:value-type="string">
              <text:p text:style-name="P288">1</text:p>
            </table:table-cell>
            <table:table-cell office:value-type="string">
              <text:p text:style-name="P288">1</text:p>
            </table:table-cell>
            <table:table-cell office:value-type="string">
              <text:p text:style-name="P302">59</text:p>
            </table:table-cell>
          </table:table-row>
        </table:table>
        <text:p text:style-name="P113"/>
        <text:p text:style-name="P133">2.5) 11000111<text:span text:style-name="T2">2</text:span></text:p>
        <table:table table:name="Tabla38" table:style-name="Tabla38">
          <table:table-column table:style-name="Tabla38.A"/>
          <table:table-column table:style-name="Tabla38.B" table:number-columns-repeated="5"/>
          <table:table-column table:style-name="Tabla38.G"/>
          <table:table-column table:style-name="Tabla38.H"/>
          <table:table-column table:style-name="Tabla38.I"/>
          <table:table-row>
            <table:table-cell table:style-name="Tabla38.A1" office:value-type="string">
              <text:p text:style-name="P310">*128</text:p>
            </table:table-cell>
            <table:table-cell table:style-name="Tabla38.A1" office:value-type="string">
              <text:p text:style-name="P310">*64</text:p>
            </table:table-cell>
            <table:table-cell table:style-name="Tabla38.A1" office:value-type="string">
              <text:p text:style-name="P310">*32</text:p>
            </table:table-cell>
            <table:table-cell table:style-name="Tabla38.A1" office:value-type="string">
              <text:p text:style-name="P310">*16</text:p>
            </table:table-cell>
            <table:table-cell table:style-name="Tabla38.A1" office:value-type="string">
              <text:p text:style-name="P310">*8</text:p>
            </table:table-cell>
            <table:table-cell table:style-name="Tabla38.A1" office:value-type="string">
              <text:p text:style-name="P310">*4</text:p>
            </table:table-cell>
            <table:table-cell table:style-name="Tabla38.A1" office:value-type="string">
              <text:p text:style-name="P310">*2</text:p>
            </table:table-cell>
            <table:table-cell table:style-name="Tabla38.A1" office:value-type="string">
              <text:p text:style-name="P310">*1</text:p>
            </table:table-cell>
            <table:table-cell table:style-name="Tabla38.A1" office:value-type="string">
              <text:p text:style-name="P310"/>
            </table:table-cell>
          </table:table-row>
          <table:table-row>
            <table:table-cell table:style-name="Tabla38.A1" office:value-type="string">
              <text:p text:style-name="P289">1</text:p>
            </table:table-cell>
            <table:table-cell table:style-name="Tabla38.A1" office:value-type="string">
              <text:p text:style-name="P289">1</text:p>
            </table:table-cell>
            <table:table-cell table:style-name="Tabla38.A1" office:value-type="string">
              <text:p text:style-name="P289">0</text:p>
            </table:table-cell>
            <table:table-cell table:style-name="Tabla38.A1" office:value-type="string">
              <text:p text:style-name="P289">0</text:p>
            </table:table-cell>
            <table:table-cell table:style-name="Tabla38.A1" office:value-type="string">
              <text:p text:style-name="P289">0</text:p>
            </table:table-cell>
            <table:table-cell table:style-name="Tabla38.A1" office:value-type="string">
              <text:p text:style-name="P289">1</text:p>
            </table:table-cell>
            <table:table-cell table:style-name="Tabla38.A1" office:value-type="string">
              <text:p text:style-name="P289">1</text:p>
            </table:table-cell>
            <table:table-cell table:style-name="Tabla38.A1" office:value-type="string">
              <text:p text:style-name="P289">1</text:p>
            </table:table-cell>
            <table:table-cell table:style-name="Tabla38.A1" office:value-type="string">
              <text:p text:style-name="P303">199</text:p>
            </table:table-cell>
          </table:table-row>
        </table:table>
        <text:p text:style-name="P326"/>
        <text:p text:style-name="P151"/>
      </text:section>
      <text:section text:style-name="Sect2" text:name="Sección13">
        <text:p text:style-name="P134"><text:span text:style-name="T48"/></text:p>
        <text:p text:style-name="P149"><text:span text:style-name="T48">3.1) 144</text:span><text:span text:style-name="T8">8</text:span></text:p>
        <table:table table:name="Tabla39" table:style-name="Tabla39">
          <table:table-column table:style-name="Tabla39.A"/>
          <table:table-column table:style-name="Tabla39.B"/>
          <table:table-column table:style-name="Tabla39.A"/>
          <table:table-column table:style-name="Tabla39.B"/>
          <table:table-row>
            <table:table-cell table:style-name="Tabla39.A1" office:value-type="string">
              <text:p text:style-name="P295">1</text:p>
            </table:table-cell>
            <table:table-cell table:style-name="Tabla39.A1" office:value-type="string">
              <text:p text:style-name="P295">4</text:p>
            </table:table-cell>
            <table:table-cell table:style-name="Tabla39.A1" office:value-type="string">
              <text:p text:style-name="P295">4</text:p>
            </table:table-cell>
            <table:table-cell table:style-name="Tabla39.A1" office:value-type="string">
              <text:p text:style-name="P22"/>
            </table:table-cell>
          </table:table-row>
          <table:table-row>
            <table:table-cell table:style-name="Tabla39.A1" office:value-type="string">
              <text:p text:style-name="P293">*<text:span text:style-name="T101">8</text:span><text:span text:style-name="T26">2</text:span><text:span text:style-name="T101"> </text:span><text:span text:style-name="T26">=64</text:span></text:p>
            </table:table-cell>
            <table:table-cell table:style-name="Tabla39.A1" office:value-type="string">
              <text:p text:style-name="P291">*<text:span text:style-name="T101">8</text:span><text:span text:style-name="T26">1</text:span><text:span text:style-name="T101"> </text:span><text:span text:style-name="T26">=8</text:span></text:p>
            </table:table-cell>
            <table:table-cell table:style-name="Tabla39.A1" office:value-type="string">
              <text:p text:style-name="P22">*<text:span text:style-name="T101">8</text:span><text:span text:style-name="T26">0</text:span><text:span text:style-name="T101"> </text:span><text:span text:style-name="T26">=1</text:span></text:p>
            </table:table-cell>
            <table:table-cell table:style-name="Tabla39.A1" office:value-type="string">
              <text:p text:style-name="P295"/>
            </table:table-cell>
          </table:table-row>
          <table:table-row>
            <table:table-cell table:style-name="Tabla39.A1" office:value-type="string">
              <text:p text:style-name="P295">64</text:p>
            </table:table-cell>
            <table:table-cell table:style-name="Tabla39.A1" office:value-type="string">
              <text:p text:style-name="P295">32</text:p>
            </table:table-cell>
            <table:table-cell table:style-name="Tabla39.A1" office:value-type="string">
              <text:p text:style-name="P295">4</text:p>
            </table:table-cell>
            <table:table-cell table:style-name="Tabla39.A1" office:value-type="string">
              <text:p text:style-name="P304">100</text:p>
            </table:table-cell>
          </table:table-row>
        </table:table>
        <text:p text:style-name="P136"/>
        <text:p text:style-name="P141">3.2<text:span text:style-name="T101">)</text:span> 36<text:span text:style-name="T11">8</text:span></text:p>
        <table:table table:name="Tabla40" table:style-name="Tabla40">
          <table:table-column table:style-name="Tabla40.A"/>
          <table:table-column table:style-name="Tabla40.B"/>
          <table:table-column table:style-name="Tabla40.C"/>
          <table:table-row>
            <table:table-cell table:style-name="Tabla40.A1" office:value-type="string">
              <text:p text:style-name="P295">3</text:p>
            </table:table-cell>
            <table:table-cell table:style-name="Tabla40.A1" office:value-type="string">
              <text:p text:style-name="P295">2</text:p>
            </table:table-cell>
            <table:table-cell table:style-name="Tabla40.A1" office:value-type="string">
              <text:p text:style-name="P291"/>
            </table:table-cell>
          </table:table-row>
          <table:table-row>
            <table:table-cell table:style-name="Tabla40.A1" office:value-type="string">
              <text:p text:style-name="P291">*<text:span text:style-name="T101">(8</text:span><text:span text:style-name="T26">1</text:span><text:span text:style-name="T101">) </text:span><text:span text:style-name="T26">=8</text:span></text:p>
            </table:table-cell>
            <table:table-cell table:style-name="Tabla40.A1" office:value-type="string">
              <text:p text:style-name="P22">*<text:span text:style-name="T101">(8</text:span><text:span text:style-name="T26">0</text:span><text:span text:style-name="T101">) </text:span><text:span text:style-name="T26">=1</text:span></text:p>
            </table:table-cell>
            <table:table-cell table:style-name="Tabla40.A1" office:value-type="string">
              <text:p text:style-name="P295"/>
            </table:table-cell>
          </table:table-row>
          <table:table-row>
            <table:table-cell table:style-name="Tabla40.A1" office:value-type="string">
              <text:p text:style-name="P295">24</text:p>
            </table:table-cell>
            <table:table-cell table:style-name="Tabla40.A1" office:value-type="string">
              <text:p text:style-name="P295">2</text:p>
            </table:table-cell>
            <table:table-cell table:style-name="Tabla40.A1" office:value-type="string">
              <text:p text:style-name="P304">26</text:p>
            </table:table-cell>
          </table:table-row>
        </table:table>
        <text:p text:style-name="P137"/>
        <text:p text:style-name="P142">3.3<text:span text:style-name="T101">)</text:span> 764<text:span text:style-name="T11">8</text:span></text:p>
        <table:table table:name="Tabla41" table:style-name="Tabla41">
          <table:table-column table:style-name="Tabla41.A"/>
          <table:table-column table:style-name="Tabla41.B"/>
          <table:table-column table:style-name="Tabla41.A"/>
          <table:table-column table:style-name="Tabla41.B"/>
          <table:table-row>
            <table:table-cell table:style-name="Tabla41.A1" office:value-type="string">
              <text:p text:style-name="P298">7</text:p>
            </table:table-cell>
            <table:table-cell table:style-name="Tabla41.A1" office:value-type="string">
              <text:p text:style-name="P298">6</text:p>
            </table:table-cell>
            <table:table-cell table:style-name="Tabla41.A1" office:value-type="string">
              <text:p text:style-name="P296">4</text:p>
            </table:table-cell>
            <table:table-cell table:style-name="Tabla41.A1" office:value-type="string">
              <text:p text:style-name="P292"/>
            </table:table-cell>
          </table:table-row>
          <table:table-row>
            <table:table-cell table:style-name="Tabla41.A1" office:value-type="string">
              <text:p text:style-name="P291">*<text:span text:style-name="T101">8</text:span><text:span text:style-name="T26">2</text:span><text:span text:style-name="T101"> </text:span><text:span text:style-name="T26">=64</text:span></text:p>
            </table:table-cell>
            <table:table-cell table:style-name="Tabla41.A1" office:value-type="string">
              <text:p text:style-name="P291">*<text:span text:style-name="T101">8</text:span><text:span text:style-name="T26">1</text:span><text:span text:style-name="T101"> </text:span><text:span text:style-name="T26">=8</text:span></text:p>
            </table:table-cell>
            <table:table-cell table:style-name="Tabla41.A1" office:value-type="string">
              <text:p text:style-name="P22">*<text:span text:style-name="T101">8</text:span><text:span text:style-name="T26">0</text:span><text:span text:style-name="T101"> </text:span><text:span text:style-name="T26">=1</text:span></text:p>
            </table:table-cell>
            <table:table-cell table:style-name="Tabla41.A1" office:value-type="string">
              <text:p text:style-name="P295"/>
            </table:table-cell>
          </table:table-row>
          <table:table-row>
            <table:table-cell table:style-name="Tabla41.A1" office:value-type="string">
              <text:p text:style-name="P298">448</text:p>
            </table:table-cell>
            <table:table-cell table:style-name="Tabla41.A1" office:value-type="string">
              <text:p text:style-name="P298">48</text:p>
            </table:table-cell>
            <table:table-cell table:style-name="Tabla41.A1" office:value-type="string">
              <text:p text:style-name="P298">4</text:p>
            </table:table-cell>
            <table:table-cell table:style-name="Tabla41.A1" office:value-type="string">
              <text:p text:style-name="P305">500</text:p>
            </table:table-cell>
          </table:table-row>
        </table:table>
        <text:p text:style-name="P138"/>
        <text:p text:style-name="P143">3.4) 373<text:span text:style-name="T11">8</text:span></text:p>
        <table:table table:name="Tabla42" table:style-name="Tabla42">
          <table:table-column table:style-name="Tabla42.A"/>
          <table:table-column table:style-name="Tabla42.B"/>
          <table:table-column table:style-name="Tabla42.A"/>
          <table:table-column table:style-name="Tabla42.B"/>
          <table:table-row>
            <table:table-cell table:style-name="Tabla42.A1" office:value-type="string">
              <text:p text:style-name="P298">3</text:p>
            </table:table-cell>
            <table:table-cell table:style-name="Tabla42.A1" office:value-type="string">
              <text:p text:style-name="P298">7</text:p>
            </table:table-cell>
            <table:table-cell table:style-name="Tabla42.A1" office:value-type="string">
              <text:p text:style-name="P298">3</text:p>
            </table:table-cell>
            <table:table-cell table:style-name="Tabla42.A1" office:value-type="string">
              <text:p text:style-name="P292"/>
            </table:table-cell>
          </table:table-row>
          <table:table-row>
            <table:table-cell table:style-name="Tabla42.A1" office:value-type="string">
              <text:p text:style-name="P291">*<text:span text:style-name="T101">8</text:span><text:span text:style-name="T26">2</text:span><text:span text:style-name="T101"> </text:span><text:span text:style-name="T26">=64</text:span></text:p>
            </table:table-cell>
            <table:table-cell table:style-name="Tabla42.A1" office:value-type="string">
              <text:p text:style-name="P291">*<text:span text:style-name="T101">8</text:span><text:span text:style-name="T26">1</text:span><text:span text:style-name="T101"> </text:span><text:span text:style-name="T26">=8</text:span></text:p>
            </table:table-cell>
            <table:table-cell table:style-name="Tabla42.A1" office:value-type="string">
              <text:p text:style-name="P22">*<text:span text:style-name="T101">8</text:span><text:span text:style-name="T26">0</text:span><text:span text:style-name="T101"> </text:span><text:span text:style-name="T26">=1</text:span></text:p>
            </table:table-cell>
            <table:table-cell table:style-name="Tabla42.A1" office:value-type="string">
              <text:p text:style-name="P295"/>
            </table:table-cell>
          </table:table-row>
          <table:table-row>
            <table:table-cell table:style-name="Tabla42.A1" office:value-type="string">
              <text:p text:style-name="P298">192</text:p>
            </table:table-cell>
            <table:table-cell table:style-name="Tabla42.A1" office:value-type="string">
              <text:p text:style-name="P298">56</text:p>
            </table:table-cell>
            <table:table-cell table:style-name="Tabla42.A1" office:value-type="string">
              <text:p text:style-name="P298">3</text:p>
            </table:table-cell>
            <table:table-cell table:style-name="Tabla42.A1" office:value-type="string">
              <text:p text:style-name="P305">251</text:p>
            </table:table-cell>
          </table:table-row>
        </table:table>
        <text:p text:style-name="P138"/>
        <text:p text:style-name="P144">3.5<text:span text:style-name="T101">)</text:span> 127<text:span text:style-name="T11">8</text:span></text:p>
        <table:table table:name="Tabla49" table:style-name="Tabla49">
          <table:table-column table:style-name="Tabla49.A"/>
          <table:table-column table:style-name="Tabla49.B"/>
          <table:table-column table:style-name="Tabla49.C"/>
          <table:table-column table:style-name="Tabla49.B"/>
          <table:table-row>
            <table:table-cell table:style-name="Tabla49.A1" office:value-type="string">
              <text:p text:style-name="P299">1</text:p>
            </table:table-cell>
            <table:table-cell table:style-name="Tabla49.A1" office:value-type="string">
              <text:p text:style-name="P299">2</text:p>
            </table:table-cell>
            <table:table-cell table:style-name="Tabla49.A1" office:value-type="string">
              <text:p text:style-name="P299">7</text:p>
            </table:table-cell>
            <table:table-cell table:style-name="Tabla49.A1" office:value-type="string">
              <text:p text:style-name="P294"/>
            </table:table-cell>
          </table:table-row>
          <table:table-row>
            <table:table-cell table:style-name="Tabla49.A1" office:value-type="string">
              <text:p text:style-name="P294">*<text:span text:style-name="T101">8</text:span><text:span text:style-name="T26">2</text:span><text:span text:style-name="T101"> </text:span><text:span text:style-name="T26">=64</text:span></text:p>
            </table:table-cell>
            <table:table-cell table:style-name="Tabla49.A1" office:value-type="string">
              <text:p text:style-name="P294">*<text:span text:style-name="T101">8</text:span><text:span text:style-name="T26">1</text:span><text:span text:style-name="T101"> </text:span><text:span text:style-name="T26">=8</text:span></text:p>
            </table:table-cell>
            <table:table-cell table:style-name="Tabla49.A1" office:value-type="string">
              <text:p text:style-name="P294">*<text:span text:style-name="T101">8</text:span><text:span text:style-name="T26">0</text:span><text:span text:style-name="T101"> </text:span><text:span text:style-name="T26">=1</text:span></text:p>
            </table:table-cell>
            <table:table-cell table:style-name="Tabla49.A1" office:value-type="string">
              <text:p text:style-name="P297"/>
            </table:table-cell>
          </table:table-row>
          <table:table-row>
            <table:table-cell table:style-name="Tabla49.A1" office:value-type="string">
              <text:p text:style-name="P299">64</text:p>
            </table:table-cell>
            <table:table-cell table:style-name="Tabla49.A1" office:value-type="string">
              <text:p text:style-name="P299">16</text:p>
            </table:table-cell>
            <table:table-cell table:style-name="Tabla49.A1" office:value-type="string">
              <text:p text:style-name="P299">7</text:p>
            </table:table-cell>
            <table:table-cell table:style-name="Tabla49.A1" office:value-type="string">
              <text:p text:style-name="P306">87</text:p>
            </table:table-cell>
          </table:table-row>
        </table:table>
        <text:p text:style-name="P325"/>
        <text:p text:style-name="P155"/>
        <text:p text:style-name="P155"/>
      </text:section>
      <text:section text:style-name="Sect2" text:name="Sección14">
        <text:p text:style-name="P147"><text:span text:style-name="T48">4.1) A64</text:span><text:span text:style-name="T28">16</text:span></text:p>
        <table:table table:name="Tabla44" table:style-name="Tabla44">
          <table:table-column table:style-name="Tabla44.A"/>
          <table:table-column table:style-name="Tabla44.B"/>
          <table:table-column table:style-name="Tabla44.A"/>
          <table:table-column table:style-name="Tabla44.B"/>
          <table:table-row>
            <table:table-cell office:value-type="string">
              <text:p text:style-name="P300">10</text:p>
            </table:table-cell>
            <table:table-cell office:value-type="string">
              <text:p text:style-name="P300">6</text:p>
            </table:table-cell>
            <table:table-cell office:value-type="string">
              <text:p text:style-name="P300">4</text:p>
            </table:table-cell>
            <table:table-cell office:value-type="string">
              <text:p text:style-name="P22"/>
            </table:table-cell>
          </table:table-row>
          <table:table-row>
            <table:table-cell office:value-type="string">
              <text:p text:style-name="P293">*<text:span text:style-name="T102">16</text:span><text:span text:style-name="T26">2</text:span><text:span text:style-name="T101"> </text:span><text:span text:style-name="T26">=</text:span><text:span text:style-name="T27">256</text:span></text:p>
            </table:table-cell>
            <table:table-cell office:value-type="string">
              <text:p text:style-name="P293">*<text:span text:style-name="T102">16</text:span><text:span text:style-name="T27">1</text:span><text:span text:style-name="T102"> </text:span><text:span text:style-name="T26">=</text:span><text:span text:style-name="T27">16</text:span></text:p>
            </table:table-cell>
            <table:table-cell office:value-type="string">
              <text:p text:style-name="P293">*<text:span text:style-name="T102">16</text:span><text:span text:style-name="T27">0</text:span><text:span text:style-name="T101"> </text:span><text:span text:style-name="T26">=</text:span><text:span text:style-name="T27">1</text:span></text:p>
            </table:table-cell>
            <table:table-cell office:value-type="string">
              <text:p text:style-name="P22"/>
            </table:table-cell>
          </table:table-row>
          <table:table-row>
            <table:table-cell office:value-type="string">
              <text:p text:style-name="P300">2560</text:p>
            </table:table-cell>
            <table:table-cell office:value-type="string">
              <text:p text:style-name="P300">96</text:p>
            </table:table-cell>
            <table:table-cell office:value-type="string">
              <text:p text:style-name="P300">4</text:p>
            </table:table-cell>
            <table:table-cell office:value-type="string">
              <text:p text:style-name="P307">2660</text:p>
            </table:table-cell>
          </table:table-row>
        </table:table>
        <text:p text:style-name="P135"><text:span text:style-name="T22"/></text:p>
        <text:p text:style-name="P140">4.2) 21E<text:span text:style-name="T22">16</text:span></text:p>
        <table:table table:name="Tabla45" table:style-name="Tabla45">
          <table:table-column table:style-name="Tabla45.A"/>
          <table:table-column table:style-name="Tabla45.B"/>
          <table:table-column table:style-name="Tabla45.A"/>
          <table:table-column table:style-name="Tabla45.B"/>
          <table:table-row>
            <table:table-cell office:value-type="string">
              <text:p text:style-name="P300">2</text:p>
            </table:table-cell>
            <table:table-cell office:value-type="string">
              <text:p text:style-name="P300">1</text:p>
            </table:table-cell>
            <table:table-cell office:value-type="string">
              <text:p text:style-name="P300">14</text:p>
            </table:table-cell>
            <table:table-cell office:value-type="string">
              <text:p text:style-name="P293"/>
            </table:table-cell>
          </table:table-row>
          <table:table-row>
            <table:table-cell office:value-type="string">
              <text:p text:style-name="P293">*<text:span text:style-name="T102">16</text:span><text:span text:style-name="T26">2</text:span><text:span text:style-name="T101"> </text:span><text:span text:style-name="T26">=</text:span><text:span text:style-name="T27">256</text:span></text:p>
            </table:table-cell>
            <table:table-cell office:value-type="string">
              <text:p text:style-name="P293">*<text:span text:style-name="T102">16</text:span><text:span text:style-name="T27">1</text:span><text:span text:style-name="T102"> </text:span><text:span text:style-name="T26">=</text:span><text:span text:style-name="T27">16</text:span></text:p>
            </table:table-cell>
            <table:table-cell office:value-type="string">
              <text:p text:style-name="P293">*<text:span text:style-name="T102">16</text:span><text:span text:style-name="T27">0</text:span><text:span text:style-name="T101"> </text:span><text:span text:style-name="T26">=</text:span><text:span text:style-name="T27">1</text:span></text:p>
            </table:table-cell>
            <table:table-cell office:value-type="string">
              <text:p text:style-name="P293"/>
            </table:table-cell>
          </table:table-row>
          <table:table-row>
            <table:table-cell office:value-type="string">
              <text:p text:style-name="P300">512</text:p>
            </table:table-cell>
            <table:table-cell office:value-type="string">
              <text:p text:style-name="P300">16</text:p>
            </table:table-cell>
            <table:table-cell office:value-type="string">
              <text:p text:style-name="P300">14</text:p>
            </table:table-cell>
            <table:table-cell office:value-type="string">
              <text:p text:style-name="P307">542</text:p>
            </table:table-cell>
          </table:table-row>
        </table:table>
        <text:p text:style-name="P139"/>
        <text:p text:style-name="P145">4.3) 13F4<text:span text:style-name="T22">16</text:span></text:p>
        <table:table table:name="Tabla46" table:style-name="Tabla46">
          <table:table-column table:style-name="Tabla46.A" table:number-columns-repeated="2"/>
          <table:table-column table:style-name="Tabla46.C"/>
          <table:table-column table:style-name="Tabla46.A"/>
          <table:table-column table:style-name="Tabla46.C"/>
          <table:table-row>
            <table:table-cell table:style-name="Tabla46.A1" office:value-type="string">
              <text:p text:style-name="P300">1</text:p>
            </table:table-cell>
            <table:table-cell table:style-name="Tabla46.A1" office:value-type="string">
              <text:p text:style-name="P300">3</text:p>
            </table:table-cell>
            <table:table-cell table:style-name="Tabla46.A1" office:value-type="string">
              <text:p text:style-name="P300">15</text:p>
            </table:table-cell>
            <table:table-cell table:style-name="Tabla46.A1" office:value-type="string">
              <text:p text:style-name="P300">4</text:p>
            </table:table-cell>
            <table:table-cell table:style-name="Tabla46.A1" office:value-type="string">
              <text:p text:style-name="P293"/>
            </table:table-cell>
          </table:table-row>
          <table:table-row>
            <table:table-cell table:style-name="Tabla46.A1" office:value-type="string">
              <text:p text:style-name="P293">*<text:span text:style-name="T102">16</text:span><text:span text:style-name="T27">3</text:span><text:span text:style-name="T102"> </text:span><text:span text:style-name="T26">=</text:span><text:span text:style-name="T27">4096</text:span></text:p>
            </table:table-cell>
            <table:table-cell table:style-name="Tabla46.A1" office:value-type="string">
              <text:p text:style-name="P293">*<text:span text:style-name="T102">16</text:span><text:span text:style-name="T26">2</text:span><text:span text:style-name="T101"> </text:span><text:span text:style-name="T26">=</text:span><text:span text:style-name="T27">256</text:span></text:p>
            </table:table-cell>
            <table:table-cell table:style-name="Tabla46.A1" office:value-type="string">
              <text:p text:style-name="P293">*<text:span text:style-name="T102">16</text:span><text:span text:style-name="T27">1</text:span><text:span text:style-name="T102"> </text:span><text:span text:style-name="T26">=</text:span><text:span text:style-name="T27">16</text:span></text:p>
            </table:table-cell>
            <table:table-cell table:style-name="Tabla46.A1" office:value-type="string">
              <text:p text:style-name="P293">*<text:span text:style-name="T102">16</text:span><text:span text:style-name="T27">0</text:span><text:span text:style-name="T101"> </text:span><text:span text:style-name="T26">=</text:span><text:span text:style-name="T27">1</text:span></text:p>
            </table:table-cell>
            <table:table-cell table:style-name="Tabla46.A1" office:value-type="string">
              <text:p text:style-name="P293"/>
            </table:table-cell>
          </table:table-row>
          <table:table-row>
            <table:table-cell table:style-name="Tabla46.A1" office:value-type="string">
              <text:p text:style-name="P300">4096</text:p>
            </table:table-cell>
            <table:table-cell table:style-name="Tabla46.A1" office:value-type="string">
              <text:p text:style-name="P300">768</text:p>
            </table:table-cell>
            <table:table-cell table:style-name="Tabla46.A1" office:value-type="string">
              <text:p text:style-name="P300">240</text:p>
            </table:table-cell>
            <table:table-cell table:style-name="Tabla46.A1" office:value-type="string">
              <text:p text:style-name="P300">4</text:p>
            </table:table-cell>
            <table:table-cell table:style-name="Tabla46.A1" office:value-type="string">
              <text:p text:style-name="P307">5108</text:p>
            </table:table-cell>
          </table:table-row>
        </table:table>
        <text:p text:style-name="P145">4.4) FB1<text:span text:style-name="T22">16</text:span></text:p>
        <table:table table:name="Tabla47" table:style-name="Tabla47">
          <table:table-column table:style-name="Tabla47.A"/>
          <table:table-column table:style-name="Tabla47.B"/>
          <table:table-column table:style-name="Tabla47.A"/>
          <table:table-column table:style-name="Tabla47.B"/>
          <table:table-row>
            <table:table-cell office:value-type="string">
              <text:p text:style-name="P300">15</text:p>
            </table:table-cell>
            <table:table-cell office:value-type="string">
              <text:p text:style-name="P300">11</text:p>
            </table:table-cell>
            <table:table-cell office:value-type="string">
              <text:p text:style-name="P300">1</text:p>
            </table:table-cell>
            <table:table-cell office:value-type="string">
              <text:p text:style-name="P293"/>
            </table:table-cell>
          </table:table-row>
          <table:table-row>
            <table:table-cell office:value-type="string">
              <text:p text:style-name="P293">*<text:span text:style-name="T102">16</text:span><text:span text:style-name="T26">2</text:span><text:span text:style-name="T101"> </text:span><text:span text:style-name="T26">=</text:span><text:span text:style-name="T27">256</text:span></text:p>
            </table:table-cell>
            <table:table-cell office:value-type="string">
              <text:p text:style-name="P293">*<text:span text:style-name="T102">16</text:span><text:span text:style-name="T27">1</text:span><text:span text:style-name="T102"> </text:span><text:span text:style-name="T26">=</text:span><text:span text:style-name="T27">16</text:span></text:p>
            </table:table-cell>
            <table:table-cell office:value-type="string">
              <text:p text:style-name="P293">*<text:span text:style-name="T102">16</text:span><text:span text:style-name="T27">0</text:span><text:span text:style-name="T101"> </text:span><text:span text:style-name="T26">=</text:span><text:span text:style-name="T27">1</text:span></text:p>
            </table:table-cell>
            <table:table-cell office:value-type="string">
              <text:p text:style-name="P293"/>
            </table:table-cell>
          </table:table-row>
          <table:table-row>
            <table:table-cell office:value-type="string">
              <text:p text:style-name="P300">3840</text:p>
            </table:table-cell>
            <table:table-cell office:value-type="string">
              <text:p text:style-name="P300">176</text:p>
            </table:table-cell>
            <table:table-cell office:value-type="string">
              <text:p text:style-name="P300">1</text:p>
            </table:table-cell>
            <table:table-cell office:value-type="string">
              <text:p text:style-name="P307">4017</text:p>
            </table:table-cell>
          </table:table-row>
        </table:table>
        <text:p text:style-name="P139"/>
        <text:p text:style-name="P145">4.5) 23A<text:span text:style-name="T22">16</text:span></text:p>
        <table:table table:name="Tabla48" table:style-name="Tabla48">
          <table:table-column table:style-name="Tabla48.A"/>
          <table:table-column table:style-name="Tabla48.B"/>
          <table:table-column table:style-name="Tabla48.A"/>
          <table:table-column table:style-name="Tabla48.B"/>
          <table:table-row>
            <table:table-cell table:style-name="Tabla48.A1" office:value-type="string">
              <text:p text:style-name="P300">2</text:p>
            </table:table-cell>
            <table:table-cell table:style-name="Tabla48.A1" office:value-type="string">
              <text:p text:style-name="P300">3</text:p>
            </table:table-cell>
            <table:table-cell table:style-name="Tabla48.A1" office:value-type="string">
              <text:p text:style-name="P300">10</text:p>
            </table:table-cell>
            <table:table-cell table:style-name="Tabla48.A1" office:value-type="string">
              <text:p text:style-name="P293"/>
            </table:table-cell>
          </table:table-row>
          <table:table-row>
            <table:table-cell table:style-name="Tabla48.A1" office:value-type="string">
              <text:p text:style-name="P293">*<text:span text:style-name="T102">16</text:span><text:span text:style-name="T26">2</text:span><text:span text:style-name="T101"> </text:span><text:span text:style-name="T26">=</text:span><text:span text:style-name="T27">256</text:span></text:p>
            </table:table-cell>
            <table:table-cell table:style-name="Tabla48.A1" office:value-type="string">
              <text:p text:style-name="P293">*<text:span text:style-name="T102">16</text:span><text:span text:style-name="T27">1</text:span><text:span text:style-name="T102"> </text:span><text:span text:style-name="T26">=</text:span><text:span text:style-name="T27">16</text:span></text:p>
            </table:table-cell>
            <table:table-cell table:style-name="Tabla48.A1" office:value-type="string">
              <text:p text:style-name="P293">*<text:span text:style-name="T102">16</text:span><text:span text:style-name="T27">0</text:span><text:span text:style-name="T101"> </text:span><text:span text:style-name="T26">=</text:span><text:span text:style-name="T27">1</text:span></text:p>
            </table:table-cell>
            <table:table-cell table:style-name="Tabla48.A1" office:value-type="string">
              <text:p text:style-name="P293"/>
            </table:table-cell>
          </table:table-row>
          <table:table-row>
            <table:table-cell table:style-name="Tabla48.A1" office:value-type="string">
              <text:p text:style-name="P301">512</text:p>
            </table:table-cell>
            <table:table-cell table:style-name="Tabla48.A1" office:value-type="string">
              <text:p text:style-name="P301">48</text:p>
            </table:table-cell>
            <table:table-cell table:style-name="Tabla48.A1" office:value-type="string">
              <text:p text:style-name="P301">10</text:p>
            </table:table-cell>
            <table:table-cell table:style-name="Tabla48.A1" office:value-type="string">
              <text:p text:style-name="P308">570</text:p>
            </table:table-cell>
          </table:table-row>
        </table:table>
        <text:p text:style-name="P146"/>
        <text:p text:style-name="P146"/>
        <text:p text:style-name="P146"/>
        <text:p text:style-name="P14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AR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" style:family="paragraph">
      <style:paragraph-properties fo:orphans="2" fo:widows="2" style:text-autospace="none"/>
      <style:text-properties fo:color="#000000" style:font-name="Verdana" fo:font-family="Verdana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Verdana" style:font-family-complex="Verdana" style:font-family-generic-complex="swiss" style:font-pitch-complex="variable" style:font-size-complex="12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ulo1_5f_1" style:display-name="titulo1_1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AR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.499cm" loext:contextual-spacing="false" style:page-number="auto" fo:padding="0cm" fo:border="none" style:shadow="none" text:number-lines="false" text:line-number="0" style:writing-mode="lr-tb" style:join-border="false"/>
      <style:text-properties fo:font-size="6pt" style:font-size-asian="6pt" style:font-size-complex="6pt"/>
    </style:style>
    <style:style style:name="WW8Num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fo:language="en" fo:country="US" style:font-size-asian="10pt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0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9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50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5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5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5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5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>
      <style:text-properties style:font-name="Droid Sans" fo:font-family="'Droid Sans'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post-content" style:family="text" style:parent-style-name="Fuente_20_de_20_párrafo_20_predeter."/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4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4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4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5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5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5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6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6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6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7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7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7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8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8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8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9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9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9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0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0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1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1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1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2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2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2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3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3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3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4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4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4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5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5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6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6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7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7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7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8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8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8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9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9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9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0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0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0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1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1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1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2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2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2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3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3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3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4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4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4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5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5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5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6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6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6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7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7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7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8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8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8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9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9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9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9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9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9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0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0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0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1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1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1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1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1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2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2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2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3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3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3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4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4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4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5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5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5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6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6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6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6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6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7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7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7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7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7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8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8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8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8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8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9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9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9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9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9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0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40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4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0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40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4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0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40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41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4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41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4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1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41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2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42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4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2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42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4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2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42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43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4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43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4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43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bullet text:level="1" text:style-name="WW8Num4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4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44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4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4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44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4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4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44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bullet text:level="1" text:style-name="WW8Num4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5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45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4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5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45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4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5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45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46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4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6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46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4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6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46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>
      <text:list-level-style-bullet text:level="1" text:style-name="WW8Num4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7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47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4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7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47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4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7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47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48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4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8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48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4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8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48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>
      <text:list-level-style-bullet text:level="1" text:style-name="WW8Num4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9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49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4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9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49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4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9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49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>
      <text:list-level-style-bullet text:level="1" text:style-name="WW8Num5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0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50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5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0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50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5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0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50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>
      <text:list-level-style-bullet text:level="1" text:style-name="WW8Num5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1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51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5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51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5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1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51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>
      <text:list-level-style-bullet text:level="1" text:style-name="WW8Num5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2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52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5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2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52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5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2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52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>
      <text:list-level-style-bullet text:level="1" text:style-name="WW8Num5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53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5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53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5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53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>
      <text:list-level-style-bullet text:level="1" text:style-name="WW8Num5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4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54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5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4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54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5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4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54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>
      <text:list-level-style-bullet text:level="1" text:style-name="WW8Num5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5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55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5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5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55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5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5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55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>
      <text:list-level-style-bullet text:level="1" text:style-name="WW8Num5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56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5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6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56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5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6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56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2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212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volución de las PC</dc:title>
    <meta:initial-creator>nc</meta:initial-creator>
    <meta:creation-date>2011-08-14T13:26:00</meta:creation-date>
    <dc:date>2017-09-28T21:40:15.142406152</dc:date>
    <meta:editing-cycles>172</meta:editing-cycles>
    <meta:editing-duration>PT10H7M1S</meta:editing-duration>
    <meta:generator>LibreOffice/5.3.6.1$Linux_X86_64 LibreOffice_project/30$Build-1</meta:generator>
    <meta:document-statistic meta:table-count="49" meta:image-count="0" meta:object-count="0" meta:page-count="7" meta:paragraph-count="692" meta:word-count="1220" meta:character-count="4599" meta:non-whitespace-character-count="4077"/>
  </office:meta>
</office:document-meta>
</file>